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28cm"/>
    </style:style>
    <style:style style:name="co2" style:family="table-column">
      <style:table-column-properties fo:break-before="auto" style:column-width="9.065cm"/>
    </style:style>
    <style:style style:name="co3" style:family="table-column">
      <style:table-column-properties fo:break-before="auto" style:column-width="7.474cm"/>
    </style:style>
    <style:style style:name="co4" style:family="table-column">
      <style:table-column-properties fo:break-before="auto" style:column-width="3.627cm"/>
    </style:style>
    <style:style style:name="co5" style:family="table-column">
      <style:table-column-properties fo:break-before="auto" style:column-width="6.369cm"/>
    </style:style>
    <style:style style:name="co6" style:family="table-column">
      <style:table-column-properties fo:break-before="auto" style:column-width="4.239cm"/>
    </style:style>
    <style:style style:name="co7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7.375cm"/>
    </style:style>
    <style:style style:name="co10" style:family="table-column">
      <style:table-column-properties fo:break-before="auto" style:column-width="8.207cm"/>
    </style:style>
    <style:style style:name="co11" style:family="table-column">
      <style:table-column-properties fo:break-before="auto" style:column-width="11.294cm"/>
    </style:style>
    <style:style style:name="co12" style:family="table-column">
      <style:table-column-properties fo:break-before="auto" style:column-width="7.719cm"/>
    </style:style>
    <style:style style:name="co17" style:family="table-column">
      <style:table-column-properties fo:break-before="auto" style:column-width="5.415cm"/>
    </style:style>
    <style:style style:name="co18" style:family="table-column">
      <style:table-column-properties fo:break-before="auto" style:column-width="7.447cm"/>
    </style:style>
    <style:style style:name="co19" style:family="table-column">
      <style:table-column-properties fo:break-before="auto" style:column-width="7.4cm"/>
    </style:style>
    <style:style style:name="co20" style:family="table-column">
      <style:table-column-properties fo:break-before="auto" style:column-width="7.62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7.251cm"/>
    </style:style>
    <style:style style:name="co23" style:family="table-column">
      <style:table-column-properties fo:break-before="auto" style:column-width="9.015cm"/>
    </style:style>
    <style:style style:name="co24" style:family="table-column">
      <style:table-column-properties fo:break-before="auto" style:column-width="13.548cm"/>
    </style:style>
    <style:style style:name="co25" style:family="table-column">
      <style:table-column-properties fo:break-before="auto" style:column-width="6.9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1.976cm" fo:break-before="auto" style:use-optimal-row-height="false"/>
    </style:style>
    <style:style style:name="ro7" style:family="table-row">
      <style:table-row-properties style:row-height="1.741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3.016cm" fo:break-before="auto" style:use-optimal-row-height="true"/>
    </style:style>
    <style:style style:name="ro15" style:family="table-row">
      <style:table-row-properties style:row-height="3.866cm" fo:break-before="auto" style:use-optimal-row-height="true"/>
    </style:style>
    <style:style style:name="ro8" style:family="table-row">
      <style:table-row-properties style:row-height="2.166cm" fo:break-before="auto" style:use-optimal-row-height="true"/>
    </style:style>
    <style:style style:name="ro11" style:family="table-row">
      <style:table-row-properties style:row-height="4.292cm" fo:break-before="auto" style:use-optimal-row-height="true"/>
    </style:style>
    <style:style style:name="ro16" style:family="table-row">
      <style:table-row-properties style:row-height="2.591cm" fo:break-before="auto" style:use-optimal-row-height="true"/>
    </style:style>
    <style:style style:name="ro17" style:family="table-row">
      <style:table-row-properties style:row-height="1.323cm" fo:break-before="auto" style:use-optimal-row-height="false"/>
    </style:style>
    <style:style style:name="ro18" style:family="table-row">
      <style:table-row-properties style:row-height="2.487cm" fo:break-before="auto" style:use-optimal-row-height="false"/>
    </style:style>
    <style:style style:name="ta1" style:family="table" style:master-page-name="PageStyle_5f_Library_20_Copyrightable_20_LGPL2_2b_MPL2_20_">
      <style:table-properties table:display="true" style:writing-mode="lr-tb"/>
    </style:style>
    <style:style style:name="ta2" style:family="table" style:master-page-name="PageStyle_5f_Matthias_20_Brinke_20_contributions">
      <style:table-properties table:display="true" style:writing-mode="lr-tb"/>
    </style:style>
    <style:style style:name="ta4" style:family="table" style:master-page-name="PageStyle_5f_No_20_explicit_20_consent_20_demanded">
      <style:table-properties table:display="true" style:writing-mode="lr-tb"/>
    </style:style>
    <style:style style:name="ta5" style:family="table" style:master-page-name="PageStyle_5f_Palmer_20_Zent_20_Contributions">
      <style:table-properties table:display="true" style:writing-mode="lr-tb"/>
    </style:style>
    <style:style style:name="ce7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99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brary Copyrightable LGPL2+MPL2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8" office:value-type="string" calcext:value-type="string">
            <text:p>Name</text:p>
          </table:table-cell>
          <table:table-cell table:style-name="ce42" office:value-type="string" calcext:value-type="string">
            <text:p>Single Commits</text:p>
          </table:table-cell>
          <table:table-cell table:style-name="ce44" office:value-type="string" calcext:value-type="string">
            <text:p>Main contributions</text:p>
          </table:table-cell>
          <table:table-cell table:style-name="ce42" office:value-type="string" calcext:value-type="string">
            <text:p>Status</text:p>
          </table:table-cell>
          <table:table-cell table:style-name="ce50" office:value-type="string" calcext:value-type="string">
            <text:p>Action</text:p>
          </table:table-cell>
          <table:table-cell/>
          <table:table-cell table:style-name="ce54" office:value-type="string" calcext:value-type="string">
            <text:p>% Permissions Received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Dominik Seichter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Main developer and maintainer until 2022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/>
          <table:table-cell table:style-name="ce55" table:formula="of:=COUNTIF([.D2:.D21]; &quot;Permission received&quot;) / COUNTA([.D2:.D21]) * 100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39" office:value-type="string" calcext:value-type="string">
            <text:p>Leonard Rosenthol</text:p>
          </table:table-cell>
          <table:table-cell table:style-name="ce40" office:value-type="string" calcext:value-type="string">
            <text:p>53517141ca4a5d3491092d531597f8483f09373f</text:p>
            <text:p>f63625fc8b079226e82d68e82d245e7c9a438136</text:p>
            <text:p>e8f5b1c0fe69de026a7acc955275a0831648c701</text:p>
            <text:p>7abd30d68e03bde9d095770ba144513eb92d7a26</text:p>
            <text:p>350bfb439100484c7b32cc36ac9f3002679b1249</text:p>
            <text:p>6cb026677ec78d503f9df983cbe684e6e8ac8e83</text:p>
            <text:p>79479f7cbf0b5219857b6317db24b3fd5c52c627</text:p>
            <text:p>0d836687358ca333d3ca46d8056c148f2954a6e8</text:p>
            <text:p>dee38c5085a6d6cacc291ebd58021c04cafcad0d</text:p>
            <text:p>2b3a73eaad7aee2c853f10fc83c6ea18189fd1cd</text:p>
            <text:p>4029082b5317d5a2526ba03bb7a3954795a716a4</text:p>
            <text:p>fabd153567a4a8dcf5be71e41a3856efa5d0fd8a</text:p>
            <text:p>fc64ac386561717f9f776d86d83e92a329833f1c</text:p>
            <text:p>838bd189530ff7183cb645493b3a13c975d8d499</text:p>
            <text:p>39311d43e727938bf9a8f348afabc30804212cdf</text:p>
            <text:p>f8659e99d26bc35f6fce78039fc71fd5cea0c419</text:p>
            <text:p>a9cfaab7579632fdab6d39a356b02e6429501727</text:p>
            <text:p>39e6658428f94311d00f80a72c3f12b37929e087</text:p>
            <text:p>4afff5c2e50ce9ce6c4b61a9c1a165c1b2580cb4</text:p>
            <text:p>d63d4672a0c9bd3c094044bc77e01ed2a3174ceb</text:p>
            <text:p>a0db074010931b59f40171eb44f784132281c30f</text:p>
            <text:p>ad91564ab20ecfcb0e4a6754721d46054e42fabc</text:p>
            <text:p>569e5812e51c941216b0587334006f2bf3b00e04</text:p>
            <text:p>1e12e3754791997991b600b7078301648a58f97c</text:p>
            <text:p>ecf58241de878bb2dfe49fb9439bf0385bb737e9</text:p>
            <text:p>7c1eef451c09006233ad9df01f51bb9317972048</text:p>
            <text:p>b49ea22a6a264606ce5371ba3b43755ee5edfd7d</text:p>
            <text:p>10bbd0840a52fc6f322cc5d7ab9c83693412afa6</text:p>
            <text:p>ffa8817bd0df230bf681f1f4111e16b55e4b3d68</text:p>
            <text:p>9f1e97b5666bceb552dc32962c72adebebb70a8d</text:p>
            <text:p>20cde680ca7e74d4dedb5efb031b8534d2b6fe61</text:p>
            <text:p>64f657dec9992c0f68a5bed271385ccc06fe4ce8</text:p>
            <text:p>0c9a114bac17b0fae9cdb068d8200a98368f2ed4</text:p>
            <text:p>49c950548856e22d714a92abb8d7b134a89c5a0c</text:p>
            <text:p>07a87ab2a79f8869b04f516d921b715fe8a27bdb</text:p>
            <text:p>87b07fecb2be46f1494acacacfc5ac9fcb3c6677</text:p>
            <text:p>611f64d12bfc44ad4fdcbeae1e94fd4c0684f894</text:p>
            <text:p>502341f3934746e90d29353ec1ff2ecc66cd2b57</text:p>
            <text:p>299ffe09d007c4f9d89796b1f3a982a90a48609a</text:p>
            <text:p>185ee52c088c5090b5914976b0d59d5ffb9814ce</text:p>
            <text:p>f6dfd3149831d5ed0b1a7d58d65d9367a049dde4</text:p>
            <text:p>4dd75fb8d24bcbb3bc288b7e7e7896bda4756961</text:p>
            <text:p>f6c1ac55b524875a0515ef586a6a839b7e142af0</text:p>
            <text:p>37c06ed2e47a10d6091254c44180e4c8f8b99b93</text:p>
            <text:p>44af2f862cfcfa1302e0748ce2bb06f1d54bdcb9</text:p>
            <text:p>72c4cef442368e50eab4045126f6cf1661f3ddc4</text:p>
            <text:p>cee1c86db37654f571d1a6f4c5ad4d83f7a940f1</text:p>
            <text:p>ab457e964b3862c0eb69ef437d67da6accfa8fe6</text:p>
            <text:p>45444dbb22924af519968b8b227e6beb396b0149</text:p>
            <text:p>7e8bc64fa6d3ea660c7b763ab43e06d8ccd46082</text:p>
            <text:p>042188bd8f15f98a3499e713033c7c9e83290ab6</text:p>
            <text:p>9c63bd71901a400f2ceb6b741a3adca6774d7cf1</text:p>
            <text:p>4c0ca795123925de1930e704cf9c041bbf335c1a</text:p>
            <text:p>ef29c782b68606c9cd48c9eeb1c807d02790af4f</text:p>
            <text:p>c836a8df94d40e16cad94ebd74b9bb2aceb4448a</text:p>
            <text:p>fe7b37f8ff550e2e2c8e40ed25f4cb7e92cc7a71</text:p>
          </table:table-cell>
          <table:table-cell table:style-name="ce45" office:value-type="string" calcext:value-type="string">
            <text:p>Initial Windows port, early maintenance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39" office:value-type="string" calcext:value-type="string">
            <text:p>Craig Ringer</text:p>
          </table:table-cell>
          <table:table-cell table:style-name="ce40" office:value-type="string" calcext:value-type="string">
            <text:p>eef610aa71b6bb434c2ed11677f9913c810c0f9f</text:p>
            <text:p>a446549a4267bf848a69c8c970c3508f45b89839</text:p>
            <text:p>af7275b2f1bfea57c90e9ae4bf67122cebdfb68d</text:p>
            <text:p>1f0853b93d8aee89bf201f4bd2a1cd0126417431</text:p>
            <text:p>62f9d65fcfd77aba709572c9626ba432fbc32946</text:p>
            <text:p>dd65ea30557fe825acb53a7508eedcc0d3ce9e21</text:p>
            <text:p>9f44dde272262f11c1c6c753c37b7710a7b3d6c5</text:p>
            <text:p>528c3019e0407e1158998c4a933225a8170338c8</text:p>
            <text:p>8a920cc01f63f49db9bfd5f131bc350baa3836be</text:p>
            <text:p>738139e33818d14252119f60acef14af11a519e7</text:p>
            <text:p>40b2492584be9d3f2fe5124ecb5c8861a26720a5</text:p>
            <text:p>5814b1777247a3485448261de75f11514927361a</text:p>
            <text:p>287c348db174579c318e2e152ffa6bc3a4cf1641</text:p>
            <text:p>4c812fafe6c7996dc7081a5dbe31e99cb8183929</text:p>
            <text:p>f7504540746fc9ff217797423d339b60b603939d</text:p>
            <text:p>223f00bc14c7d23abb696fb60ef95043723ad883</text:p>
            <text:p>9f13831e4352e4ee333dbf249bacd8b6fbd38ca6</text:p>
            <text:p>5a45943277217e9298558c9434b83ef396719191</text:p>
            <text:p>71d8085532ea0efda957665c9658e34da1646d6f</text:p>
            <text:p>7e3239abf0209957444e4c3ae610453e24b2064a</text:p>
            <text:p>41668ce52fbccea76e8c8f0ed86c76c340e38c76</text:p>
            <text:p>00e4e0056d72ed9328422d75b2747dcebd565433</text:p>
            <text:p>106f2db32ec9f60f6b62c845f11bb022fe1f760a</text:p>
            <text:p>fcbb69a556d511b731a8fb61e3a6e03bb2f3ecb4</text:p>
            <text:p>c3092a3c6f3bbb072d4cad3ee7f204d9e25049ce</text:p>
            <text:p>3074e5fd861db81cb005c26da9d6c4046b5ff07f</text:p>
            <text:p>142bd0ace25085997e3b391699f481989d2894e4</text:p>
            <text:p>4d62da90763a4a05e096f0516fcc5df7e43b7d85</text:p>
            <text:p>3cbefdc64ae51d6c86c20e6761556a3f5330286a</text:p>
            <text:p>17d740fdcf4ccea709969c737dd01d17e4ce7365</text:p>
            <text:p>78a6c2ef892e71e408f1f2b3e1552f5531ea704a</text:p>
            <text:p>4075d942fb0e8d908774b8333f830121f69ae884</text:p>
            <text:p>968aac53909a830647cc520f110ebbb7ce815289</text:p>
            <text:p>fde56e22b59c72b4ef05fffeb10e6066193fcecf</text:p>
            <text:p>50014cfe2b43da1823c5a98f8ae9d2511d6cbce9</text:p>
            <text:p>25838fe05407f6f608ef8011b6e8f80c539c9ca5</text:p>
            <text:p>810cec40e9214d751d5d706b8c1866ac22cea0ae</text:p>
            <text:p>a9a31664265cdc93098075ba9094d6345a77d9f3</text:p>
            <text:p>f866902e02ccbc3acbb02dd6deab314c3b3ddbb1</text:p>
            <text:p>5c6063f32f2360f298c152875894c8438ade651a</text:p>
            <text:p>22a9b3026bb56e5a639ae0322aecb3da1ef16fe6</text:p>
            <text:p>a6348ad7502f014a9360a313d29ce330d11a2f76</text:p>
            <text:p>a0750587e134154db7d5543d442d832ce1ad4df7</text:p>
            <text:p>e03bd6fe00f6f4662b3b948c9e76d9d5cfb4775f</text:p>
            <text:p>a81e0911de7bd05700582109560b7b7fe328d787</text:p>
            <text:p>b9963a474c8adabbfd716a04050d9c5393fde930</text:p>
            <text:p>2927a7550d26a70b106beaa0283a67c8af2c9f3c</text:p>
            <text:p>65e60156e3dad9e3994aa22ec16f426bdc05ad92</text:p>
            <text:p>08913b71ac48839608a53d35352b310df3b1107f</text:p>
            <text:p>c9a24f5847724f3f61dcd608242708979bf1d3e4</text:p>
            <text:p>dcec83a0f57d6c8ca0ea2ebf773130ad412436e7</text:p>
            <text:p>86c3dabcff90f51c026996ef8e70be1b7c3c474d</text:p>
            <text:p>9c8b448e47f6930f50fb713e5a8a59beabd7763e</text:p>
            <text:p>76334f9ed900e59d4113fb10dfaab9e3398fbaf3</text:p>
            <text:p>dd2a200a359bd384e7c1ffb6094d7047070fcfb6</text:p>
            <text:p>6290b60b3d77bc3de4e3f13cb6449994010702d8</text:p>
            <text:p>6531cfca64bfdd6feb219bee850fd1fa94cce7b1</text:p>
            <text:p>24e8daa284c6ed5740f34886294085cdcbcd7be1</text:p>
            <text:p>f857ea6eb09a17ca20ee42423e2d81420716689e</text:p>
            <text:p>1467b2ffa346e5f93fedc84b853e2a27e2a1de9c</text:p>
            <text:p>7c23fca9d390a256d11736d7c3282539c700b788</text:p>
            <text:p>d8794cf74487730c39c286b45564e36559643772</text:p>
            <text:p>e6f2a752a178b8226c2472b7e9e7eca10bca0701</text:p>
            <text:p>d7761a074add786f505982b86d3ee075f30c1a29</text:p>
            <text:p>03b1e7ee89ca559b5ccab6d2c700b719324a7432</text:p>
            <text:p>766555b681c77558cf2317e39ef4245dc353fd8d</text:p>
            <text:p>dac6357d06cb7fac9a40a88b57e2009b275fb679</text:p>
            <text:p>0c46c247f5cf30e240794ca6148d30819cda004f</text:p>
            <text:p>2309d189ad72593d0927cb54b6db4a627bf00e2e</text:p>
            <text:p>4b27f78373c46348daa34be6089cbef4f5fa3678</text:p>
            <text:p>810595aa50cc7def1766be0d32b9543103f0fe2c</text:p>
            <text:p>a43bced821ea4f48c277aa836a1298166d30072b</text:p>
            <text:p>3903e3f6f4148440d94bccb55f902a720f4c42ca</text:p>
            <text:p>1f549640c3314bfa566f0fdd9ffdeb305c06e58f</text:p>
            <text:p>2a416abcc2f79ce34f381d52a02e7131f6625191</text:p>
            <text:p>5e647af2df9b24616aabf8fbda50ddabea738c6c</text:p>
            <text:p>fcfa99743bd64cf651eba3ac940b66d61d1d4dc1</text:p>
            <text:p>e7d315202e90a0e32c93f69bd21f9ef0b7a1ba0e</text:p>
            <text:p>b4272cff5573ec0ae32aeb76ed7dda80c0cd6727</text:p>
            <text:p>297c5a824fa625a8cf1a9966fab40a04545de175</text:p>
            <text:p>d93bf881b0ad56df8852137c55fbd34c472bfe00</text:p>
            <text:p>d49db451711e315587b08b07e6c206a72cfa2d9a</text:p>
            <text:p>c618ea1a0ad688ad607ea328ad72f1472a890ecf</text:p>
            <text:p>198ae2520dcf119a914e451b990f9a3c5bd517a9</text:p>
            <text:p>7776563deeb3467591b9cec9adaf844482cb8585</text:p>
            <text:p>58729c9b01f6f51f4a0257ed6af0015101ee03f4</text:p>
            <text:p>703d0513d4cdac469b0a8c3e74e8baafa7ce60d8</text:p>
            <text:p>0e9251507f78e57608e10c8bbb4c6ade2ab336b9</text:p>
            <text:p>77d7d3ed1a4382702f4be44011dcb63439c3def4</text:p>
            <text:p>f9795dd2b15b510127b1ec03596b9f018b7bd271</text:p>
            <text:p>73998c2f890b1477e7e902b91a2b9de04aadc82b</text:p>
            <text:p>190cf2dc55b4002af961b1b146a962a76d6e2553</text:p>
            <text:p>de14377975efc36e139225da011595e2c7a93bf3</text:p>
            <text:p>29a61ac91e6b036390067503b03b112771c7395f</text:p>
            <text:p>5da6c117eba1adea5d0e2bfcc02625fd0112216d</text:p>
            <text:p>9132e6749e5dd98f844f5795e14fdc2f679bc855</text:p>
            <text:p>950e089e214579a2e6544a73963eaf553113b611</text:p>
            <text:p>57115d737002487c1574fb3797ad890a1509f14d</text:p>
            <text:p>30d2592675dbeea1ec12583824c43139f97da037</text:p>
            <text:p>50166ca203de8ab3888cbf9c710ca378707e8e43</text:p>
            <text:p>30727bdf389d95e23bb41714f39747428bbfbafa</text:p>
            <text:p>060e7632cbc113fc9ec6f533a003077da2440ee5</text:p>
            <text:p>ff25af67c2f34adfab324aeb1cd1ea3340271af1</text:p>
            <text:p>df25f39402368a28496ce91531ec4460bbf1e8f1</text:p>
            <text:p>9b8e69fa28a295ba97213c764c16b0aba23655ee</text:p>
            <text:p>410faded96a1ceb684a15f05c3a243a41dc40378</text:p>
            <text:p>ebf16457ef0c0c145e9a96aa39f76aef985bdfbc</text:p>
            <text:p>c1e0765bf93aa498b1adcf44f1d49f27c866f1e9</text:p>
            <text:p>be318b8af41ec34af7581949ae8292777f0aff98</text:p>
            <text:p>f21935ed863ce1c9a236bab33c7b3adb8c8a0bf4</text:p>
            <text:p>713a696240c1903e7b1b0453e899ce4c2f2704e3</text:p>
            <text:p>c28a1ab5425ce1aa490061f869265a339e48c9f6</text:p>
            <text:p>86da8294b1ef3e87c21081f37935bcad6f7c8d8f</text:p>
            <text:p>d6953eecef236073bd780d966217faf283d608c8</text:p>
            <text:p>7bf46d1ceff1ed809072c0164b1f200fa80c35c7</text:p>
            <text:p>f860409e40b879c763669c02d563a8bf8219adaa</text:p>
            <text:p>a82e712aa935b750cc6e9e57cf21385ad354847b</text:p>
            <text:p>b0ce8391b37757da95fa2851439b62a0b188e04b</text:p>
            <text:p>d0e0fac76180f2455a678b2c9e6d9f3dd4192824</text:p>
            <text:p>6fb6bf81969f0edfc5fdd5556b42dadc81f4f0bf</text:p>
            <text:p>999cbdda50182b87d87b569f47e23755aa7074ae</text:p>
            <text:p>a2ced0991d3cd1fe9981a0e45c01a0c298838280</text:p>
            <text:p>5bd9cc8532acc6ef1ef3a3d3d85dfadd52179e56</text:p>
            <text:p>9d9ebc9edaca985a238b72bde8c3b69ec1bb9710</text:p>
            <text:p>ac8b16a47feca1a15d7f4438fafbadee79aa1bc4</text:p>
            <text:p>f852a3959233483b07c2b2109c307ba3c98636c5</text:p>
            <text:p>825bb316886caac349df64db50b2c41e6bea5465</text:p>
            <text:p>004b5f930b6b975a10f23cbd28a62c8fe539f749</text:p>
            <text:p>317d3d01a13a8e4ba96d294ef7d1faef1bd9e7d6</text:p>
            <text:p>3a2631d2ffe718887a584f3bc678a8eb1643fbd2</text:p>
            <text:p>2c081cdc29d8d12478bd7410af2dbc3a84c1b42b</text:p>
            <text:p>a3563c7f9ff4eadec71a51c96c98b3a37c9055b2</text:p>
            <text:p>1aa9488b758ba7edd5f808cc0d6e5e567ce273bd</text:p>
            <text:p>6d8d977977ed542536187ed88c8e8890ac9a48c1</text:p>
            <text:p>f469fd28691c34d71773595116a6209aca6b21f3</text:p>
            <text:p>1a47f17c8d03f57fe918c226ca7b33bc63c3b601</text:p>
            <text:p>26b7fa9203601c95d52d0362c6fd23df08f5bc17</text:p>
            <text:p>77816b1026c8c3e68e447f3154a8113286e06e1a</text:p>
            <text:p>f4410e2abddfb21814b46fb58251160e3ea265d9</text:p>
            <text:p>337fff3cff31612cc3fb399062b9120fb297e3b4</text:p>
            <text:p>d0e4e734d150e35b79f0f6792fa5f7fe23dac962</text:p>
            <text:p>d944e6ccfc092b039e5449402eacd6b0a7eb10c4</text:p>
            <text:p>657bc299039fa7f44b170192f635efc043a4fc8c</text:p>
            <text:p>d4cc898bd9a6fb1a84224f18f4d1a598fc57abef</text:p>
            <text:p>1726b48d091b5d3eab322f3cfa0243cd23b17f06</text:p>
            <text:p>583286efc0665b95102c8a14f61308bda19c274e</text:p>
            <text:p>eb7235734da439d3a08eb4f72bf191120e312451</text:p>
            <text:p>b9f8498d126fa1016849e5ce9d7133db6c7834fb</text:p>
            <text:p>b26170faa29a2860b9e7184ce2c1b236bf13e1fb</text:p>
            <text:p>02fb2ce610c1f0ffefbafa10f9997381fe2c106d</text:p>
            <text:p>16d21b1ec1eac1f3736f9d963c76c5c92f7b2082</text:p>
            <text:p>0df5763f3c6def00a3f6ce4d5acf5b0baadf1249</text:p>
            <text:p>3eb23e2f765bb46fac1cec8ec9f6eb94afadb7ad</text:p>
            <text:p>c58604a397a53e2bf8cc90693fc8ee9cd35ee53a</text:p>
            <text:p>d775d33cd71855291a2d8be6c0c9d0b528c2c339</text:p>
            <text:p>05ec3c9ce89f0d66a729f558cde3c2a5c8082fb7</text:p>
            <text:p>871087202f319b06aa5da2795b7d3c7b39b5cceb</text:p>
            <text:p>8544c31cd3ef9753635fc875b74057157f900e83</text:p>
            <text:p>e880a889313be912169dd066627c82f647bd8b1f</text:p>
            <text:p>e3c58935c168f0b0bd11d199c66aed7ea7e38ed2</text:p>
            <text:p>603d22effe8f907243fb5e40372e02abc8a314b7</text:p>
            <text:p>8ab7befd3d2fe6c6d4889c733efff3a3514c8666</text:p>
            <text:p>c4aa941d3759832f2a7c53948b23725ce559a963</text:p>
            <text:p>cc764cb9b0035663ba2b47d1bc80fd6b89d91844</text:p>
            <text:p>29e083c443911f02f3a0233133f3b68106c50226</text:p>
            <text:p>2a95a43ce605328da0c54dafb39de9d672e1f451</text:p>
            <text:p>451e1982f89173436a5d35f5816faa3e9f66ea27</text:p>
            <text:p>20afebb3ec9e6a3f0919528edaba1cdaccecfc1d</text:p>
            <text:p>50a7bf7d4955435b9417e6d0091c1bf87d11ce28</text:p>
            <text:p>7e7325025edc34983536994998ddb2a18d71a699</text:p>
            <text:p>cb0c8b538d922633ba155edc081f2ba6cbb31aac</text:p>
            <text:p>6fb808bef59ce07cac392a6679128aa0c6f86570</text:p>
            <text:p>8870d4befafd13c0911b8b5d6310fbb8c36ba9ac</text:p>
            <text:p>af8ba8e738b122233b6b33594738e583474ef11d</text:p>
            <text:p>6cdd7fb228966c39751df3c4d82a550c9e531b10</text:p>
            <text:p>37b7172d503d465c1a9a07904085ddeea523284d</text:p>
            <text:p>42211488a80afe0033a24bcd0300be4f8a3377ed</text:p>
            <text:p>81dde802df17082e44a2343ddc66a69c2da4ceb6</text:p>
            <text:p>141f5f42e555101af622253d0d8ae4524b2e810b</text:p>
            <text:p>118e6485516dcdb8b30ff17a482989a6656f5f67</text:p>
            <text:p>4b77bbb55429e4493bc299f7947f713d5cb7e17f</text:p>
            <text:p>21354d0e0dc905c5dc4dde74d7acab963acc9491</text:p>
            <text:p>9b8baf60e150743ac8f5ce76247707ff5b0dbe30</text:p>
            <text:p>fe5cd712d407b673e4f007d35fd55e1a4c0008da</text:p>
            <text:p>0353c5eb87a2af0cce22b992eddeb49399dd43f2</text:p>
            <text:p>c5dc0a4beb667a0736aa3f95b92b81fa38dcd62b</text:p>
            <text:p>db374296fe882fb8ff1f66c2f184519d3b2bd4e8</text:p>
            <text:p>70bdb94db5c00a948564d7468bda81d4d44c67e8</text:p>
            <text:p>31396979c6ac2dad30753a2fc10fb26e62e77753</text:p>
            <text:p>477b7a841e59708ae4ee9825529c8a1cffd868cf</text:p>
            <text:p>2fa0bd9b010f080f6569e34d51038ac3e94ae07d</text:p>
            <text:p>e335c58f74f56a6d94e55522a8a7509555a3b2e1</text:p>
            <text:p>f0ce49860a844ea3f2b4fe8b0a7f480da2025238</text:p>
            <text:p>e00a390fac88a5e77ee98c5d78edea550e87aa73</text:p>
            <text:p>95ffe10ef1a377f57dff6241732cb07762d29036</text:p>
            <text:p>f216ce06511cedb33b6313c655806f8c457ab3f4</text:p>
            <text:p>e585cbf007cad27032d3118aeb1c04dfaa556b3b</text:p>
            <text:p>1e12b8a49c5c23a6733eb1220ba7a88f18e433d2</text:p>
            <text:p>3b2273936e8d2a7173b7263e8a0af775acce36a5</text:p>
            <text:p>f59189fbcde418dc8096fe36ea6e2214bf1c9b7c</text:p>
            <text:p>16426c091f82be7b5a7bda6355bd44d90830079a</text:p>
            <text:p>f8678a9cf7c7d5740232eb8ada583118a4e35f29</text:p>
            <text:p>f4e2f738c05c578bfcacd29d2d1e132d9db0e165</text:p>
            <text:p>806d4aef5eedbabd0ae8cf86d2bea5afe4c3e9ad</text:p>
            <text:p>0290bf3d11ef4c6d01422f8eb60bc56adce913db</text:p>
            <text:p>19f37d6195c80ef4544667e006816597da6d24ac</text:p>
            <text:p>b14b81d2079f64217fa02a6e196dc488fbf22b0e</text:p>
            <text:p>42b9427d056621ea75e8d2de1239afa2d3d5c567</text:p>
            <text:p>6e2c240d4a968af3cf76cbc1707fd66f0d3b44e9</text:p>
            <text:p>64bbacadb514c11c3fdc781f6c4c82d3f7919082</text:p>
            <text:p>01a948c2acc7cebcf19a38f6fce72863eab1e87c</text:p>
            <text:p>4071ce465d0dc7f557f0d377e37917e2425ec8fd</text:p>
            <text:p>dee1fef8217bfac4fccdb29308352ac2a6db0130</text:p>
            <text:p>2923b81c7d920bd4c2dbf39f2e4475c400b20f39</text:p>
            <text:p>ccda1516f68fe05ad5d902417345e93b27ad1665</text:p>
            <text:p>e53034043d6f00966ac60b0523249ffd733a95f2</text:p>
            <text:p>78ab694f39d43e854b0b220744047977f561d296</text:p>
            <text:p>6992a40a293f3a6bee2ae16de4bd87ffc70ce31c</text:p>
            <text:p>1bb40f003942f866e0ff70ff87227d951a6c58c4</text:p>
            <text:p>c0649a2ed214a9c7b7c4f87bf7bfdf74d25c9f82</text:p>
            <text:p>426172d9e94e223dcba5ebbe8ede79eff3685057</text:p>
            <text:p>fc014409929f72e6ceb0c72d15f5f6183afa7d82</text:p>
            <text:p>6ea3b6038a643240c3d96ce51d2b3707650093b1</text:p>
            <text:p>41f6ac1e6a36cc49bc9839acdf797a0268704e25</text:p>
            <text:p>21bef985c9ebf12ba4415a291cd8fab394a26943</text:p>
            <text:p>793ab36315b66867303b34dcd4699dd72a41b9a1</text:p>
            <text:p>47a0a2a10635099da80823980fc716d5e9abb1a9</text:p>
            <text:p>bffae0288aa452feaefeda4302bc1b189ccce84e</text:p>
            <text:p>0cdc0c0ec0d31ad9d8a9a5432ad6abd7a5be7372</text:p>
            <text:p>9676f2eb68085d24b51cae77b1c681366c52ce9e</text:p>
            <text:p>cd2eb92c4eecf07388095b864c2c82fe9b650c1b</text:p>
            <text:p>4033d7f2ab6fa08c2d28cf2cf449b22ceb2781f4</text:p>
            <text:p>618f1b0ca9df59416e51ee1548fcab611eeeb273</text:p>
            <text:p>9ebb008a52a5b7f53ba282e8215821870a5e50a8</text:p>
            <text:p>818e9acfec912c6a74fd3c332f6c970337e6e153</text:p>
            <text:p>b1ddf5760a1716c73312d5b5b691232a106a1ceb</text:p>
            <text:p>9ae9bf0cfd5ee300e3e9114c1fc12c3c13ad746c</text:p>
            <text:p>573594988836358f3b77fc19db0cabc284a539c1</text:p>
            <text:p>082e09b00a40efa182ce163fe84110c627a79cc2</text:p>
            <text:p>e9e1368634243baa7dcde32bb2f94f218c74070b</text:p>
            <text:p>fb5a1aaca08e315b24d0e51432cbdb2b3931ceb1</text:p>
            <text:p>15fe6f1ee51356d06b83987fc434f689d088c3c7</text:p>
            <text:p>902c61f3b31b718d075eec5c4903d15f1b9b3241</text:p>
            <text:p>8da63e2c818baa98ab0397929c274f4bc26de58c</text:p>
            <text:p>bd1994e0c6b266e5ba0a6203b11dfa3042189b65</text:p>
            <text:p>b11302ac117b1473f0c267b157389c28833a7eb7</text:p>
            <text:p>95dd4fd4fd7f9634e04f69f8982072cd2e63943c</text:p>
            <text:p>3b8c6e867215c9c9a69bfaf80efaa9e2899c1fd1</text:p>
            <text:p>846e0164411036160c5166a168956c045b30ac9f</text:p>
            <text:p>47485e6fe20c60ca9bfbe83f8fc5086829721639</text:p>
            <text:p>2c2cbf6275a05a7c7315198496b7a33f3f50a0eb</text:p>
            <text:p>c47a215f0ec410663e71ee61732b0d740898c2c6</text:p>
            <text:p>13066c9d98465be0bc2db35b5037d0a5ada9cf78</text:p>
            <text:p>a07df243c942c51b31f7ecdaf8de041925b96f48</text:p>
            <text:p>8a52e947dd8dedcb6091488fb9c629dfdba7f886</text:p>
            <text:p>9a21aed10d35bf7d5696e25254fb7f5ca66bd32c</text:p>
            <text:p>26e18afef405f66145a6c041dff3728974c00173</text:p>
            <text:p>a1c1f348e2915e8f3452b3e70f32668b44013489</text:p>
            <text:p>8d6b587c942fe198707f2a42822b86047c4c6e5c</text:p>
            <text:p>3e6b1ad72ae333dab395c894996df0c675bc7918</text:p>
            <text:p>abe73f04aa0ed08ed4c8c3683ce8fe5124dcc435</text:p>
            <text:p>2250d657fa7216ed870f1b49100691eb18b9f3d5</text:p>
            <text:p>621fd70e69a49eb1f9b836c09152886bb1c41cf7</text:p>
            <text:p>aa0b07b8a6e42581f61dc239048557d5a33151ad</text:p>
            <text:p>a4568b0063e9546e77aea19ea8626b60ae307c7b</text:p>
            <text:p>b03fa2c947caf5d6b9fe20cfd4b4b63c7851da69</text:p>
            <text:p>78ddae7a525724e48332d526255c69467cede23c</text:p>
            <text:p>832e3f7f660d4299564ad5f9da6ccdd4ac8e3caa</text:p>
            <text:p>7051d2ba8453ebff4ac470374a02a423cae3c6d8</text:p>
            <text:p>2cffbec46cf792c31da4eb1c8ba2c27126d24f03</text:p>
            <text:p>bd8a1c4911277f575cdc05f04f5f7a06430e9025</text:p>
            <text:p>c6b8ccd13fa4a7ffb0df1f60d25144cc987e7e5f</text:p>
            <text:p>31b62bf40ea7637fb40c5b2d148fc8b3668cc6f3</text:p>
          </table:table-cell>
          <table:table-cell table:style-name="ce45" office:value-type="string" calcext:value-type="string">
            <text:p>Early maintenance, tools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Ulrich Arnold</text:p>
          </table:table-cell>
          <table:table-cell table:style-name="ce40" office:value-type="string" calcext:value-type="string">
            <text:p>c5c247de0389304c5afab1e4b13c1792a615d868</text:p>
            <text:p>45fc003f473137b381cf97df37bc930882ef4389</text:p>
            <text:p>1d60b423f054ab796e96bbd9ae4cd33be942f67c</text:p>
            <text:p>1f5984a2131313ce8b0338c2798fd46ffcfdc719</text:p>
            <text:p>2a861421ec9f5c16c6e7e9be9094ea1279de63ae</text:p>
            <text:p>063bdca4fdfc3b5a8f9ea60c2a2bfbf21997b63a</text:p>
            <text:p>c36894605f64aa1a8002ac9545b09f780d275bf7</text:p>
            <text:p>42b1606fd12091efb9009d1594db33c032aa6a85</text:p>
            <text:p>411ae8aa6d5d7cc952faa43881dd3999354afec2</text:p>
            <text:p>379be358694e7090ba27f6d208559fb473c62a96</text:p>
            <text:p>c13b984a49f0c0001aeaaa08d3ed723fbcc12cc0</text:p>
            <text:p>111f84a28249921458d3913733af924ec4eefcf6</text:p>
            <text:p>adc1485cb64ffbd7c592db03db066b54806a7439</text:p>
            <text:p>0e5a00c03da348aaad68e3affb2cc86ab5f0fac5</text:p>
            <text:p>01c8101d8232e1e78d9839e367a5b80a6b04f200</text:p>
            <text:p>6096a1ba867e061c04427a69ac1305f353658642</text:p>
            <text:p>0f5d60c88766f41ab39608e9662f99eb3c08d6a5</text:p>
            <text:p>0f4371457c20c42bde96972a42f2194b3c1affe4</text:p>
            <text:p>56b352442444f436c98cfc9f23c3ef0e0e9b8bde</text:p>
            <text:p>ec70e5726217c02bcdaf60ccd1bc6ca9a1f6650f</text:p>
            <text:p>ba0e30b3e9dddf8919d20e5358a2744ec6f71b2b</text:p>
            <text:p>4e472c366a9115842aa0fbf56b7bf9b0f9195889</text:p>
            <text:p>e537ac547286722c3df87eb069af292b5f56f77a</text:p>
            <text:p>43aa72d4401c7e0cad265ad61a3a9b51a0703e8a</text:p>
            <text:p>0a3c6db64c2ddb91bb8fa9f33c80e67b941b29d9</text:p>
            <text:p>6988c0b573ee6eb1bddc397f0b0fcd25d74e65bf</text:p>
            <text:p>4b466f96865f485d9aa6321f129bc90411579caa</text:p>
            <text:p>b00757858859f61f5fba97399c020445c6f3721c</text:p>
            <text:p>8a2afd2bf298d21eda3aa49bd76436eed8f41acc</text:p>
            <text:p>2a14c7e224eede6b44dae21ff2146c4fe3178860</text:p>
            <text:p>797c97032512f51289fac1af4b1940882f7ceae4</text:p>
            <text:p>a77338598158a9ea650a2f2c2b328bc9fa7dde1d</text:p>
            <text:p>3b2f5ce6d90b0a4321bcd32d5741c8145c3a7745</text:p>
            <text:p>5815d14783bd3ad908261dc8c015821687f5e435</text:p>
            <text:p>a9b45d75e76e2956ce098703289fc46fb3cdfe6c</text:p>
            <text:p>dd5ff555a9b9adc7c552a77efcfecc5c6b160208</text:p>
            <text:p>a5f997ed22ba7e355205decd85f9ac31fb83de0e</text:p>
            <text:p>c2f493d1132097ec447fb757d7fcab01bca8667d</text:p>
            <text:p>68f50e962a1eb115f71f8f04f12ad7b66556c4a2</text:p>
            <text:p>b342128579d833e4d412f3e835392b2e4c038c54</text:p>
            <text:p>8ae8c58c4ce28e83571f7eff342b5e8ece4d249f</text:p>
            <text:p>0a884cd476f70af4eebd05c4303ae6edf2626d4c</text:p>
            <text:p>500fcd114a8d32452707bd72a17ddedcc106ad21</text:p>
            <text:p>e0db026116adc713275e1feeff675f4924542ec2</text:p>
            <text:p>62942a2cf1d35c32be1420aeb5c391cb8ffa2335</text:p>
            <text:p>937831e65302d15e669e2444b3c0952b50c23d0a</text:p>
            <text:p>ae8fb0c5edda99b6cdf87f0a9115cb073130fcd1</text:p>
            <text:p>bf56e52ccf213a832034d7359235bef49cc8e8a4</text:p>
            <text:p>0a6565f220a95a4ec91990edb93ba1c07f17f63f</text:p>
            <text:p>8fe9319190e341e1ed4aa6c59c1710d21f86f7ae</text:p>
            <text:p>a10711523c66683f76ef4cc77472cf2f7458fec3</text:p>
            <text:p>7a7839bd127fc94d08bd4aa9e7a82aabb3203f3f</text:p>
          </table:table-cell>
          <table:table-cell table:style-name="ce45" office:value-type="string" calcext:value-type="string">
            <text:p>Encoding, page append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Reinhard Mitteregger</text:p>
          </table:table-cell>
          <table:table-cell table:style-name="ce40" office:value-type="string" calcext:value-type="string">
            <text:p>ce3cce105d089072f3b6ed2ba962ee32bd4296d7</text:p>
            <text:p>a17fd8631cdb5e94b385458f3fd84e8143d424f6</text:p>
            <text:p>e0db026116adc713275e1feeff675f4924542ec2</text:p>
            <text:p>62942a2cf1d35c32be1420aeb5c391cb8ffa2335</text:p>
          </table:table-cell>
          <table:table-cell table:style-name="ce45" office:value-type="string" calcext:value-type="string">
            <text:p>Page append, Tiff decoding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Ian Curington</text:p>
          </table:table-cell>
          <table:table-cell table:style-name="ce40" office:value-type="string" calcext:value-type="string">
            <text:p>7b9190f646380355fa246c189f3e040d1e1d195f</text:p>
            <text:p>88d0249d5db9a289cad925e4374018fab77b9a79</text:p>
            <text:p>225037acb3bc1dc51aa613522bc74418e9e232e1</text:p>
            <text:p>cd26b29a6c60f680bd090b581bc5a50ee2191be0</text:p>
            <text:p>1ea07ab726f50356b31805b855f2f064cf27f1b8</text:p>
            <text:p>5e783feecde53be5d45e6d5684a2e70c61a625d9</text:p>
            <text:p>6a12a4434ecd4f912d4d3694e642e7b078672719</text:p>
            <text:p>efac668c53a03d720cf3431f3de0100c15cb19f2</text:p>
            <text:p>2be4dd14cbba74012aee50e47aaae2d987dcced1</text:p>
            <text:p>92fb51b0734ba64522db305e2ad8b26fbb3a2c32</text:p>
            <text:p>77fcee944ef280b6910005a1ffb38920f962d360</text:p>
            <text:p>ea203b00dc6ce024a7ff3a3829e4a6d63f0be04e</text:p>
            <text:p>38cf45971241982855cc9bac44c2867e8578bcd8</text:p>
            <text:p>fd7c4a33e7611f1d558b306c80a62d3a97238e08</text:p>
            <text:p>6e86cd8aa881c7700ed2c30d219db12c3bfbf26f</text:p>
            <text:p>a11f4cd3341d5ed0740828f24781cb8b48bf5da9</text:p>
          </table:table-cell>
          <table:table-cell table:style-name="ce45" office:value-type="string" calcext:value-type="string">
            <text:p>AES, crypto refactor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Radoslaw Golebiewski</text:p>
          </table:table-cell>
          <table:table-cell table:style-name="ce40" office:value-type="string" calcext:value-type="string">
            <text:p>564cc5f05059864da176a3c9a657aa7bcbd5a9cd</text:p>
            <text:p>e19bed896b9bcf93df00203d30b6050b13d58915</text:p>
            <text:p>41f9217a537f72d6b28ea9554467ad30b3fb5b49</text:p>
            <text:p>cc383a414cea7f9889aa7371700f3172de4b7484</text:p>
            <text:p>12da98d6ac95168279e77ef018a485d3c0ced4b7</text:p>
            <text:p>03f5b2d4887371c8d0becc933f048a5fa81ce8eb</text:p>
            <text:p>1c139971fdbf4a49fdf4604f766b1c909a4f9776</text:p>
            <text:p>1116631297c4442ead80e03570ef261e2f514757</text:p>
            <text:p>304d2f30ad7cb56f5d0e53a651ba228fcf9b7251</text:p>
            <text:p>2b9a22d2d771f455ec5314479282c41b0366af15</text:p>
            <text:p>21b2389cdf47ae43dca0486aa86b78632d1cd668</text:p>
          </table:table-cell>
          <table:table-cell table:style-name="ce45" office:value-type="string" calcext:value-type="string">
            <text:p>Painter draw text multiline, PdfColor tweaks, string handling, cleanups, tests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style-name="ce40" table:number-columns-repeated="20"/>
          <table:table-cell table:number-columns-repeated="999"/>
        </table:table-row>
        <table:table-row table:style-name="ro2">
          <table:table-cell table:style-name="ce39" office:value-type="string" calcext:value-type="string">
            <text:p>Mark Rogers</text:p>
          </table:table-cell>
          <table:table-cell table:style-name="ce40" office:value-type="string" calcext:value-type="string">
            <text:p>1c439bb97e24800f8b1071962e5d0583d87aea31</text:p>
            <text:p>10b9d6b9f72e889fe798c947e18bb22b0cb41bd3</text:p>
            <text:p>14689c5b8a60d3450f154e66c92632947b73f619</text:p>
            <text:p>52c0bb2dc86e4708ea04faa12d04a459f2790693</text:p>
            <text:p>c7308f4e349a37e65f279443ec8d9801679e26a0</text:p>
            <text:p>b0d5f03eaf3d17ae45d841a813d1e01c674b8d0e</text:p>
            <text:p>d41bca7c8757b09a24c1526bbf3099ff9bc5e336</text:p>
            <text:p>2b5232cbfe4a54595944772e873867b835018dc3</text:p>
            <text:p>78fa65fd3812300bce53b69508d14738415fccab</text:p>
            <text:p>0dc99d6608c8a9a6e860920636f1454461b3c93a</text:p>
            <text:p>a26776ee8c6e45e7ae8155532eed47e66384f40f</text:p>
            <text:p>fde57664edfc9993ba50ebe109318815f44550da</text:p>
            <text:p>e3cfb5d4bd7f972efe07b54f8676abac0501e2fe</text:p>
            <text:p>284e08850106511dd12a0bfde3f7b7bab1efe11f</text:p>
            <text:p>ec3ae78c5b5ac56fc83bc0924cdb6171b0e976ea</text:p>
            <text:p>01fe7bf4e5cfabd185de9e46936ae89f429e81dd</text:p>
            <text:p>0975d336c83d7acc43b5dca69779f9881070716f</text:p>
            <text:p>12b6a325c65dae4ee22f7fa51e802255a4a5dc1c</text:p>
            <text:p>286e86dbc0182dec22edb0b94eaf53dac696aac0</text:p>
            <text:p>0f704a96281d64e879abd34872846c5e9b6aa92f</text:p>
            <text:p>ee3fb5d167a3cd9f6cb183ca35e2f1dbd0bec13b</text:p>
            <text:p>eecf1473823b1d03f0df228b3728833bbe45db91</text:p>
            <text:p>d39cdaace35890704abcdeec3192e792802e360c</text:p>
            <text:p>214e9d7249486deb11d011db287ffa1f11e7b591</text:p>
            <text:p>84b91bc44b7beaef0f53855af1e2ba18deab4276</text:p>
            <text:p>757d305e7f0a5940f0f4015b8eb55c4c2e045883</text:p>
            <text:p>8ce75d3e335e54662f5a9bb90e02463eef0c333a</text:p>
            <text:p>2734d2392963f822953d5458f753a7a1e35d2b58</text:p>
            <text:p>adaf828ba6c3b71c130bb11d24b31a8edc434f3c</text:p>
            <text:p>c97d3f0411b17222a63c65ef82ed09f43a96f9d1</text:p>
            <text:p>997f0195b03041ca1cf7839c6f0b1dde8a86b706</text:p>
            <text:p>05af627292169b35e2cfc7da8d398c653c79b0aa</text:p>
            <text:p>a24834593af622a591bb232a2c53fc95c2a53be1</text:p>
            <text:p>c4618172fc3910f302dd9f1b8fd23865e54ac7ac</text:p>
            <text:p>d4ac049381d709609ffca3c91f82d9d6233b673d</text:p>
            <text:p>fed2e4ff7d75c2e16cadcdee3c6377eb5522813c</text:p>
            <text:p>6099c6cc694aad78babf8cf7e51397ed6b3c6686</text:p>
            <text:p>f1b91038f66e3e7b09ce03d11adece832da29ce8</text:p>
            <text:p>7abbb2aeaa6906a2d4a3b713dd53f1739d7f1657</text:p>
            <text:p>17d6a5dab3bf0f6754e2292512bdba9dec076b64</text:p>
          </table:table-cell>
          <table:table-cell table:style-name="ce45" office:value-type="string" calcext:value-type="string">
            <text:p>Security infrastructure/fixes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Ulrich Telle</text:p>
          </table:table-cell>
          <table:table-cell table:style-name="ce40" office:value-type="string" calcext:value-type="string">
            <text:p>8272576bec2ca8bede2ae60b8c2aed3a0726359a</text:p>
            <text:p>2b4e091ee69d6687bec829a8779051cc1de61f24</text:p>
          </table:table-cell>
          <table:table-cell table:style-name="ce45" office:value-type="string" calcext:value-type="string">
            <text:p>Merged wxPdf code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Petr Pytelka</text:p>
          </table:table-cell>
          <table:table-cell table:style-name="ce40" office:value-type="string" calcext:value-type="string">
            <text:p>3672fbcd489454ebd7f672c4d92c438825b3263b</text:p>
            <text:p>04741e3cabbeee7af46aeae7c7a84f792b28e20b</text:p>
            <text:p>1860bfcd87c2b32db2d2a323c072274161374901</text:p>
            <text:p>acff2f2e21d06cb2fe0805be42dd3c2a98a84226</text:p>
            <text:p>0a214461f59205ece483c9aa4d63d950b496ccb8</text:p>
            <text:p>82598b56a4c3240878f1c3c9338d3423ec8867e8</text:p>
          </table:table-cell>
          <table:table-cell table:style-name="ce45" office:value-type="string" calcext:value-type="string">
            <text:p>Initial Pdf signing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James McGill</text:p>
          </table:table-cell>
          <table:table-cell table:style-name="ce40" office:value-type="string" calcext:value-type="string">
            <text:p>b10ba08366c6610f4af8258242497c97d1f9cdeb</text:p>
            <text:p>dc9d08dfb3db417d4f01ae7290e3e2c17c9639aa</text:p>
            <text:p>28ca481d86d7dea6905270c2b23873efbc0b8871</text:p>
            <text:p>a8a4a9fa7a145b6e96931de4c849e77b3b61abd6</text:p>
            <text:p>f76668180779b04adfe23b2c728a207ce4d2021c</text:p>
            <text:p>4c01173e7b7443ac9c1cae1758358249d7165d50</text:p>
            <text:p>17f06e5f1247be4b8a3cf1bd946c672729c781d5</text:p>
            <text:p>2776904f83038e7a83615257f69860acc863f8d1</text:p>
          </table:table-cell>
          <table:table-cell table:style-name="ce45" office:value-type="string" calcext:value-type="string">
            <text:p>Page append, Windows fonts fetch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Nenad Novak</text:p>
          </table:table-cell>
          <table:table-cell table:style-name="ce40" office:value-type="string" calcext:value-type="string">
            <text:p>a642c31f0fdece4faa7ba86a97f22d524dd890be</text:p>
            <text:p>cbc1528ca18bd0ede260b9f61f612ef1189b18fd</text:p>
            <text:p>f0170cd6c9951c16f50738b63f90c42e5ab0345a</text:p>
            <text:p>20f7d38b82a327ab947079a7bdf3fb9968121c6b</text:p>
            <text:p>149448dbdc786119970cccf28a5fcd8211dc0aa1</text:p>
          </table:table-cell>
          <table:table-cell table:style-name="ce45" office:value-type="string" calcext:value-type="string">
            <text:p>Oneliners, PNG load, CID width, TrueType subset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Palmer Zent</text:p>
          </table:table-cell>
          <table:table-cell table:style-name="ce40" office:value-type="string" calcext:value-type="string">
            <text:p>91341bfe89a0c91cc2cd0eb7b5a5bb0f1a19ea4a</text:p>
            <text:p>0f195071ade0f6eefcf6c3d6626e5cb2730f5e28</text:p>
            <text:p>1132ab00ac6dde0dbabd5a8de53ad59e9c11fbdf</text:p>
            <text:p>2271e548a75d2d3fbf628ad072b3a9e940d604a3</text:p>
            <text:p>479846994ab5ce0c8574e1407af3d3ad51844a3d</text:p>
            <text:p>16400e94a43e008f3e5f7ad9b77cb17de8a586ba</text:p>
            <text:p>64984a345cdd6766d6069e5aada94b0dc49f3e31</text:p>
            <text:p>76c4f1499e01839852d951fcedf149dfe23a8323</text:p>
            <text:p>5d6c2cc91346335f9a8e887be8c6451ee38b6823</text:p>
            <text:p>d7c0e9c2667f4cef9de4027edcab5ad2043b92e7</text:p>
            <text:p>fc324a3ab5afb2a8545becc723ac92fffdc4f9ed</text:p>
            <text:p>e2feff52820ea443f522b1dd1584f122b955b133</text:p>
            <text:p>edfb0f5bf13ce80bb11a4cd8672816e9cdf39538</text:p>
            <text:p>7e892386c9d98a26eeaa5d5b85dde9167c5f51c2</text:p>
            <text:p>e058628b8c33d6b46b185f5e4cf62ec7a6617fc8</text:p>
            <text:p>3f371a915293544d0ef009e30ea8050baf040c70</text:p>
            <text:p>451956cb4f46a1a9c6974e2e392947b32608fd08</text:p>
            <text:p>dc8e02701fc1cc8bdfc5acee8a8ea6a9cba042d5</text:p>
            <text:p>6bd19db02488c57a0dd4dbd9414b96bf2085e7cf</text:p>
            <text:p>eb24af30943d060b01e05a721c304f10f756f28d</text:p>
            <text:p>75b4614f3d37533c774412a74f95b3e6cef79a15</text:p>
            <text:p>6f10d3a0d3d2aec888e15cd951df9d9df28e3448</text:p>
            <text:p>8e4b93ae6a59d6ab932c03d496a7f4fb52e3ec2e</text:p>
            <text:p>aa8653c7f6b97a588988114e3416f24a18645c13</text:p>
            <text:p>34a748c8432fb78adb8b669583d94c7f74be02fc</text:p>
            <text:p>f92f0d7b041ac42296d862fc6eeba201e71c29f4</text:p>
          </table:table-cell>
          <table:table-cell table:style-name="ce45" office:value-type="string" calcext:value-type="string">
            <text:p>AES 128/256, crypto refactor</text:p>
          </table:table-cell>
          <table:table-cell table:style-name="ce48" office:value-type="string" calcext:value-type="string">
            <text:p>Missing contact</text:p>
          </table:table-cell>
          <table:table-cell table:style-name="ce52" office:value-type="string" calcext:value-type="string">
            <text:p>See "Palmer Zent Contributions" sheet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M.C. (zyx)</text:p>
          </table:table-cell>
          <table:table-cell table:style-name="ce40" office:value-type="string" calcext:value-type="string">
            <text:p>5d82802fc46749bf6c77dc0d0bdc552bbd16e24a</text:p>
            <text:p>9aaab337663aa919ca42128f0b8bfce3f796382b</text:p>
            <text:p>ffe6a4473c00988c62c2cd0b4b90c6a1e3d9d20a</text:p>
            <text:p>e2783a17c32eb509f88f3c51b02e55306bdc1ebc</text:p>
            <text:p>6ddd77d73300bcc52916a1a0a1463b9fffb7603b</text:p>
            <text:p>17b449beb2adc355e3fdf580875b20878f3eac0c</text:p>
            <text:p>96dfb273262ea09d956e48fe3356e42e938fb9a2</text:p>
            <text:p>d8a258bcfe5e0120db8fcab2b642443cbeedce67</text:p>
            <text:p>0457b101845ace361c1eeaf7fb8423f15abc7a3d</text:p>
            <text:p>d414bbf377006cd0ea7da144dfde02669d69bc47</text:p>
            <text:p>e625f2fbc5ee1a83bb72ee4c7e034368e66cf9e4</text:p>
            <text:p>f5e540dfa37d7534d4d53c62d59ff3547f97857c</text:p>
            <text:p>dde97a8a9cab9e4dbe9607bf4d790f29ad4b5c41</text:p>
            <text:p>06e5f36f5194270f74684f41e36bad1516b63350</text:p>
            <text:p>2ae3ec2624cc535d643bc966e15ed1b94bf91262</text:p>
            <text:p>7a112d33f6b96c5c05c0dac462e98d951fe56b0a</text:p>
            <text:p>b4ba009da38bf25ed765c693fbc54f244986fdca</text:p>
            <text:p>f48af0c4faa0e55d349600ee795925d44f2b4731</text:p>
            <text:p>33a9e48f124b60911b670e505030cabde92ca641</text:p>
            <text:p>2da5caa0552a2f4b76241f224122fdf352ea736f</text:p>
            <text:p>1cfb98262590b8e3c018a7d96119489802c401e8</text:p>
            <text:p>8d07225ac3dc52d3b41407e0ddf9e19d567f8006</text:p>
            <text:p>2a9abba923f6c35528c4a996c647f65160dc3c27</text:p>
            <text:p>cab61a82b332a8846eb1de4fe3fea10899c9277d</text:p>
            <text:p>85fffb05121a9eaea323304d4f6d5a6a4a89ea27</text:p>
            <text:p>fcb142065aef4e69c539d94f32c9ead1999844a1</text:p>
            <text:p>cd1e62e7f113ea62deeb726b7a2d3d8905d282bb</text:p>
            <text:p>75faf248548c1c601af9bfd67cb495d207305b65</text:p>
            <text:p>6a78a74d8fd7ddcb900f9e0ceeb32b61571f46a8</text:p>
            <text:p>4d441994ca63b6b956cdb5702e92d2918b60057e</text:p>
            <text:p>7ba9f6e57f024a856d05689da9f0545c121f9c31</text:p>
            <text:p>ce431748eb12576d344702b4a0ea5256e4ee6e4b</text:p>
            <text:p>fede7ead6e2cf1da00f52bf668560c8138d1b478</text:p>
            <text:p>137f27f8cc8376e2d0f36064bd5bd8e6c11b3b71</text:p>
            <text:p>5a84f661b5f7f73cf8cc7a7022b62f3107ff5987</text:p>
            <text:p>11fdc3d6daadb3d8993dd70082d46bfe5531981c</text:p>
            <text:p>97b79b656c8a30bc6cd9f91c6ab51f66af46e7e0</text:p>
            <text:p>31b27d8fa58a608de93c51d733a30fa1777e0c2a</text:p>
            <text:p>c6194269d88c2d5f3575865ae7eefd26d2637adc</text:p>
            <text:p>c40c4275f9705ab36d857f6a3d454118361aa755</text:p>
            <text:p>f00ede8c44daf6ca14b697f8146fef4809877f63</text:p>
            <text:p>dde27777ceccdb1d4fbef881b0a319e37c9b05f0</text:p>
            <text:p>ca5a34a758fdb3bae338138ea96670775b6cd326</text:p>
            <text:p>fd449be664beb2306c7be320cbc551913299357f</text:p>
            <text:p>ccfea4b1a0312014a157c3e96f6b2acfcf1bee62</text:p>
            <text:p>52720fab8a8f6ffbb19db000158426726552f751</text:p>
            <text:p>c1b3dde6c5a12f7faeb9053895c594e29080f665</text:p>
            <text:p>d81c8fbf2fb4bffb9c06e4377fa1d0212fdb4fc9</text:p>
            <text:p>76a503837b6c887ca8d20405e731f266ab02e42c</text:p>
            <text:p>02eaaad751c77e8de71887b896b59b39f3c9b1b8</text:p>
            <text:p>0de3834864eaa5543644ba48c6387df6560c4d30</text:p>
            <text:p>cab08bcb83e8e2a7e8c48f5587c56b7b0c50131f</text:p>
            <text:p>20031ae5f835e6a90aa78d7d0f2026a73222d0b4</text:p>
            <text:p>75e5f3a31483adbf5bd233db76196dff058282b0</text:p>
            <text:p>c3e7b89a547935e27622a6a099a145a8b833a34f</text:p>
            <text:p>a138f2759b9dff275948a25ef1fba7809ca6050c</text:p>
            <text:p>1b6a94daa3b4967f1661b7d4c546ebdae46dfb6d</text:p>
            <text:p>fa6b2d1de2d42079dd15f36092e88d52d8a4901f</text:p>
            <text:p>aaf38f872ef02c858a4b8bd43d4cad0f1abb87a4</text:p>
            <text:p>377389270288f7579680d884166508f9422602a0</text:p>
            <text:p>bae48d07c95be92554d18c2e6bfb5815523d5fc9</text:p>
            <text:p>838a0d3d1e9cff4dfc41d3c42b0ebdf1a1ee3406</text:p>
            <text:p>f8a4350f5d1c776d8cb17d2b6e44e7e0f3d3bccb</text:p>
            <text:p>ac105facc8908ebdfecf3fbf2344243827fa073e</text:p>
            <text:p>e3c4da08f6f0afe017100374c877cb6f6707b321</text:p>
            <text:p>b22289fdd71d3a38eac57b8855b91a9284baf0e3</text:p>
            <text:p>0c77b180009c7ba5c3a98b904b9ba39639028029</text:p>
            <text:p>f38285c95e3887a3edc799ef8e748f198cac70ed</text:p>
            <text:p>5ea0aeea02ade610b4c112f02d12718a22330f1e</text:p>
            <text:p>208f66e252a7b1d1742904f5224956c7a70a2fcd</text:p>
            <text:p>9149fcdfed7c54bd61eb65bf995f0768a0300ae5</text:p>
            <text:p>4844187b2aae6e79aa1267af7b55489c4b742400</text:p>
            <text:p>af51d89853fed71f7ed98b08ba9327c3321f4fa4</text:p>
            <text:p>e3cf7bbbb845f6511bced0d0241909cfb2768719</text:p>
            <text:p>2a99df53b0347168cc973534acf588b5feee9c28</text:p>
            <text:p>a9944a8b78c180fd0721c7fa49c53393eb550ada</text:p>
            <text:p>c6b02b43fc66effcd4c7cd9160b5d3539b99a3e1</text:p>
            <text:p>ebaac639cd778783627fb6c26539ac4b73b8cec1</text:p>
            <text:p>8fceee6f9ee261597dcc0fdd2efaf354b9cf25a8</text:p>
            <text:p>72182a47731e5656697c48dba14d1593bdf96eea</text:p>
            <text:p>7ce4d0c3347c6902031158340c340cf3d843b79d</text:p>
            <text:p>15adf21692de1c712c72735ad81f0cfd89ad2397</text:p>
            <text:p>a7911d253fdb77c613bcf8774bce2d0def8fab15</text:p>
            <text:p>c4880106012ed589dd76fd3b14139bef855761f7</text:p>
            <text:p>4c97bf78cf123117a2ea21738ab6a9c60443873f</text:p>
            <text:p>0230e80d6c5a980340bcd336e950214290d3ebc0</text:p>
            <text:p>d7b6401215e5beb5ed02f90f30830464812a4ce2</text:p>
            <text:p>953708703904e81b1df735b6b981c4ac52c0d4ed</text:p>
            <text:p>01abeb70915f304cbeca1aefb08536476609dda2</text:p>
            <text:p>947ab7aa6f1e3dbd713f78d5ed7838ab27471218</text:p>
            <text:p>6ef6ab9f46b08c3095d46ab235365789183dab98</text:p>
            <text:p>9159066fb00bb7b1be176b1e96e28d905b98cc3a</text:p>
            <text:p>f56f2d0efed2ff5c8fbc09b2436907e35b9da13e</text:p>
            <text:p>8cd2d9824854c6f46f4d7d49f9974cbce1015ded</text:p>
            <text:p>66dfeabda09ced2bd1b283cf72bb0df70a6675fa</text:p>
            <text:p>8a10d62743a68287e0817e8f2b7c4cf8e64d85eb</text:p>
            <text:p>2a57f1c2281ff4874991f007c371ef0fe1501472</text:p>
            <text:p>583a5c7438c3c3eb81bdcb87d01643ffd87bdcb2</text:p>
            <text:p>db0fa6942b00c8b9c958e35bf0158152653beee6</text:p>
            <text:p>96d2e63e009e9cdad3ee617ffd0ecfde7af24440</text:p>
            <text:p>7fd1b28df37478dd4e5a2170744dbbbb3bf6ad91</text:p>
            <text:p>ce93239eed9d0d2b48aa89a82cf37d95423b9db0</text:p>
            <text:p>d5c87ffa9f3c216d59ae07f59b633f23c95a490b</text:p>
            <text:p>3dfb3214116939e035e40a0ca51ec05340f4529b</text:p>
            <text:p>801bb1d7f9a823e746176e1ed9ffa7c589dcc0b4</text:p>
            <text:p>2fbe662921f2ac6f317a78d4a47c4e68bc68fd42</text:p>
            <text:p>583ac4062dc331733c9c78d7c745a760ce8a7b24</text:p>
            <text:p>298ed8a6da74cdd457cf11a74b5f9c1928ec84ee</text:p>
            <text:p>d5b1f97da9c295e73c025f07a572ce1ceb20721a</text:p>
            <text:p>6a1d34f9f91a6c972e68787c88a395ecff8d401a</text:p>
            <text:p>abeacc736d77fc24452dc9a5e4a59daf253e8466</text:p>
            <text:p>909f4e0bb56b4d528d854dd96205456e363d3df1</text:p>
            <text:p>c08300d446ca5f3d35e134556d22b26bc05c2a51</text:p>
            <text:p>7ab42e175d2098f0140bb9626ede570f3ad4e779</text:p>
            <text:p>12de32dac8b851525ac20780e129919a6a4722ec</text:p>
            <text:p>36ec110fbdb75506d6ea513e607b90e051090b9d</text:p>
            <text:p>3aa6b1e999b0a7900b9f370ed78007a848b0081a</text:p>
            <text:p>cb2fbc0150f9e3bb575b3406d8259b11acd6829a</text:p>
            <text:p>7732fc0c72b138be27864f7814085d98ac5dce0f</text:p>
            <text:p>1cd79a5f539a61f03293a10175e589b9f75f3b24</text:p>
            <text:p>701778ce4e5156304860008a096549ab83fc6476</text:p>
            <text:p>5586acef43b2036147544b711cca192774a768ef</text:p>
            <text:p>695ef95cf825cdb94c837135b13fd384f1eb7ef6</text:p>
            <text:p>bfc8cb5835b615c92ed22ba81f269752e186a74a</text:p>
            <text:p>4978dd79c65889fe67f6e3ab1304de849c5021d8</text:p>
            <text:p>b66c7ccbcab4fbb0f915b094d07e8e1bbd46afca</text:p>
            <text:p>f4ee5d42ba2f196f72850ad638b5187aa44a3dfc</text:p>
            <text:p>38bc414dc8a5e727580d80ecc55461aa7331aae5</text:p>
            <text:p>fa0e2e8ad20a1569f4a191c3ebf35335cf1c5ec3</text:p>
            <text:p>88ff95e6ef3d9d4d427fae5044ab220dd6a0851b</text:p>
            <text:p>065cdf73bb5df65d46cde69ecdd9afada8942fb4</text:p>
            <text:p>f2910fe48532390881359b500f2318d05d6e0268</text:p>
            <text:p>a18d00a6a970bf3db4d029bd271af41926aa0fc2</text:p>
            <text:p>1098a95dde359e64b019d7e9f41058b939c130d3</text:p>
            <text:p>2b6e181c3e7bc591ea75f04e4020a7ac6e6a3d35</text:p>
            <text:p>d9f83dcc577fcdbd4edd82ada27e1af725a9b888</text:p>
            <text:p>1270340fcd0b1c7c419d9a1ea7fccc2345594c19</text:p>
            <text:p>0aa09a1cfe175c91a4844a69b5e438aeeba683e3</text:p>
            <text:p>fcc7bf55f8fb9adce35d5f82d4cacbc115f6e490</text:p>
            <text:p>b9b87db34b3a05172ae904a5344ca4b880e44a32</text:p>
            <text:p>79e69b3cfe379cbae21ce70a003c7ed8697ac724</text:p>
            <text:p>802ac809e9004bca79d6084bf3dbac374cbc1ced</text:p>
            <text:p>ccc23842198439348a7f4c12804add5c803fbe05</text:p>
            <text:p>3aa2fa60a5f1f07e9d6c14f01941634b8ca27a53</text:p>
            <text:p>43d30401bca0104c9a4d3f415930392152ee98d9</text:p>
          </table:table-cell>
          <table:table-cell table:style-name="ce45" office:value-type="string" calcext:value-type="string">
            <text:p>Pdf signing, painting, patterns, maintenance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Michal Sudolsky</text:p>
          </table:table-cell>
          <table:table-cell table:style-name="ce40" office:value-type="string" calcext:value-type="string">
            <text:p>25c1a382784f3fba0e503e3e6f00b20dd77abf33</text:p>
            <text:p>bcd545ffc555b9564cf36c2f1aa70cbac34fa1a6</text:p>
            <text:p>e0f2fb64175a15dbd9565b1bbe728c8e8161744d</text:p>
            <text:p>c2a5d1b8d4d1e704b4155e01986adbb2b46e810a</text:p>
            <text:p>c95e2bafb39ccde90f630aa78d4f2d4ab5d027d1</text:p>
            <text:p>165f41ac5dc8a73c97b12d2052f183abfbf6fb98</text:p>
            <text:p>ec302215bfbb562fdd0e87c54d00b47746ca2b15</text:p>
            <text:p>abd8923d91f53c266f4e324101273539f38aae59</text:p>
            <text:p>c74e6d7419c4dc1591dc63dedb1cafb09be71e9d</text:p>
            <text:p>4fbdb0dbce713aecb5067be3aa9b1571854a689a</text:p>
            <text:p>8eef25313b3e3fac68c0b639d7370f4dfa9e09e7</text:p>
            <text:p>82787d7489d237bb8ab29f863cda411cca81e2b7</text:p>
            <text:p>57dae8d3aa33d60b22e9cc531ddf8ecbb2e7f1bb</text:p>
            <text:p>72175070cee07cbd7bffa7618c1923513d6ec075</text:p>
            <text:p>e5ad898aff5bb6100dafb5bc3ef6d353f877b124</text:p>
            <text:p>a2d1d96368f89d9bf2e67becb8cb98c83e8cc22f</text:p>
            <text:p>bf03bfe1982e6ebecf83830f97c56b32700e63f2</text:p>
            <text:p>4c777f985374d8ba13cd9f9a74420b268d58e277</text:p>
            <text:p>d5448bf038e378aae4ce0245f8ab16a31c273362</text:p>
            <text:p>ffe77f97ac04519157641c7f5cceb195155d9d11</text:p>
            <text:p>cf65a8e41245d720044dd1aa39f367457f8a7381</text:p>
          </table:table-cell>
          <table:table-cell table:style-name="ce45" office:value-type="string" calcext:value-type="string">
            <text:p>Small internals fixes and features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Andreas Brzesowsky</text:p>
          </table:table-cell>
          <table:table-cell table:style-name="ce40" office:value-type="string" calcext:value-type="string">
            <text:p>8c5795097ccf2fd91dc127f29cb4f403422c5c70</text:p>
            <text:p>5d571054f44adf2aa2b262c1ecf1b92da522eaed</text:p>
            <text:p>d3dee2b674939b1242ca1aaa0f139c1bcd52a3c6</text:p>
            <text:p>16e6716090019b303f97f98ac094f245f6c4caa8</text:p>
            <text:p>eb792ef58d81767af6a7ac5437b50b9802c5a792</text:p>
            <text:p>f765817cef600105735812cd508df4607ac8f4b3</text:p>
            <text:p>6ba9ad2826e40e56f0178880dbdc802d086eeeb2</text:p>
            <text:p>9a427a5d8db6e3e63b3c94b7541251a9f78afab9</text:p>
          </table:table-cell>
          <table:table-cell table:style-name="ce45" office:value-type="string" calcext:value-type="string">
            <text:p>AES2/AES3 crypto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Matthias Brinke</text:p>
          </table:table-cell>
          <table:table-cell table:style-name="ce40" office:value-type="string" calcext:value-type="string">
            <text:p>634a5ecbce13bc4b6988ecbd1d01135eb1cbeafb</text:p>
            <text:p>ad380096cb907a26fc17efd76394d06e8761ea2e</text:p>
            <text:p>5ecbd84fa06860f8caa4f7b809b8174c43aa660e</text:p>
            <text:p>fb4b13f6703ea78ee2caa9bb968b9cd861c1c269</text:p>
            <text:p>170f4d76ce0d48ec7b287f1062b089e8f7544fb1</text:p>
            <text:p>230f573193a1d9fc1e4cd3b54139037d9c208dff</text:p>
            <text:p>e852696b261e419982ae9637cdcc1ce8b91937d8</text:p>
            <text:p>1510fe467827cee56ff7c13da43faf015480db71</text:p>
            <text:p>d5790c0a418685a290b2b4cea500d2c90fdb5660</text:p>
            <text:p>eb51ff8a7c390d035cbd117569ff8fae16c7ee80</text:p>
            <text:p>d384fcff47d869d62a10991605f2460480e07e26</text:p>
            <text:p>4090b742e490440cbdd55c6befbbdfcd9717c2d7</text:p>
            <text:p>09039f53f56818ad1105a45119db0b384eb02871</text:p>
            <text:p>1002095dc76f70789cede45b0558611672ee836b</text:p>
            <text:p>0bda7e5c6c98a7cf41e07b411dc3ec28f77393d6</text:p>
            <text:p>92decaf4c9fc280d41537ad92d0ae431202d7896</text:p>
            <text:p>08ad4989c622f8a8b37dd741002b5dadb32d487d</text:p>
            <text:p>05c57347fae52859b47b13f0371e8f6a5df7ecee</text:p>
            <text:p>1f7e5371e154e529ea3a4757e6bef36b163aea25</text:p>
            <text:p>bafc1572f1dc1199b5d054ed1b99321b3cd918b3</text:p>
            <text:p>92e73b8e8801e7c3472c6ddd5e69099c1a1a5a37</text:p>
            <text:p>7f31c115f8f3620ab4ea0a7e032e8fd18a1a485c</text:p>
            <text:p>b6307db771e63475abfd56482754790df9f025a8</text:p>
            <text:p>66348cbd7451d8a02543ee74b61c5728a64a2630</text:p>
            <text:p>b9b3cc598bc3b33523cd100b0491d8f8a01c562f</text:p>
            <text:p>f2e950aa49450be4bc39c2b1f7e817983aa64bc6</text:p>
            <text:p>4a957d87b51f1a01bb0338267eae4314086f17a9</text:p>
            <text:p>322a50377d2e929afaec2cc4d31a4a299472abb5</text:p>
            <text:p>c5f3896a099ac0261acbada2e76d5b0f63adfc7b</text:p>
            <text:p>8aa4a02c7c7ac8abf75f7cfe6c6742c887eabb3b</text:p>
            <text:p>8ee651a50a6f3fa472377b815d0fac0b5597e50d</text:p>
            <text:p>b199aa362da210954617b8f7f56fd6f76af36a09</text:p>
            <text:p>28ec96e87da8fca354bb1881b4d476086d1a6a89</text:p>
            <text:p>0fd8ed2f3fdb5e6adfafdd013ec95fd89ffc5716</text:p>
            <text:p>b2ea7aeacd0c80ff50a950af5e660feec6a8056c</text:p>
            <text:p>4f4fc4dae1a8bdf54d8134be0fd236f0659206ca</text:p>
            <text:p>e5b61f9cfc32240aecde465856c6c51220759458</text:p>
            <text:p>ad900bde2ed3a2d622454649a170d1b43b360fe1</text:p>
            <text:p>97fd80961446ff05402a68bdef3c8b9b7c90f1d3</text:p>
            <text:p>4479eb1eb78810123fccc2a0cd84a6e1a0fa886b</text:p>
            <text:p>cb842df85c6480a3d6b888b4fc2ede3eb4094f39</text:p>
            <text:p>fa99a45a9a077a471666f087f4395e29bdb9ee5d</text:p>
            <text:p>4d441994ca63b6b956cdb5702e92d2918b60057e</text:p>
            <text:p>136cad968f077de89dccb9eb3dab77a6b534fccb</text:p>
            <text:p>2032c9300c376c86116a62e7144ca52c0bb47e9c</text:p>
            <text:p>944ada177e945cdcd92bc867cf0d322128742268</text:p>
            <text:p>91c5566a013a6814b2014f1a05c66d06281d9bb5</text:p>
            <text:p>d18ab012cba7fda78256ac3368615dc2909d6d18</text:p>
            <text:p>038e98f99887ac1740846bab05da916b9c2629d9</text:p>
            <text:p>ea44a6d76ccc5443a0949449c2087cb82e15ec67</text:p>
            <text:p>775725cf45c3f388e5caf3b256d3438e009055fd</text:p>
            <text:p>63e770f5026cfd1408405b697b359b8bb407d506</text:p>
            <text:p>d06dc4c85929c859562ae20f8600a0f172ecbaf7</text:p>
            <text:p>7ed5ddcd291c27c12ebda924ff1f38eec7ae7dc0</text:p>
            <text:p>0a738c41ea05ea256457f961cae2cc1c0daa965e</text:p>
            <text:p>037409aa992eba397cbcb0f5d9794da356720743</text:p>
            <text:p>a361a4689c9c07a3fe58e0e863ef1dbecdd9e49f</text:p>
            <text:p>04f9c4fa68a770e5667e7fbfb01346b3d1f94701</text:p>
            <text:p>d5126b6192308185c3bdcd0f614779c604f5df7c</text:p>
            <text:p>967bc194b954fb8bff543bf0ca2cf95889bcdf81</text:p>
            <text:p>a4803f7581f21143525e66ebcbe4e4c6e24ec0ab</text:p>
            <text:p>6e2ce943dbc7bd49dcda2a29b76d3d9c9c06e160</text:p>
            <text:p>2257dd8f5ece054e4f29347fd0d2a7463b63b2e9</text:p>
            <text:p>89ea006474e35526b70ef95b2f3685230c95081d</text:p>
            <text:p>8133f960359ae09bf33437a98a59ea472fc1bff0</text:p>
            <text:p>ac6bfafeed2cb21eb69b7a4cb30a6c007c9cd1b1</text:p>
            <text:p>5d66a626ea54e8ca0575e1a6b0cd1bb1c18862ff</text:p>
            <text:p>e9864ef9e4309461bd90f7080dc122704fd317ef</text:p>
            <text:p>a80e6165496fcaf4dca0350e73d2d01727a827a6</text:p>
            <text:p>fc46d4502843531cb99d345a7098d35bff2b54c7</text:p>
            <text:p>b3696e7d64d62ac3924995b24fd9f4ca5c3f47c6</text:p>
            <text:p>be1ecd364f62c87646f4a620a43302843871e087</text:p>
            <text:p>65c435c5c4402b0ae1d04278afb6ef30932d0c95</text:p>
            <text:p>daf4c2e8b9ecb7dd9d16d7ddb5e1de365b33b04b</text:p>
            <text:p>d8de46a82e42674fd53cc53d05316b7513d2577e</text:p>
          </table:table-cell>
          <table:table-cell table:style-name="ce45" office:value-type="string" calcext:value-type="string">
            <text:p>Maintenance, security fixes</text:p>
          </table:table-cell>
          <table:table-cell table:style-name="ce48" office:value-type="string" calcext:value-type="string">
            <text:p>No answer</text:p>
          </table:table-cell>
          <table:table-cell table:style-name="ce52" office:value-type="string" calcext:value-type="string">
            <text:p>See "Matthias Brinke Contributions" sheet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Josef Rokos</text:p>
          </table:table-cell>
          <table:table-cell table:style-name="ce40" office:value-type="string" calcext:value-type="string">
            <text:p>bf0355b172fa90dd454d9ce72fe0f090b028f799</text:p>
            <text:p>41cd6dd504d64b0ee1233f34d31caad243e0b671</text:p>
            <text:p>85c01e0a0791e99d192d0bc0175cd4b466091997</text:p>
            <text:p>2db5a996ab5289fe313521f62ef5fd8178d48dec</text:p>
            <text:p>262c2c6ff057ec391a3e7b990f1a46ee1bde66c8</text:p>
            <text:p>e6d4431f2ae7018dfe9ffee1f532a63cfbfb69e1</text:p>
            <text:p>289066dea9d43ff12e23f923e952e0e79b9ef4b9</text:p>
            <text:p>5723d09bbab68340a3a32923d90910c3d6912cdd</text:p>
          </table:table-cell>
          <table:table-cell table:style-name="ce45" office:value-type="string" calcext:value-type="string">
            <text:p>Encodings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Francesco Pretto</text:p>
          </table:table-cell>
          <table:table-cell table:style-name="ce40" office:value-type="string" calcext:value-type="string">
            <text:p>f3323e7420447d23d2c22859aaaff579c5575f9e</text:p>
            <text:p>53570db2ecfeff319dcda889b32b124b250a3e2b</text:p>
            <text:p>48ac5af4c2ef154beeb350c40f9e869593e990d2</text:p>
            <text:p>45cdfb4b8ab2b6a51374a511b15d2a7e9500c8f3</text:p>
            <text:p>82787d7489d237bb8ab29f863cda411cca81e2b7</text:p>
            <text:p>617d74713aeedc5e0bce1dad0c42889fb409b5c4</text:p>
            <text:p>b07faa8bec77ffa47e4b7b4203a93cd49ea359bd</text:p>
            <text:p>cb979fb7ce1e90f3d5f31d8252687627ab318d04</text:p>
            <text:p>0284fc10bac2acf70f6f8561180b945c63b53ca5</text:p>
            <text:p>eff80d77b482783b78dbc276bc412342c5358a6f</text:p>
            <text:p>ddee9276c7a281de379b1582c2338b87575fc1be</text:p>
            <text:p>ba5f4ce74ded5b150443fe221a7efb6d205aa9eb</text:p>
            <text:p>29c3861ada186c0052ae360119eb2433109051b3</text:p>
            <text:p>d12cd2c72f072cfbca6e4a3b9a6d653888c2003b</text:p>
            <text:p>7d3cbd9df45fb2caaff72469a5b2974e33500ff8</text:p>
            <text:p>2dd829153b8c3355966912c377f369d7f921806f</text:p>
            <text:p>24ea775070adb360a9980346e4db54dbd2c8036e</text:p>
            <text:p>38e5f28f917595c5a74c73297c710fb5f8de9020</text:p>
            <text:p>6b6b8576ed248ed1db7ffb5ee27e45b4a8adddb9</text:p>
            <text:p>ffd68a4b7d2d2d2a51421e7a995af4807a7e6381</text:p>
          </table:table-cell>
          <table:table-cell table:style-name="ce45" office:value-type="string" calcext:value-type="string">
            <text:p>Internal refactors</text:p>
          </table:table-cell>
          <table:table-cell table:style-name="ce47" office:value-type="string" calcext:value-type="string">
            <text:p>Permission received</text:p>
          </table:table-cell>
          <table:table-cell table:style-name="ce51" office:value-type="string" calcext:value-type="string">
            <text:p>No action necessary</text:p>
          </table:table-cell>
          <table:table-cell table:number-columns-repeated="1019"/>
        </table:table-row>
        <table:table-row table:style-name="ro2">
          <table:table-cell table:style-name="ce41" office:value-type="string" calcext:value-type="string">
            <text:p>John Senneker</text:p>
          </table:table-cell>
          <table:table-cell table:style-name="ce43" office:value-type="string" calcext:value-type="string">
            <text:p>e218044299433ee8fe49476ce37f3c6266f176bc</text:p>
            <text:p>ca02c5a844c6ca341ec6ed667f3a20a364e51ab6</text:p>
          </table:table-cell>
          <table:table-cell table:style-name="ce46" office:value-type="string" calcext:value-type="string">
            <text:p>PNG Paeth filter</text:p>
            <text:p/>
          </table:table-cell>
          <table:table-cell table:style-name="ce49" office:value-type="string" calcext:value-type="string">
            <text:p>Permission received</text:p>
          </table:table-cell>
          <table:table-cell table:style-name="ce53" office:value-type="string" calcext:value-type="string">
            <text:p>No action necessa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3" table:number-rows-repeated="983">
          <table:table-cell/>
          <table:table-cell table:style-name="ce40"/>
          <table:table-cell table:style-name="ce45"/>
          <table:table-cell table:number-columns-repeated="1021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thias Brinke contribution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20" table:default-cell-style-name="Default"/>
        <table:table-row table:style-name="ro1">
          <table:table-cell table:style-name="ce56" office:value-type="string" calcext:value-type="string">
            <text:p>Commit</text:p>
          </table:table-cell>
          <table:table-cell table:style-name="ce56" office:value-type="string" calcext:value-type="string">
            <text:p>Link</text:p>
          </table:table-cell>
          <table:table-cell table:style-name="ce61" office:value-type="string" calcext:value-type="string">
            <text:p>Description</text:p>
          </table:table-cell>
          <table:table-cell table:style-name="ce66" office:value-type="string" calcext:value-type="string">
            <text:p>Action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634a5ecbce13bc4b6988ecbd1d01135eb1cbeafb</text:p>
          </table:table-cell>
          <table:table-cell table:style-name="ce59" office:value-type="string" calcext:value-type="string">
            <text:p><text:a xlink:href="https://github.com/podofo/podofo/commit/634a5ecbce13bc4b6988ecbd1d01135eb1cbeafb" xlink:type="simple">https://github.com/podofo/podofo/commit/634a5ecbce13bc4b6988ecbd1d01135eb1cbeafb</text:a></text:p>
          </table:table-cell>
          <table:table-cell table:style-name="ce62" office:value-type="string" calcext:value-type="string">
            <text:p>PdfXRefStreamParserObject::ParseStream Small patch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ad380096cb907a26fc17efd76394d06e8761ea2e</text:p>
          </table:table-cell>
          <table:table-cell table:style-name="ce59" office:value-type="string" calcext:value-type="string">
            <text:p><text:a xlink:href="https://github.com/podofo/podofo/commit/ad380096cb907a26fc17efd76394d06e8761ea2e" xlink:type="simple">https://github.com/podofo/podofo/commit/ad380096cb907a26fc17efd76394d06e8761ea2e</text:a></text:p>
          </table:table-cell>
          <table:table-cell table:style-name="ce62" office:value-type="string" calcext:value-type="string">
            <text:p>PdfPagesTree::GetPageNodeFromArray patch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5ecbd84fa06860f8caa4f7b809b8174c43aa660e</text:p>
          </table:table-cell>
          <table:table-cell table:style-name="ce59" office:value-type="string" calcext:value-type="string">
            <text:p><text:a xlink:href="https://github.com/podofo/podofo/commit/5ecbd84fa06860f8caa4f7b809b8174c43aa660e" xlink:type="simple">https://github.com/podofo/podofo/commit/5ecbd84fa06860f8caa4f7b809b8174c43aa660e</text:a></text:p>
          </table:table-cell>
          <table:table-cell table:style-name="ce62" office:value-type="string" calcext:value-type="string">
            <text:p>PdfPagesTree::GetPageNodeFromArray detect cycles [cor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6">
          <table:table-cell table:style-name="ce57" office:value-type="string" calcext:value-type="string">
            <text:p>fb4b13f6703ea78ee2caa9bb968b9cd861c1c269</text:p>
          </table:table-cell>
          <table:table-cell table:style-name="ce59" office:value-type="string" calcext:value-type="string">
            <text:p><text:a xlink:href="https://github.com/podofo/podofo/commit/fb4b13f6703ea78ee2caa9bb968b9cd861c1c269" xlink:type="simple">https://github.com/podofo/podofo/commit/fb4b13f6703ea78ee2caa9bb968b9cd861c1c269</text:a></text:p>
          </table:table-cell>
          <table:table-cell table:style-name="ce62" office:value-type="string" calcext:value-type="string">
            <text:p>PdfParser::ReadXRefContents: signed integer overflow and buffer overflow fixes. Couple of error detection tests plus one exception raising are still presents. Other error formating changes heavily evolved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170f4d76ce0d48ec7b287f1062b089e8f7544fb1</text:p>
          </table:table-cell>
          <table:table-cell table:style-name="ce59" office:value-type="string" calcext:value-type="string">
            <text:p><text:a xlink:href="https://github.com/podofo/podofo/commit/170f4d76ce0d48ec7b287f1062b089e8f7544fb1" xlink:type="simple">https://github.com/podofo/podofo/commit/170f4d76ce0d48ec7b287f1062b089e8f7544fb1</text:a></text:p>
          </table:table-cell>
          <table:table-cell table:style-name="ce62" office:value-type="string" calcext:value-type="string">
            <text:p>PdfEncrypt::CreatePdfEncrypt out of range value error fix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230f573193a1d9fc1e4cd3b54139037d9c208dff</text:p>
          </table:table-cell>
          <table:table-cell table:style-name="ce59" office:value-type="string" calcext:value-type="string">
            <text:p><text:a xlink:href="https://github.com/podofo/podofo/commit/230f573193a1d9fc1e4cd3b54139037d9c208dff" xlink:type="simple">https://github.com/podofo/podofo/commit/230f573193a1d9fc1e4cd3b54139037d9c208dff</text:a></text:p>
          </table:table-cell>
          <table:table-cell table:style-name="ce63" office:value-type="string" calcext:value-type="string">
            <text:p>podofoimpose: various fixes</text:p>
          </table:table-cell>
          <table:table-cell table:style-name="ce68" office:value-type="string" calcext:value-type="string">
            <text:p>No action deemed necessary for library re-licensing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e852696b261e419982ae9637cdcc1ce8b91937d8</text:p>
          </table:table-cell>
          <table:table-cell table:style-name="ce59" office:value-type="string" calcext:value-type="string">
            <text:p><text:a xlink:href="https://github.com/podofo/podofo/commit/e852696b261e419982ae9637cdcc1ce8b91937d8" xlink:type="simple">https://github.com/podofo/podofo/commit/e852696b261e419982ae9637cdcc1ce8b91937d8</text:a></text:p>
          </table:table-cell>
          <table:table-cell table:style-name="ce62" office:value-type="string" calcext:value-type="string">
            <text:p>PdfFilteredEncodeStream: Fixed failed assertion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1510fe467827cee56ff7c13da43faf015480db71</text:p>
          </table:table-cell>
          <table:table-cell table:style-name="ce59" office:value-type="string" calcext:value-type="string">
            <text:p><text:a xlink:href="https://github.com/podofo/podofo/commit/1510fe467827cee56ff7c13da43faf015480db71" xlink:type="simple">https://github.com/podofo/podofo/commit/1510fe467827cee56ff7c13da43faf015480db71</text:a></text:p>
          </table:table-cell>
          <table:table-cell table:style-name="ce62" office:value-type="string" calcext:value-type="string">
            <text:p>PdfFontFactory::CreateFont: nullptr fix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d5790c0a418685a290b2b4cea500d2c90fdb5660</text:p>
          </table:table-cell>
          <table:table-cell table:style-name="ce59" office:value-type="string" calcext:value-type="string">
            <text:p><text:a xlink:href="https://github.com/podofo/podofo/commit/d5790c0a418685a290b2b4cea500d2c90fdb5660" xlink:type="simple">https://github.com/podofo/podofo/commit/d5790c0a418685a290b2b4cea500d2c90fdb5660</text:a></text:p>
          </table:table-cell>
          <table:table-cell table:style-name="ce62" office:value-type="string" calcext:value-type="string">
            <text:p>PdfFontFactory::CreateFont: nullptr fix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eb51ff8a7c390d035cbd117569ff8fae16c7ee80</text:p>
          </table:table-cell>
          <table:table-cell table:style-name="ce59" office:value-type="string" calcext:value-type="string">
            <text:p><text:a xlink:href="https://github.com/podofo/podofo/commit/eb51ff8a7c390d035cbd117569ff8fae16c7ee80" xlink:type="simple">https://github.com/podofo/podofo/commit/eb51ff8a7c390d035cbd117569ff8fae16c7ee80</text:a></text:p>
          </table:table-cell>
          <table:table-cell table:style-name="ce62" office:value-type="string" calcext:value-type="string">
            <text:p>podofoimpose: PdfTranslator nullptr fix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d384fcff47d869d62a10991605f2460480e07e26</text:p>
          </table:table-cell>
          <table:table-cell table:style-name="ce59" office:value-type="string" calcext:value-type="string">
            <text:p><text:a xlink:href="https://github.com/podofo/podofo/commit/d384fcff47d869d62a10991605f2460480e07e26" xlink:type="simple">https://github.com/podofo/podofo/commit/d384fcff47d869d62a10991605f2460480e07e26</text:a></text:p>
          </table:table-cell>
          <table:table-cell table:style-name="ce63" office:value-type="string" calcext:value-type="string">
            <text:p>podofoimpose: PdfTranslator cycle detection</text:p>
          </table:table-cell>
          <table:table-cell table:style-name="ce68" office:value-type="string" calcext:value-type="string">
            <text:p>No action deemed necessary for library re-licensing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4090b742e490440cbdd55c6befbbdfcd9717c2d7</text:p>
          </table:table-cell>
          <table:table-cell table:style-name="ce59" office:value-type="string" calcext:value-type="string">
            <text:p><text:a xlink:href="https://github.com/podofo/podofo/commit/4090b742e490440cbdd55c6befbbdfcd9717c2d7" xlink:type="simple">https://github.com/podofo/podofo/commit/4090b742e490440cbdd55c6befbbdfcd9717c2d7</text:a></text:p>
          </table:table-cell>
          <table:table-cell table:style-name="ce62" office:value-type="string" calcext:value-type="string">
            <text:p>PdfMemDocument: Fix leak in case of invalid password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09039f53f56818ad1105a45119db0b384eb02871</text:p>
          </table:table-cell>
          <table:table-cell table:style-name="ce59" office:value-type="string" calcext:value-type="string">
            <text:p><text:a xlink:href="https://github.com/podofo/podofo/commit/09039f53f56818ad1105a45119db0b384eb02871" xlink:type="simple">https://github.com/podofo/podofo/commit/09039f53f56818ad1105a45119db0b384eb02871</text:a></text:p>
          </table:table-cell>
          <table:table-cell table:style-name="ce62" office:value-type="string" calcext:value-type="string">
            <text:p>PODOFO_DEPRECATED definition handling [code removed]</text:p>
          </table:table-cell>
          <table:table-cell table:style-name="ce67" office:value-type="string" calcext:value-type="string">
            <text:p>Removed the obsolete handling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1002095dc76f70789cede45b0558611672ee836b</text:p>
          </table:table-cell>
          <table:table-cell table:style-name="ce59" office:value-type="string" calcext:value-type="string">
            <text:p><text:a xlink:href="https://github.com/podofo/podofo/commit/1002095dc76f70789cede45b0558611672ee836b" xlink:type="simple">https://github.com/podofo/podofo/commit/1002095dc76f70789cede45b0558611672ee836b</text:a></text:p>
          </table:table-cell>
          <table:table-cell table:style-name="ce62" office:value-type="string" calcext:value-type="string">
            <text:p>podofoimpose: PdfTranslator onliner fix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0bda7e5c6c98a7cf41e07b411dc3ec28f77393d6</text:p>
          </table:table-cell>
          <table:table-cell table:style-name="ce59" office:value-type="string" calcext:value-type="string">
            <text:p><text:a xlink:href="https://github.com/podofo/podofo/commit/0bda7e5c6c98a7cf41e07b411dc3ec28f77393d6" xlink:type="simple">https://github.com/podofo/podofo/commit/0bda7e5c6c98a7cf41e07b411dc3ec28f77393d6</text:a></text:p>
          </table:table-cell>
          <table:table-cell table:style-name="ce62" office:value-type="string" calcext:value-type="string">
            <text:p>podofoimpose: PdfTranslator onliner nullptr fix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92decaf4c9fc280d41537ad92d0ae431202d7896</text:p>
          </table:table-cell>
          <table:table-cell table:style-name="ce59" office:value-type="string" calcext:value-type="string">
            <text:p><text:a xlink:href="https://github.com/podofo/podofo/commit/92decaf4c9fc280d41537ad92d0ae431202d7896" xlink:type="simple">https://github.com/podofo/podofo/commit/92decaf4c9fc280d41537ad92d0ae431202d7896</text:a></text:p>
          </table:table-cell>
          <table:table-cell table:style-name="ce62" office:value-type="string" calcext:value-type="string">
            <text:p>PlanReader_Legacy: onliner fix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08ad4989c622f8a8b37dd741002b5dadb32d487d</text:p>
          </table:table-cell>
          <table:table-cell table:style-name="ce59" office:value-type="string" calcext:value-type="string">
            <text:p><text:a xlink:href="https://github.com/podofo/podofo/commit/08ad4989c622f8a8b37dd741002b5dadb32d487d" xlink:type="simple">https://github.com/podofo/podofo/commit/08ad4989c622f8a8b37dd741002b5dadb32d487d</text:a></text:p>
          </table:table-cell>
          <table:table-cell table:style-name="ce62" office:value-type="string" calcext:value-type="string">
            <text:p>podofoimpose: PdfTranslator onliner fix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05c57347fae52859b47b13f0371e8f6a5df7ecee</text:p>
          </table:table-cell>
          <table:table-cell table:style-name="ce59" office:value-type="string" calcext:value-type="string">
            <text:p><text:a xlink:href="https://github.com/podofo/podofo/commit/05c57347fae52859b47b13f0371e8f6a5df7ecee" xlink:type="simple">https://github.com/podofo/podofo/commit/05c57347fae52859b47b13f0371e8f6a5df7ecee</text:a></text:p>
          </table:table-cell>
          <table:table-cell table:style-name="ce62" office:value-type="string" calcext:value-type="string">
            <text:p>C++98 compilation fixe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1f7e5371e154e529ea3a4757e6bef36b163aea25</text:p>
          </table:table-cell>
          <table:table-cell table:style-name="ce59" office:value-type="string" calcext:value-type="string">
            <text:p><text:a xlink:href="https://github.com/podofo/podofo/commit/1f7e5371e154e529ea3a4757e6bef36b163aea25" xlink:type="simple">https://github.com/podofo/podofo/commit/1f7e5371e154e529ea3a4757e6bef36b163aea25</text:a></text:p>
          </table:table-cell>
          <table:table-cell table:style-name="ce62" office:value-type="string" calcext:value-type="string">
            <text:p>PdfString documentation clarification [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bafc1572f1dc1199b5d054ed1b99321b3cd918b3</text:p>
          </table:table-cell>
          <table:table-cell table:style-name="ce59" office:value-type="string" calcext:value-type="string">
            <text:p><text:a xlink:href="https://github.com/podofo/podofo/commit/bafc1572f1dc1199b5d054ed1b99321b3cd918b3" xlink:type="simple">https://github.com/podofo/podofo/commit/bafc1572f1dc1199b5d054ed1b99321b3cd918b3</text:a></text:p>
          </table:table-cell>
          <table:table-cell table:style-name="ce62" office:value-type="string" calcext:value-type="string">
            <text:p>podofoimpose: PdfTranslator nullptr fix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92e73b8e8801e7c3472c6ddd5e69099c1a1a5a37</text:p>
          </table:table-cell>
          <table:table-cell table:style-name="ce59" office:value-type="string" calcext:value-type="string">
            <text:p><text:a xlink:href="https://github.com/podofo/podofo/commit/92e73b8e8801e7c3472c6ddd5e69099c1a1a5a37" xlink:type="simple">https://github.com/podofo/podofo/commit/92e73b8e8801e7c3472c6ddd5e69099c1a1a5a37</text:a></text:p>
          </table:table-cell>
          <table:table-cell table:style-name="ce62" office:value-type="string" calcext:value-type="string">
            <text:p>PdfString::ConvertUTF16toUTF8 and utf8 hadling fix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7f31c115f8f3620ab4ea0a7e032e8fd18a1a485c</text:p>
          </table:table-cell>
          <table:table-cell table:style-name="ce59" office:value-type="string" calcext:value-type="string">
            <text:p><text:a xlink:href="https://github.com/podofo/podofo/commit/7f31c115f8f3620ab4ea0a7e032e8fd18a1a485c" xlink:type="simple">https://github.com/podofo/podofo/commit/7f31c115f8f3620ab4ea0a7e032e8fd18a1a485c</text:a></text:p>
          </table:table-cell>
          <table:table-cell table:style-name="ce62" office:value-type="string" calcext:value-type="string">
            <text:p>PdfNamesTree::AddToDictionary small patch, partly reworked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b6307db771e63475abfd56482754790df9f025a8</text:p>
          </table:table-cell>
          <table:table-cell table:style-name="ce59" office:value-type="string" calcext:value-type="string">
            <text:p><text:a xlink:href="https://github.com/podofo/podofo/commit/b6307db771e63475abfd56482754790df9f025a8" xlink:type="simple">https://github.com/podofo/podofo/commit/b6307db771e63475abfd56482754790df9f025a8</text:a></text:p>
          </table:table-cell>
          <table:table-cell table:style-name="ce62" office:value-type="string" calcext:value-type="string">
            <text:p>Documentation typo fixes/clarification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66348cbd7451d8a02543ee74b61c5728a64a2630</text:p>
          </table:table-cell>
          <table:table-cell table:style-name="ce59" office:value-type="string" calcext:value-type="string">
            <text:p><text:a xlink:href="https://github.com/podofo/podofo/commit/66348cbd7451d8a02543ee74b61c5728a64a2630" xlink:type="simple">https://github.com/podofo/podofo/commit/66348cbd7451d8a02543ee74b61c5728a64a2630</text:a></text:p>
          </table:table-cell>
          <table:table-cell table:style-name="ce62" office:value-type="string" calcext:value-type="string">
            <text:p>PdfVariant documentation, PdfDataType sentinel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b9b3cc598bc3b33523cd100b0491d8f8a01c562f</text:p>
          </table:table-cell>
          <table:table-cell table:style-name="ce59" office:value-type="string" calcext:value-type="string">
            <text:p><text:a xlink:href="https://github.com/podofo/podofo/commit/b9b3cc598bc3b33523cd100b0491d8f8a01c562f" xlink:type="simple">https://github.com/podofo/podofo/commit/b9b3cc598bc3b33523cd100b0491d8f8a01c562f</text:a></text:p>
          </table:table-cell>
          <table:table-cell table:style-name="ce62" office:value-type="string" calcext:value-type="string">
            <text:p>PdfVariant: oneliner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f2e950aa49450be4bc39c2b1f7e817983aa64bc6</text:p>
          </table:table-cell>
          <table:table-cell table:style-name="ce59" office:value-type="string" calcext:value-type="string">
            <text:p><text:a xlink:href="https://github.com/podofo/podofo/commit/f2e950aa49450be4bc39c2b1f7e817983aa64bc6" xlink:type="simple">https://github.com/podofo/podofo/commit/f2e950aa49450be4bc39c2b1f7e817983aa64bc6</text:a></text:p>
          </table:table-cell>
          <table:table-cell table:style-name="ce62" office:value-type="string" calcext:value-type="string">
            <text:p>podofocrop: nullptr fix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4a957d87b51f1a01bb0338267eae4314086f17a9</text:p>
          </table:table-cell>
          <table:table-cell table:style-name="ce59" office:value-type="string" calcext:value-type="string">
            <text:p><text:a xlink:href="https://github.com/podofo/podofo/commit/4a957d87b51f1a01bb0338267eae4314086f17a9" xlink:type="simple">https://github.com/podofo/podofo/commit/4a957d87b51f1a01bb0338267eae4314086f17a9</text:a></text:p>
          </table:table-cell>
          <table:table-cell table:style-name="ce62" office:value-type="string" calcext:value-type="string">
            <text:p>PdfPage::GetPageNumber() fix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322a50377d2e929afaec2cc4d31a4a299472abb5</text:p>
          </table:table-cell>
          <table:table-cell table:style-name="ce59" office:value-type="string" calcext:value-type="string">
            <text:p><text:a xlink:href="https://github.com/podofo/podofo/commit/322a50377d2e929afaec2cc4d31a4a299472abb5" xlink:type="simple">https://github.com/podofo/podofo/commit/322a50377d2e929afaec2cc4d31a4a299472abb5</text:a></text:p>
          </table:table-cell>
          <table:table-cell table:style-name="ce62" office:value-type="string" calcext:value-type="string">
            <text:p>Documentation typo fixe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c5f3896a099ac0261acbada2e76d5b0f63adfc7b</text:p>
          </table:table-cell>
          <table:table-cell table:style-name="ce59" office:value-type="string" calcext:value-type="string">
            <text:p><text:a xlink:href="https://github.com/podofo/podofo/commit/c5f3896a099ac0261acbada2e76d5b0f63adfc7b" xlink:type="simple">https://github.com/podofo/podofo/commit/c5f3896a099ac0261acbada2e76d5b0f63adfc7b</text:a></text:p>
          </table:table-cell>
          <table:table-cell table:style-name="ce62" office:value-type="string" calcext:value-type="string">
            <text:p>podofoimpose: PdfTranslator nullptr fix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8aa4a02c7c7ac8abf75f7cfe6c6742c887eabb3b</text:p>
          </table:table-cell>
          <table:table-cell table:style-name="ce59" office:value-type="string" calcext:value-type="string">
            <text:p><text:a xlink:href="https://github.com/podofo/podofo/commit/8aa4a02c7c7ac8abf75f7cfe6c6742c887eabb3b" xlink:type="simple">https://github.com/podofo/podofo/commit/8aa4a02c7c7ac8abf75f7cfe6c6742c887eabb3b</text:a></text:p>
          </table:table-cell>
          <table:table-cell table:style-name="ce62" office:value-type="string" calcext:value-type="string">
            <text:p>PdfVecObjects Get/Set MaxReserveSize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8ee651a50a6f3fa472377b815d0fac0b5597e50d</text:p>
          </table:table-cell>
          <table:table-cell table:style-name="ce59" office:value-type="string" calcext:value-type="string">
            <text:p><text:a xlink:href="https://github.com/podofo/podofo/commit/8ee651a50a6f3fa472377b815d0fac0b5597e50d" xlink:type="simple">https://github.com/podofo/podofo/commit/8ee651a50a6f3fa472377b815d0fac0b5597e50d</text:a></text:p>
          </table:table-cell>
          <table:table-cell table:style-name="ce62" office:value-type="string" calcext:value-type="string">
            <text:p>Added PdfDictionary::MustGetKey()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b199aa362da210954617b8f7f56fd6f76af36a09</text:p>
          </table:table-cell>
          <table:table-cell table:style-name="ce59" office:value-type="string" calcext:value-type="string">
            <text:p><text:a xlink:href="https://github.com/podofo/podofo/commit/b199aa362da210954617b8f7f56fd6f76af36a09" xlink:type="simple">https://github.com/podofo/podofo/commit/b199aa362da210954617b8f7f56fd6f76af36a09</text:a></text:p>
          </table:table-cell>
          <table:table-cell table:style-name="ce62" office:value-type="string" calcext:value-type="string">
            <text:p>PdfDocument::Append nullptr fix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28ec96e87da8fca354bb1881b4d476086d1a6a89</text:p>
          </table:table-cell>
          <table:table-cell table:style-name="ce59" office:value-type="string" calcext:value-type="string">
            <text:p><text:a xlink:href="https://github.com/podofo/podofo/commit/28ec96e87da8fca354bb1881b4d476086d1a6a89" xlink:type="simple">https://github.com/podofo/podofo/commit/28ec96e87da8fca354bb1881b4d476086d1a6a89</text:a></text:p>
          </table:table-cell>
          <table:table-cell table:style-name="ce62" office:value-type="string" calcext:value-type="string">
            <text:p>PdfFontFactory::CreateFont fix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0fd8ed2f3fdb5e6adfafdd013ec95fd89ffc5716</text:p>
          </table:table-cell>
          <table:table-cell table:style-name="ce59" office:value-type="string" calcext:value-type="string">
            <text:p><text:a xlink:href="https://github.com/podofo/podofo/commit/0fd8ed2f3fdb5e6adfafdd013ec95fd89ffc5716" xlink:type="simple">https://github.com/podofo/podofo/commit/0fd8ed2f3fdb5e6adfafdd013ec95fd89ffc5716</text:a></text:p>
          </table:table-cell>
          <table:table-cell table:style-name="ce62" office:value-type="string" calcext:value-type="string">
            <text:p>PdfFontFactory::CreateFont fix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b2ea7aeacd0c80ff50a950af5e660feec6a8056c</text:p>
          </table:table-cell>
          <table:table-cell table:style-name="ce59" office:value-type="string" calcext:value-type="string">
            <text:p><text:a xlink:href="https://github.com/podofo/podofo/commit/b2ea7aeacd0c80ff50a950af5e660feec6a8056c" xlink:type="simple">https://github.com/podofo/podofo/commit/b2ea7aeacd0c80ff50a950af5e660feec6a8056c</text:a></text:p>
          </table:table-cell>
          <table:table-cell table:style-name="ce62" office:value-type="string" calcext:value-type="string">
            <text:p>PdfPage: Oneliner fix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4f4fc4dae1a8bdf54d8134be0fd236f0659206ca</text:p>
          </table:table-cell>
          <table:table-cell table:style-name="ce59" office:value-type="string" calcext:value-type="string">
            <text:p><text:a xlink:href="https://github.com/podofo/podofo/commit/4f4fc4dae1a8bdf54d8134be0fd236f0659206ca" xlink:type="simple">https://github.com/podofo/podofo/commit/4f4fc4dae1a8bdf54d8134be0fd236f0659206ca</text:a></text:p>
          </table:table-cell>
          <table:table-cell table:style-name="ce62" office:value-type="string" calcext:value-type="string">
            <text:p>Removed man/podofobox.1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e5b61f9cfc32240aecde465856c6c51220759458</text:p>
          </table:table-cell>
          <table:table-cell table:style-name="ce59" office:value-type="string" calcext:value-type="string">
            <text:p><text:a xlink:href="https://github.com/podofo/podofo/commit/e5b61f9cfc32240aecde465856c6c51220759458" xlink:type="simple">https://github.com/podofo/podofo/commit/e5b61f9cfc32240aecde465856c6c51220759458</text:a></text:p>
          </table:table-cell>
          <table:table-cell table:style-name="ce62" office:value-type="string" calcext:value-type="string">
            <text:p>PdfOutlineItem: Oneliner fix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ad900bde2ed3a2d622454649a170d1b43b360fe1</text:p>
          </table:table-cell>
          <table:table-cell table:style-name="ce59" office:value-type="string" calcext:value-type="string">
            <text:p><text:a xlink:href="https://github.com/podofo/podofo/commit/ad900bde2ed3a2d622454649a170d1b43b360fe1" xlink:type="simple">https://github.com/podofo/podofo/commit/ad900bde2ed3a2d622454649a170d1b43b360fe1</text:a></text:p>
          </table:table-cell>
          <table:table-cell table:style-name="ce62" office:value-type="string" calcext:value-type="string">
            <text:p>CMakeLists.txt: removed compiler detection and visibility handling [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97fd80961446ff05402a68bdef3c8b9b7c90f1d3</text:p>
          </table:table-cell>
          <table:table-cell table:style-name="ce59" office:value-type="string" calcext:value-type="string">
            <text:p><text:a xlink:href="https://github.com/podofo/podofo/commit/97fd80961446ff05402a68bdef3c8b9b7c90f1d3" xlink:type="simple">https://github.com/podofo/podofo/commit/97fd80961446ff05402a68bdef3c8b9b7c90f1d3</text:a></text:p>
          </table:table-cell>
          <table:table-cell table:style-name="ce62" office:value-type="string" calcext:value-type="string">
            <text:p>Tests CPPUNIT_ASSERT_EQUAL swap args [cppunit is not used anymore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4479eb1eb78810123fccc2a0cd84a6e1a0fa886b</text:p>
          </table:table-cell>
          <table:table-cell table:style-name="ce59" office:value-type="string" calcext:value-type="string">
            <text:p><text:a xlink:href="https://github.com/podofo/podofo/commit/4479eb1eb78810123fccc2a0cd84a6e1a0fa886b" xlink:type="simple">https://github.com/podofo/podofo/commit/4479eb1eb78810123fccc2a0cd84a6e1a0fa886b</text:a></text:p>
          </table:table-cell>
          <table:table-cell table:style-name="ce62" office:value-type="string" calcext:value-type="string">
            <text:p>CVE mention in documentation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cb842df85c6480a3d6b888b4fc2ede3eb4094f39</text:p>
          </table:table-cell>
          <table:table-cell table:style-name="ce59" office:value-type="string" calcext:value-type="string">
            <text:p><text:a xlink:href="https://github.com/podofo/podofo/commit/cb842df85c6480a3d6b888b4fc2ede3eb4094f39" xlink:type="simple">https://github.com/podofo/podofo/commit/cb842df85c6480a3d6b888b4fc2ede3eb4094f39</text:a></text:p>
          </table:table-cell>
          <table:table-cell table:style-name="ce62" office:value-type="string" calcext:value-type="string">
            <text:p>Typos documentation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fa99a45a9a077a471666f087f4395e29bdb9ee5d</text:p>
          </table:table-cell>
          <table:table-cell table:style-name="ce59" office:value-type="string" calcext:value-type="string">
            <text:p><text:a xlink:href="https://github.com/podofo/podofo/commit/fa99a45a9a077a471666f087f4395e29bdb9ee5d" xlink:type="simple">https://github.com/podofo/podofo/commit/fa99a45a9a077a471666f087f4395e29bdb9ee5d</text:a></text:p>
          </table:table-cell>
          <table:table-cell table:style-name="ce62" office:value-type="string" calcext:value-type="string">
            <text:p>CMakeLists: Small changes [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4d441994ca63b6b956cdb5702e92d2918b60057e</text:p>
          </table:table-cell>
          <table:table-cell table:style-name="ce59" office:value-type="string" calcext:value-type="string">
            <text:p><text:a xlink:href="https://github.com/podofo/podofo/commit/4d441994ca63b6b956cdb5702e92d2918b60057e" xlink:type="simple">https://github.com/podofo/podofo/commit/4d441994ca63b6b956cdb5702e92d2918b60057e</text:a></text:p>
          </table:table-cell>
          <table:table-cell table:style-name="ce62" office:value-type="string" calcext:value-type="string">
            <text:p>PdfPage: Oneliner fix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136cad968f077de89dccb9eb3dab77a6b534fccb</text:p>
          </table:table-cell>
          <table:table-cell table:style-name="ce59" office:value-type="string" calcext:value-type="string">
            <text:p><text:a xlink:href="https://github.com/podofo/podofo/commit/136cad968f077de89dccb9eb3dab77a6b534fccb" xlink:type="simple">https://github.com/podofo/podofo/commit/136cad968f077de89dccb9eb3dab77a6b534fccb</text:a></text:p>
          </table:table-cell>
          <table:table-cell table:style-name="ce62" office:value-type="string" calcext:value-type="string">
            <text:p>PdfCCITTFilter: methods default throw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2032c9300c376c86116a62e7144ca52c0bb47e9c</text:p>
          </table:table-cell>
          <table:table-cell table:style-name="ce59" office:value-type="string" calcext:value-type="string">
            <text:p><text:a xlink:href="https://github.com/podofo/podofo/commit/2032c9300c376c86116a62e7144ca52c0bb47e9c" xlink:type="simple">https://github.com/podofo/podofo/commit/2032c9300c376c86116a62e7144ca52c0bb47e9c</text:a></text:p>
          </table:table-cell>
          <table:table-cell table:style-name="ce62" office:value-type="string" calcext:value-type="string">
            <text:p>License header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7">
          <table:table-cell table:style-name="ce57" office:value-type="string" calcext:value-type="string">
            <text:p>944ada177e945cdcd92bc867cf0d322128742268</text:p>
          </table:table-cell>
          <table:table-cell table:style-name="ce59" office:value-type="string" calcext:value-type="string">
            <text:p><text:a xlink:href="https://github.com/podofo/podofo/commit/944ada177e945cdcd92bc867cf0d322128742268" xlink:type="simple">https://github.com/podofo/podofo/commit/944ada177e945cdcd92bc867cf0d322128742268</text:a></text:p>
          </table:table-cell>
          <table:table-cell table:style-name="ce63" office:value-type="string" calcext:value-type="string">
            <text:p>PdfOutlineItem small patch</text:p>
          </table:table-cell>
          <table:table-cell table:style-name="ce68" office:value-type="string" calcext:value-type="string">
            <text:p>Rewrote the insertChildInternal check for same tree, see https://github.com/podofo/podofo/commit/fe9378bdf0b9ac81041087fcf840231ebb79a830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91c5566a013a6814b2014f1a05c66d06281d9bb5</text:p>
          </table:table-cell>
          <table:table-cell table:style-name="ce59" office:value-type="string" calcext:value-type="string">
            <text:p><text:a xlink:href="https://github.com/podofo/podofo/commit/91c5566a013a6814b2014f1a05c66d06281d9bb5" xlink:type="simple">https://github.com/podofo/podofo/commit/91c5566a013a6814b2014f1a05c66d06281d9bb5</text:a></text:p>
          </table:table-cell>
          <table:table-cell table:style-name="ce62" office:value-type="string" calcext:value-type="string">
            <text:p>Typo fixe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d18ab012cba7fda78256ac3368615dc2909d6d18</text:p>
          </table:table-cell>
          <table:table-cell table:style-name="ce59" office:value-type="string" calcext:value-type="string">
            <text:p><text:a xlink:href="https://github.com/podofo/podofo/commit/d18ab012cba7fda78256ac3368615dc2909d6d18" xlink:type="simple">https://github.com/podofo/podofo/commit/d18ab012cba7fda78256ac3368615dc2909d6d18</text:a></text:p>
          </table:table-cell>
          <table:table-cell table:style-name="ce62" office:value-type="string" calcext:value-type="string">
            <text:p>Typo fixe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038e98f99887ac1740846bab05da916b9c2629d9</text:p>
          </table:table-cell>
          <table:table-cell table:style-name="ce59" office:value-type="string" calcext:value-type="string">
            <text:p><text:a xlink:href="https://github.com/podofo/podofo/commit/038e98f99887ac1740846bab05da916b9c2629d9" xlink:type="simple">https://github.com/podofo/podofo/commit/038e98f99887ac1740846bab05da916b9c2629d9</text:a></text:p>
          </table:table-cell>
          <table:table-cell table:style-name="ce63" office:value-type="string" calcext:value-type="string">
            <text:p>PdfOutlineItem missing removal feature in SetPrevious() and SetNext(), small unlink fixes in Erase()</text:p>
          </table:table-cell>
          <table:table-cell table:style-name="ce69" office:value-type="string" calcext:value-type="string">
            <text:p><text:a xlink:href="https://github.com/podofo/podofo/commit/abeac7c358cd5cf8ae3edbe64269ee2dc5eb71df" xlink:type="simple">Readability cleanings and documentation in Erase(), see https://github.com/podofo/podofo/commit/abeac7c358cd5cf8ae3edbe64269ee2dc5eb71df</text:a>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ea44a6d76ccc5443a0949449c2087cb82e15ec67</text:p>
          </table:table-cell>
          <table:table-cell table:style-name="ce59" office:value-type="string" calcext:value-type="string">
            <text:p><text:a xlink:href="https://github.com/podofo/podofo/commit/ea44a6d76ccc5443a0949449c2087cb82e15ec67" xlink:type="simple">https://github.com/podofo/podofo/commit/ea44a6d76ccc5443a0949449c2087cb82e15ec67</text:a></text:p>
          </table:table-cell>
          <table:table-cell table:style-name="ce62" office:value-type="string" calcext:value-type="string">
            <text:p>Small patch, few lines remain</text:p>
          </table:table-cell>
          <table:table-cell table:style-name="ce67" office:value-type="string" calcext:value-type="string">
            <text:p>Removed some spurious code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775725cf45c3f388e5caf3b256d3438e009055fd</text:p>
          </table:table-cell>
          <table:table-cell table:style-name="ce59" office:value-type="string" calcext:value-type="string">
            <text:p><text:a xlink:href="https://github.com/podofo/podofo/commit/775725cf45c3f388e5caf3b256d3438e009055fd" xlink:type="simple">https://github.com/podofo/podofo/commit/775725cf45c3f388e5caf3b256d3438e009055fd</text:a></text:p>
          </table:table-cell>
          <table:table-cell table:style-name="ce62" office:value-type="string" calcext:value-type="string">
            <text:p>PdfPage::SetPageWidth and SetPageHeight fixes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63e770f5026cfd1408405b697b359b8bb407d506</text:p>
          </table:table-cell>
          <table:table-cell table:style-name="ce59" office:value-type="string" calcext:value-type="string">
            <text:p><text:a xlink:href="https://github.com/podofo/podofo/commit/63e770f5026cfd1408405b697b359b8bb407d506" xlink:type="simple">https://github.com/podofo/podofo/commit/63e770f5026cfd1408405b697b359b8bb407d506</text:a></text:p>
          </table:table-cell>
          <table:table-cell table:style-name="ce62" office:value-type="string" calcext:value-type="string">
            <text:p>Non ascii characters removed from source [german comments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d06dc4c85929c859562ae20f8600a0f172ecbaf7</text:p>
          </table:table-cell>
          <table:table-cell table:style-name="ce59" office:value-type="string" calcext:value-type="string">
            <text:p><text:a xlink:href="https://github.com/podofo/podofo/commit/d06dc4c85929c859562ae20f8600a0f172ecbaf7" xlink:type="simple">https://github.com/podofo/podofo/commit/d06dc4c85929c859562ae20f8600a0f172ecbaf7</text:a></text:p>
          </table:table-cell>
          <table:table-cell table:style-name="ce62" office:value-type="string" calcext:value-type="string">
            <text:p>Indentation fixe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7ed5ddcd291c27c12ebda924ff1f38eec7ae7dc0</text:p>
          </table:table-cell>
          <table:table-cell table:style-name="ce59" office:value-type="string" calcext:value-type="string">
            <text:p><text:a xlink:href="https://github.com/podofo/podofo/commit/7ed5ddcd291c27c12ebda924ff1f38eec7ae7dc0" xlink:type="simple">https://github.com/podofo/podofo/commit/7ed5ddcd291c27c12ebda924ff1f38eec7ae7dc0</text:a></text:p>
          </table:table-cell>
          <table:table-cell table:style-name="ce62" office:value-type="string" calcext:value-type="string">
            <text:p>Oneline warning fix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0a738c41ea05ea256457f961cae2cc1c0daa965e</text:p>
          </table:table-cell>
          <table:table-cell table:style-name="ce59" office:value-type="string" calcext:value-type="string">
            <text:p><text:a xlink:href="https://github.com/podofo/podofo/commit/0a738c41ea05ea256457f961cae2cc1c0daa965e" xlink:type="simple">https://github.com/podofo/podofo/commit/0a738c41ea05ea256457f961cae2cc1c0daa965e</text:a></text:p>
          </table:table-cell>
          <table:table-cell table:style-name="ce62" office:value-type="string" calcext:value-type="string">
            <text:p>Use of encodings naming correction in comment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037409aa992eba397cbcb0f5d9794da356720743</text:p>
          </table:table-cell>
          <table:table-cell table:style-name="ce59" office:value-type="string" calcext:value-type="string">
            <text:p><text:a xlink:href="https://github.com/podofo/podofo/commit/037409aa992eba397cbcb0f5d9794da356720743" xlink:type="simple">https://github.com/podofo/podofo/commit/037409aa992eba397cbcb0f5d9794da356720743</text:a></text:p>
          </table:table-cell>
          <table:table-cell table:style-name="ce62" office:value-type="string" calcext:value-type="string">
            <text:p>CMakeLists.txt edits [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a361a4689c9c07a3fe58e0e863ef1dbecdd9e49f</text:p>
          </table:table-cell>
          <table:table-cell table:style-name="ce59" office:value-type="string" calcext:value-type="string">
            <text:p><text:a xlink:href="https://github.com/podofo/podofo/commit/a361a4689c9c07a3fe58e0e863ef1dbecdd9e49f" xlink:type="simple">https://github.com/podofo/podofo/commit/a361a4689c9c07a3fe58e0e863ef1dbecdd9e49f</text:a></text:p>
          </table:table-cell>
          <table:table-cell table:style-name="ce62" office:value-type="string" calcext:value-type="string">
            <text:p>Oneline typo fix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04f9c4fa68a770e5667e7fbfb01346b3d1f94701</text:p>
          </table:table-cell>
          <table:table-cell table:style-name="ce59" office:value-type="string" calcext:value-type="string">
            <text:p><text:a xlink:href="https://github.com/podofo/podofo/commit/04f9c4fa68a770e5667e7fbfb01346b3d1f94701" xlink:type="simple">https://github.com/podofo/podofo/commit/04f9c4fa68a770e5667e7fbfb01346b3d1f94701</text:a></text:p>
          </table:table-cell>
          <table:table-cell table:style-name="ce62" office:value-type="string" calcext:value-type="string">
            <text:p>Oneliner encoding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d5126b6192308185c3bdcd0f614779c604f5df7c</text:p>
          </table:table-cell>
          <table:table-cell table:style-name="ce59" office:value-type="string" calcext:value-type="string">
            <text:p><text:a xlink:href="https://github.com/podofo/podofo/commit/d5126b6192308185c3bdcd0f614779c604f5df7c" xlink:type="simple">https://github.com/podofo/podofo/commit/d5126b6192308185c3bdcd0f614779c604f5df7c</text:a></text:p>
          </table:table-cell>
          <table:table-cell table:style-name="ce62" office:value-type="string" calcext:value-type="string">
            <text:p>Small API accessibility change, factories can't be instantiated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967bc194b954fb8bff543bf0ca2cf95889bcdf81</text:p>
          </table:table-cell>
          <table:table-cell table:style-name="ce59" office:value-type="string" calcext:value-type="string">
            <text:p><text:a xlink:href="https://github.com/podofo/podofo/commit/967bc194b954fb8bff543bf0ca2cf95889bcdf81" xlink:type="simple">https://github.com/podofo/podofo/commit/967bc194b954fb8bff543bf0ca2cf95889bcdf81</text:a></text:p>
          </table:table-cell>
          <table:table-cell table:style-name="ce62" office:value-type="string" calcext:value-type="string">
            <text:p>CMakeLists.txt onliner [removed], example code removed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a4803f7581f21143525e66ebcbe4e4c6e24ec0ab</text:p>
          </table:table-cell>
          <table:table-cell table:style-name="ce59" office:value-type="string" calcext:value-type="string">
            <text:p><text:a xlink:href="https://github.com/podofo/podofo/commit/a4803f7581f21143525e66ebcbe4e4c6e24ec0ab" xlink:type="simple">https://github.com/podofo/podofo/commit/a4803f7581f21143525e66ebcbe4e4c6e24ec0ab</text:a></text:p>
          </table:table-cell>
          <table:table-cell table:style-name="ce62" office:value-type="string" calcext:value-type="string">
            <text:p>CMakeLists.txt onliner [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6e2ce943dbc7bd49dcda2a29b76d3d9c9c06e160</text:p>
          </table:table-cell>
          <table:table-cell table:style-name="ce59" office:value-type="string" calcext:value-type="string">
            <text:p><text:a xlink:href="https://github.com/podofo/podofo/commit/6e2ce943dbc7bd49dcda2a29b76d3d9c9c06e160" xlink:type="simple">https://github.com/podofo/podofo/commit/6e2ce943dbc7bd49dcda2a29b76d3d9c9c06e160</text:a></text:p>
          </table:table-cell>
          <table:table-cell table:style-name="ce62" office:value-type="string" calcext:value-type="string">
            <text:p>CMakeLists.txt edits [rewritten or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2257dd8f5ece054e4f29347fd0d2a7463b63b2e9</text:p>
          </table:table-cell>
          <table:table-cell table:style-name="ce59" office:value-type="string" calcext:value-type="string">
            <text:p><text:a xlink:href="https://github.com/podofo/podofo/commit/2257dd8f5ece054e4f29347fd0d2a7463b63b2e9" xlink:type="simple">https://github.com/podofo/podofo/commit/2257dd8f5ece054e4f29347fd0d2a7463b63b2e9</text:a></text:p>
          </table:table-cell>
          <table:table-cell table:style-name="ce62" office:value-type="string" calcext:value-type="string">
            <text:p>PdfString HexEncode(), PdfString HexDecode()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89ea006474e35526b70ef95b2f3685230c95081d</text:p>
          </table:table-cell>
          <table:table-cell table:style-name="ce59" office:value-type="string" calcext:value-type="string">
            <text:p><text:a xlink:href="https://github.com/podofo/podofo/commit/89ea006474e35526b70ef95b2f3685230c95081d" xlink:type="simple">https://github.com/podofo/podofo/commit/89ea006474e35526b70ef95b2f3685230c95081d</text:a></text:p>
          </table:table-cell>
          <table:table-cell table:style-name="ce62" office:value-type="string" calcext:value-type="string">
            <text:p>FAQ.html changes [FAQ.html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8133f960359ae09bf33437a98a59ea472fc1bff0</text:p>
          </table:table-cell>
          <table:table-cell table:style-name="ce59" office:value-type="string" calcext:value-type="string">
            <text:p><text:a xlink:href="https://github.com/podofo/podofo/commit/8133f960359ae09bf33437a98a59ea472fc1bff0" xlink:type="simple">https://github.com/podofo/podofo/commit/8133f960359ae09bf33437a98a59ea472fc1bff0</text:a></text:p>
          </table:table-cell>
          <table:table-cell table:style-name="ce62" office:value-type="string" calcext:value-type="string">
            <text:p>CMakeLists.txt onliner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ac6bfafeed2cb21eb69b7a4cb30a6c007c9cd1b1</text:p>
          </table:table-cell>
          <table:table-cell table:style-name="ce59" office:value-type="string" calcext:value-type="string">
            <text:p><text:a xlink:href="https://github.com/podofo/podofo/commit/ac6bfafeed2cb21eb69b7a4cb30a6c007c9cd1b1" xlink:type="simple">https://github.com/podofo/podofo/commit/ac6bfafeed2cb21eb69b7a4cb30a6c007c9cd1b1</text:a></text:p>
          </table:table-cell>
          <table:table-cell table:style-name="ce62" office:value-type="string" calcext:value-type="string">
            <text:p>FAQ.html changes [FAQ.html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5d66a626ea54e8ca0575e1a6b0cd1bb1c18862ff</text:p>
          </table:table-cell>
          <table:table-cell table:style-name="ce59" office:value-type="string" calcext:value-type="string">
            <text:p><text:a xlink:href="https://github.com/podofo/podofo/commit/5d66a626ea54e8ca0575e1a6b0cd1bb1c18862ff" xlink:type="simple">https://github.com/podofo/podofo/commit/5d66a626ea54e8ca0575e1a6b0cd1bb1c18862ff</text:a></text:p>
          </table:table-cell>
          <table:table-cell table:style-name="ce62" office:value-type="string" calcext:value-type="string">
            <text:p>PdfFont::CreateBase14Font() API doc additon [lines removed]</text:p>
          </table:table-cell>
          <table:table-cell table:style-name="ce67" office:value-type="string" calcext:value-type="string">
            <text:p>Removed outdated doc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e9864ef9e4309461bd90f7080dc122704fd317ef</text:p>
          </table:table-cell>
          <table:table-cell table:style-name="ce59" office:value-type="string" calcext:value-type="string">
            <text:p><text:a xlink:href="https://github.com/podofo/podofo/commit/e9864ef9e4309461bd90f7080dc122704fd317ef" xlink:type="simple">https://github.com/podofo/podofo/commit/e9864ef9e4309461bd90f7080dc122704fd317ef</text:a></text:p>
          </table:table-cell>
          <table:table-cell table:style-name="ce62" office:value-type="string" calcext:value-type="string">
            <text:p>PdfPagesTree::InsertPage/InsertPages fixes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a80e6165496fcaf4dca0350e73d2d01727a827a6</text:p>
          </table:table-cell>
          <table:table-cell table:style-name="ce59" office:value-type="string" calcext:value-type="string">
            <text:p><text:a xlink:href="https://github.com/podofo/podofo/commit/a80e6165496fcaf4dca0350e73d2d01727a827a6" xlink:type="simple">https://github.com/podofo/podofo/commit/a80e6165496fcaf4dca0350e73d2d01727a827a6</text:a></text:p>
          </table:table-cell>
          <table:table-cell table:style-name="ce62" office:value-type="string" calcext:value-type="string">
            <text:p>Integer types fixes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fc46d4502843531cb99d345a7098d35bff2b54c7</text:p>
          </table:table-cell>
          <table:table-cell table:style-name="ce59" office:value-type="string" calcext:value-type="string">
            <text:p><text:a xlink:href="https://github.com/podofo/podofo/commit/fc46d4502843531cb99d345a7098d35bff2b54c7" xlink:type="simple">https://github.com/podofo/podofo/commit/fc46d4502843531cb99d345a7098d35bff2b54c7</text:a></text:p>
          </table:table-cell>
          <table:table-cell table:style-name="ce62" office:value-type="string" calcext:value-type="string">
            <text:p>Std14 fonts match hintings, rewritten code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b3696e7d64d62ac3924995b24fd9f4ca5c3f47c6</text:p>
          </table:table-cell>
          <table:table-cell table:style-name="ce59" office:value-type="string" calcext:value-type="string">
            <text:p><text:a xlink:href="https://github.com/podofo/podofo/commit/b3696e7d64d62ac3924995b24fd9f4ca5c3f47c6" xlink:type="simple">https://github.com/podofo/podofo/commit/b3696e7d64d62ac3924995b24fd9f4ca5c3f47c6</text:a></text:p>
          </table:table-cell>
          <table:table-cell table:style-name="ce62" office:value-type="string" calcext:value-type="string">
            <text:p>PdfPagesTree::GetPageNode() patch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be1ecd364f62c87646f4a620a43302843871e087</text:p>
          </table:table-cell>
          <table:table-cell table:style-name="ce59" office:value-type="string" calcext:value-type="string">
            <text:p><text:a xlink:href="https://github.com/podofo/podofo/commit/be1ecd364f62c87646f4a620a43302843871e087" xlink:type="simple">https://github.com/podofo/podofo/commit/be1ecd364f62c87646f4a620a43302843871e087</text:a></text:p>
          </table:table-cell>
          <table:table-cell table:style-name="ce62" office:value-type="string" calcext:value-type="string">
            <text:p>PdfDate small patch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65c435c5c4402b0ae1d04278afb6ef30932d0c95</text:p>
          </table:table-cell>
          <table:table-cell table:style-name="ce59" office:value-type="string" calcext:value-type="string">
            <text:p><text:a xlink:href="https://github.com/podofo/podofo/commit/65c435c5c4402b0ae1d04278afb6ef30932d0c95" xlink:type="simple">https://github.com/podofo/podofo/commit/65c435c5c4402b0ae1d04278afb6ef30932d0c95</text:a></text:p>
          </table:table-cell>
          <table:table-cell table:style-name="ce62" office:value-type="string" calcext:value-type="string">
            <text:p>Small API doc cleanings/typo fixe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daf4c2e8b9ecb7dd9d16d7ddb5e1de365b33b04b</text:p>
          </table:table-cell>
          <table:table-cell table:style-name="ce59" office:value-type="string" calcext:value-type="string">
            <text:p><text:a xlink:href="https://github.com/podofo/podofo/commit/daf4c2e8b9ecb7dd9d16d7ddb5e1de365b33b04b" xlink:type="simple">https://github.com/podofo/podofo/commit/daf4c2e8b9ecb7dd9d16d7ddb5e1de365b33b04b</text:a></text:p>
          </table:table-cell>
          <table:table-cell table:style-name="ce62" office:value-type="string" calcext:value-type="string">
            <text:p>Small API doc cleanings/typo fixes [lines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8" office:value-type="string" calcext:value-type="string">
            <text:p>d8de46a82e42674fd53cc53d05316b7513d2577e</text:p>
          </table:table-cell>
          <table:table-cell table:style-name="ce60" office:value-type="string" calcext:value-type="string">
            <text:p><text:a xlink:href="https://github.com/podofo/podofo/commit/d8de46a82e42674fd53cc53d05316b7513d2577e" xlink:type="simple">https://github.com/podofo/podofo/commit/d8de46a82e42674fd53cc53d05316b7513d2577e</text:a></text:p>
          </table:table-cell>
          <table:table-cell table:style-name="ce64" office:value-type="string" calcext:value-type="string">
            <text:p>Small API doc additions</text:p>
          </table:table-cell>
          <table:table-cell table:style-name="ce70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3" table:number-rows-repeated="923">
          <table:table-cell table:style-name="ce57" table:number-columns-repeated="2"/>
          <table:table-cell table:style-name="ce65" table:number-columns-repeated="2"/>
          <table:table-cell table:number-columns-repeated="1020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lmer Zent Contributions" table:style-name="ta5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1020" table:default-cell-style-name="Default"/>
        <table:table-row table:style-name="ro1">
          <table:table-cell table:style-name="ce56" office:value-type="string" calcext:value-type="string">
            <text:p>Commit</text:p>
          </table:table-cell>
          <table:table-cell table:style-name="ce56" office:value-type="string" calcext:value-type="string">
            <text:p>Link</text:p>
          </table:table-cell>
          <table:table-cell table:style-name="ce61" office:value-type="string" calcext:value-type="string">
            <text:p>Description</text:p>
          </table:table-cell>
          <table:table-cell table:style-name="ce66" office:value-type="string" calcext:value-type="string">
            <text:p>Action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91341bfe89a0c91cc2cd0eb7b5a5bb0f1a19ea4a</text:p>
          </table:table-cell>
          <table:table-cell table:style-name="ce59" office:value-type="string" calcext:value-type="string">
            <text:p><text:a xlink:href="https://github.com/podofo/podofo/commit/91341bfe89a0c91cc2cd0eb7b5a5bb0f1a19ea4a" xlink:type="simple">https://github.com/podofo/podofo/commit/91341bfe89a0c91cc2cd0eb7b5a5bb0f1a19ea4a</text:a></text:p>
          </table:table-cell>
          <table:table-cell table:style-name="ce62" office:value-type="string" calcext:value-type="string">
            <text:p>PdfImage: Fix LoadFromPngHandle by removing spurious fclose call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8">
          <table:table-cell table:style-name="ce57" office:value-type="string" calcext:value-type="string">
            <text:p>0f195071ade0f6eefcf6c3d6626e5cb2730f5e28</text:p>
          </table:table-cell>
          <table:table-cell table:style-name="ce59" office:value-type="string" calcext:value-type="string">
            <text:p><text:a xlink:href="https://github.com/podofo/podofo/commit/0f195071ade0f6eefcf6c3d6626e5cb2730f5e28" xlink:type="simple">https://github.com/podofo/podofo/commit/0f195071ade0f6eefcf6c3d6626e5cb2730f5e28</text:a></text:p>
          </table:table-cell>
          <table:table-cell table:style-name="ce62" office:value-type="string" calcext:value-type="string">
            <text:p>PdfSimpleEncoding::ConvertToUnicode(), PdfCMapEncoding::ConvertToUnicode(), PdfIdentityEncoding::ConvertToEncoding(), PdfIdentityEncoding::ParseToUnicode() moved to PdfEncoding [All the code has been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1132ab00ac6dde0dbabd5a8de53ad59e9c11fbdf</text:p>
          </table:table-cell>
          <table:table-cell table:style-name="ce59" office:value-type="string" calcext:value-type="string">
            <text:p><text:a xlink:href="https://github.com/podofo/podofo/commit/1132ab00ac6dde0dbabd5a8de53ad59e9c11fbdf" xlink:type="simple">https://github.com/podofo/podofo/commit/1132ab00ac6dde0dbabd5a8de53ad59e9c11fbdf</text:a></text:p>
          </table:table-cell>
          <table:table-cell table:style-name="ce36" office:value-type="string" calcext:value-type="string">
            <text:p>Add support for in memory TIFF/png</text:p>
          </table:table-cell>
          <table:table-cell table:style-name="ce69" office:value-type="string" calcext:value-type="string">
            <text:p><text:a xlink:href="https://github.com/podofo/podofo/commit/78afd10f7fb698f5ffc7ac115b86843ab0ac6e27" xlink:type="simple">Reviewed/revisited all the TIFF/PNG in memory images support, see https://github.com/podofo/podofo/commit/78afd10f7fb698f5ffc7ac115b86843ab0ac6e27</text:a>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2271e548a75d2d3fbf628ad072b3a9e940d604a3</text:p>
          </table:table-cell>
          <table:table-cell table:style-name="ce59" office:value-type="string" calcext:value-type="string">
            <text:p><text:a xlink:href="https://github.com/podofo/podofo/commit/2271e548a75d2d3fbf628ad072b3a9e940d604a3" xlink:type="simple">https://github.com/podofo/podofo/commit/2271e548a75d2d3fbf628ad072b3a9e940d604a3</text:a></text:p>
          </table:table-cell>
          <table:table-cell table:style-name="ce62" office:value-type="string" calcext:value-type="string">
            <text:p>PdfFontMetricsObject: Fixes on font bbox/name search on font object or descriptor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16">
          <table:table-cell table:style-name="ce57" office:value-type="string" calcext:value-type="string">
            <text:p>479846994ab5ce0c8574e1407af3d3ad51844a3d</text:p>
          </table:table-cell>
          <table:table-cell table:style-name="ce59" office:value-type="string" calcext:value-type="string">
            <text:p><text:a xlink:href="https://github.com/podofo/podofo/commit/479846994ab5ce0c8574e1407af3d3ad51844a3d" xlink:type="simple">https://github.com/podofo/podofo/commit/479846994ab5ce0c8574e1407af3d3ad51844a3d</text:a></text:p>
          </table:table-cell>
          <table:table-cell table:style-name="ce62" office:value-type="string" calcext:value-type="string">
            <text:p>Added PdfFontType3 [trivial implementation], PdfEncodingDifference::AddDifference() "explicitNames" handling [code removed], PdfFontFactory::CreateFont() special handling for /Type3 fonts [code rewritten], PdfFontMetricsObject special handling for /Type3 fonts [code rewritten]</text:p>
          </table:table-cell>
          <table:table-cell table:style-name="ce67" office:value-type="string" calcext:value-type="string">
            <text:p>Cleaned outdated method doc still referencing to removed "explicitNames" parameter, see https://github.com/podofo/podofo/commit/e55e7085b05bda38498934f8ca97fca805da8ab9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16400e94a43e008f3e5f7ad9b77cb17de8a586ba</text:p>
          </table:table-cell>
          <table:table-cell table:style-name="ce59" office:value-type="string" calcext:value-type="string">
            <text:p><text:a xlink:href="https://github.com/podofo/podofo/commit/16400e94a43e008f3e5f7ad9b77cb17de8a586ba" xlink:type="simple">https://github.com/podofo/podofo/commit/16400e94a43e008f3e5f7ad9b77cb17de8a586ba</text:a></text:p>
          </table:table-cell>
          <table:table-cell table:style-name="ce62" office:value-type="string" calcext:value-type="string">
            <text:p>Cosmetics .h/.cpp headers fixe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64984a345cdd6766d6069e5aada94b0dc49f3e31</text:p>
          </table:table-cell>
          <table:table-cell table:style-name="ce59" office:value-type="string" calcext:value-type="string">
            <text:p><text:a xlink:href="https://github.com/podofo/podofo/commit/64984a345cdd6766d6069e5aada94b0dc49f3e31" xlink:type="simple">https://github.com/podofo/podofo/commit/64984a345cdd6766d6069e5aada94b0dc49f3e31</text:a></text:p>
          </table:table-cell>
          <table:table-cell table:style-name="ce62" office:value-type="string" calcext:value-type="string">
            <text:p>Added PODOFO_NO_FONTMANAGER macro [macro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76c4f1499e01839852d951fcedf149dfe23a8323</text:p>
          </table:table-cell>
          <table:table-cell table:style-name="ce59" office:value-type="string" calcext:value-type="string">
            <text:p><text:a xlink:href="https://github.com/podofo/podofo/commit/76c4f1499e01839852d951fcedf149dfe23a8323" xlink:type="simple">https://github.com/podofo/podofo/commit/76c4f1499e01839852d951fcedf149dfe23a8323</text:a></text:p>
          </table:table-cell>
          <table:table-cell table:style-name="ce62" office:value-type="string" calcext:value-type="string">
            <text:p>Compilation fix by removing use of Apple's Common Crypto code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17">
          <table:table-cell table:style-name="ce57" office:value-type="string" calcext:value-type="string">
            <text:p>5d6c2cc91346335f9a8e887be8c6451ee38b6823</text:p>
          </table:table-cell>
          <table:table-cell table:style-name="ce59" office:value-type="string" calcext:value-type="string">
            <text:p><text:a xlink:href="https://github.com/podofo/podofo/commit/5d6c2cc91346335f9a8e887be8c6451ee38b6823" xlink:type="simple">https://github.com/podofo/podofo/commit/5d6c2cc91346335f9a8e887be8c6451ee38b6823</text:a></text:p>
          </table:table-cell>
          <table:table-cell table:style-name="ce62" office:value-type="string" calcext:value-type="string">
            <text:p>PdfMemDocument: Added AddPdfExtension, HasExtension, RemovePdfExtension, GetPdfExtensions [code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d7c0e9c2667f4cef9de4027edcab5ad2043b92e7</text:p>
          </table:table-cell>
          <table:table-cell table:style-name="ce59" office:value-type="string" calcext:value-type="string">
            <text:p><text:a xlink:href="https://github.com/podofo/podofo/commit/d7c0e9c2667f4cef9de4027edcab5ad2043b92e7" xlink:type="simple">https://github.com/podofo/podofo/commit/d7c0e9c2667f4cef9de4027edcab5ad2043b92e7</text:a></text:p>
          </table:table-cell>
          <table:table-cell table:style-name="ce62" office:value-type="string" calcext:value-type="string">
            <text:p>Added forward header for PdfSigIncWriter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fc324a3ab5afb2a8545becc723ac92fffdc4f9ed</text:p>
          </table:table-cell>
          <table:table-cell table:style-name="ce59" office:value-type="string" calcext:value-type="string">
            <text:p><text:a xlink:href="https://github.com/podofo/podofo/commit/fc324a3ab5afb2a8545becc723ac92fffdc4f9ed" xlink:type="simple">https://github.com/podofo/podofo/commit/fc324a3ab5afb2a8545becc723ac92fffdc4f9ed</text:a></text:p>
          </table:table-cell>
          <table:table-cell table:style-name="ce62" office:value-type="string" calcext:value-type="string">
            <text:p>Added ePdfAnnotation_RichMedia, ePdfAnnotation_WebMedia enum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e2feff52820ea443f522b1dd1584f122b955b133</text:p>
          </table:table-cell>
          <table:table-cell table:style-name="ce59" office:value-type="string" calcext:value-type="string">
            <text:p><text:a xlink:href="https://github.com/podofo/podofo/commit/e2feff52820ea443f522b1dd1584f122b955b133" xlink:type="simple">https://github.com/podofo/podofo/commit/e2feff52820ea443f522b1dd1584f122b955b133</text:a></text:p>
          </table:table-cell>
          <table:table-cell table:style-name="ce62" office:value-type="string" calcext:value-type="string">
            <text:p>Compilation fix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edfb0f5bf13ce80bb11a4cd8672816e9cdf39538</text:p>
          </table:table-cell>
          <table:table-cell table:style-name="ce59" office:value-type="string" calcext:value-type="string">
            <text:p><text:a xlink:href="https://github.com/podofo/podofo/commit/edfb0f5bf13ce80bb11a4cd8672816e9cdf39538" xlink:type="simple">https://github.com/podofo/podofo/commit/edfb0f5bf13ce80bb11a4cd8672816e9cdf39538</text:a></text:p>
          </table:table-cell>
          <table:table-cell table:style-name="ce62" office:value-type="string" calcext:value-type="string">
            <text:p>Added PdfDocument::GetAttachment [code rewritten into PdfEmbeddedFiles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7e892386c9d98a26eeaa5d5b85dde9167c5f51c2</text:p>
          </table:table-cell>
          <table:table-cell table:style-name="ce59" office:value-type="string" calcext:value-type="string">
            <text:p><text:a xlink:href="https://github.com/podofo/podofo/commit/7e892386c9d98a26eeaa5d5b85dde9167c5f51c2" xlink:type="simple">https://github.com/podofo/podofo/commit/7e892386c9d98a26eeaa5d5b85dde9167c5f51c2</text:a></text:p>
          </table:table-cell>
          <table:table-cell table:style-name="ce62" office:value-type="string" calcext:value-type="string">
            <text:p>Compilation fixes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e058628b8c33d6b46b185f5e4cf62ec7a6617fc8</text:p>
          </table:table-cell>
          <table:table-cell table:style-name="ce59" office:value-type="string" calcext:value-type="string">
            <text:p><text:a xlink:href="https://github.com/podofo/podofo/commit/e058628b8c33d6b46b185f5e4cf62ec7a6617fc8" xlink:type="simple">https://github.com/podofo/podofo/commit/e058628b8c33d6b46b185f5e4cf62ec7a6617fc8</text:a></text:p>
          </table:table-cell>
          <table:table-cell table:style-name="ce62" office:value-type="string" calcext:value-type="string">
            <text:p>PdfIdentityEncoding::ConvertToUnicode improvements and added PdfIdentityEncoding::ParseToUnicode() [All the code was rewritten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3f371a915293544d0ef009e30ea8050baf040c70</text:p>
          </table:table-cell>
          <table:table-cell table:style-name="ce59" office:value-type="string" calcext:value-type="string">
            <text:p><text:a xlink:href="https://github.com/podofo/podofo/commit/3f371a915293544d0ef009e30ea8050baf040c70" xlink:type="simple">https://github.com/podofo/podofo/commit/3f371a915293544d0ef009e30ea8050baf040c70</text:a></text:p>
          </table:table-cell>
          <table:table-cell table:style-name="ce62" office:value-type="string" calcext:value-type="string">
            <text:p>PdfVariant ePdfWriteMode_Compact write fixes [cod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451956cb4f46a1a9c6974e2e392947b32608fd08</text:p>
          </table:table-cell>
          <table:table-cell table:style-name="ce59" office:value-type="string" calcext:value-type="string">
            <text:p><text:a xlink:href="https://github.com/podofo/podofo/commit/451956cb4f46a1a9c6974e2e392947b32608fd08" xlink:type="simple">https://github.com/podofo/podofo/commit/451956cb4f46a1a9c6974e2e392947b32608fd08</text:a></text:p>
          </table:table-cell>
          <table:table-cell table:style-name="ce62" office:value-type="string" calcext:value-type="string">
            <text:p>PdfDictionary: Make GetKeyAsReal() lenient oneliner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5">
          <table:table-cell table:style-name="ce57" office:value-type="string" calcext:value-type="string">
            <text:p>dc8e02701fc1cc8bdfc5acee8a8ea6a9cba042d5</text:p>
          </table:table-cell>
          <table:table-cell table:style-name="ce59" office:value-type="string" calcext:value-type="string">
            <text:p><text:a xlink:href="https://github.com/podofo/podofo/commit/dc8e02701fc1cc8bdfc5acee8a8ea6a9cba042d5" xlink:type="simple">https://github.com/podofo/podofo/commit/dc8e02701fc1cc8bdfc5acee8a8ea6a9cba042d5</text:a></text:p>
          </table:table-cell>
          <table:table-cell table:style-name="ce62" office:value-type="string" calcext:value-type="string">
            <text:p>PdfAcroForm: Re-enable inclusion of Helvetica during init [un-commented code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6bd19db02488c57a0dd4dbd9414b96bf2085e7cf</text:p>
          </table:table-cell>
          <table:table-cell table:style-name="ce59" office:value-type="string" calcext:value-type="string">
            <text:p><text:a xlink:href="https://github.com/podofo/podofo/commit/6bd19db02488c57a0dd4dbd9414b96bf2085e7cf" xlink:type="simple">https://github.com/podofo/podofo/commit/6bd19db02488c57a0dd4dbd9414b96bf2085e7cf</text:a></text:p>
          </table:table-cell>
          <table:table-cell table:style-name="ce62" office:value-type="string" calcext:value-type="string">
            <text:p>Added ePdfAnnotationFlags_LockedContents enum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11">
          <table:table-cell table:style-name="ce57" office:value-type="string" calcext:value-type="string">
            <text:p>eb24af30943d060b01e05a721c304f10f756f28d</text:p>
          </table:table-cell>
          <table:table-cell table:style-name="ce59" office:value-type="string" calcext:value-type="string">
            <text:p><text:a xlink:href="https://github.com/podofo/podofo/commit/eb24af30943d060b01e05a721c304f10f756f28d" xlink:type="simple">https://github.com/podofo/podofo/commit/eb24af30943d060b01e05a721c304f10f756f28d</text:a></text:p>
          </table:table-cell>
          <table:table-cell table:style-name="ce62" office:value-type="string" calcext:value-type="string">
            <text:p>Removed PdfRijndael and switch to OpenSSL/Apple Common Crypto code, added AESCryptoEngine and RC4CryptoEngine [Classes removed, caching is done in different way], PdfTokenizer::ReadString() with encryption [code rewritten], PdfString::Write() with encryption fixes [code rewritten], MD5Context removed, PdfEncryptAESV2::GenerateEncryptionKey() / PdfEncryptRC4::GenerateEncryptionKey() / PdfEncryptAESV3::GenerateEncryptionKey() / PdfEncrypt::CheckKey() / PdfEncryptMD5Base::CreateObjKey() / PdfEncryptMD5Base::CreateEncryptionDictionary / PdfEncryptMD5Base::CreateEncryptionDictionary moved inside PdfEncrypt.cpp</text:p>
          </table:table-cell>
          <table:table-cell table:style-name="ce67" office:value-type="string" calcext:value-type="string">
            <text:p>No action deemed necessary, see [analysis]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75b4614f3d37533c774412a74f95b3e6cef79a15</text:p>
          </table:table-cell>
          <table:table-cell table:style-name="ce59" office:value-type="string" calcext:value-type="string">
            <text:p><text:a xlink:href="https://github.com/podofo/podofo/commit/75b4614f3d37533c774412a74f95b3e6cef79a15" xlink:type="simple">https://github.com/podofo/podofo/commit/75b4614f3d37533c774412a74f95b3e6cef79a15</text:a></text:p>
          </table:table-cell>
          <table:table-cell table:style-name="ce62" office:value-type="string" calcext:value-type="string">
            <text:p>FindFREETYPE.cmake: oneliner fix [file removed]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4">
          <table:table-cell table:style-name="ce57" office:value-type="string" calcext:value-type="string">
            <text:p>6f10d3a0d3d2aec888e15cd951df9d9df28e3448</text:p>
          </table:table-cell>
          <table:table-cell table:style-name="ce59" office:value-type="string" calcext:value-type="string">
            <text:p><text:a xlink:href="https://github.com/podofo/podofo/commit/6f10d3a0d3d2aec888e15cd951df9d9df28e3448" xlink:type="simple">https://github.com/podofo/podofo/commit/6f10d3a0d3d2aec888e15cd951df9d9df28e3448</text:a></text:p>
          </table:table-cell>
          <table:table-cell table:style-name="ce62" office:value-type="string" calcext:value-type="string">
            <text:p>PdfDate: onliner fix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8">
          <table:table-cell table:style-name="ce57" office:value-type="string" calcext:value-type="string">
            <text:p>8e4b93ae6a59d6ab932c03d496a7f4fb52e3ec2e</text:p>
          </table:table-cell>
          <table:table-cell table:style-name="ce59" office:value-type="string" calcext:value-type="string">
            <text:p><text:a xlink:href="https://github.com/podofo/podofo/commit/8e4b93ae6a59d6ab932c03d496a7f4fb52e3ec2e" xlink:type="simple">https://github.com/podofo/podofo/commit/8e4b93ae6a59d6ab932c03d496a7f4fb52e3ec2e</text:a></text:p>
          </table:table-cell>
          <table:table-cell table:style-name="ce62" office:value-type="string" calcext:value-type="string">
            <text:p>Added default permission mask</text:p>
          </table:table-cell>
          <table:table-cell table:style-name="ce67" office:value-type="string" calcext:value-type="string">
            <text:p>Cleaned it and referenced the documentation, see https://github.com/podofo/podofo/commit/b6ad221c43ceb1cc8ce0694eef62b3a19d9a8990</text:p>
          </table:table-cell>
          <table:table-cell table:number-columns-repeated="1020"/>
        </table:table-row>
        <table:table-row table:style-name="ro7">
          <table:table-cell table:style-name="ce57" office:value-type="string" calcext:value-type="string">
            <text:p>aa8653c7f6b97a588988114e3416f24a18645c13</text:p>
          </table:table-cell>
          <table:table-cell table:style-name="ce59" office:value-type="string" calcext:value-type="string">
            <text:p><text:a xlink:href="https://github.com/podofo/podofo/commit/aa8653c7f6b97a588988114e3416f24a18645c13" xlink:type="simple">https://github.com/podofo/podofo/commit/aa8653c7f6b97a588988114e3416f24a18645c13</text:a></text:p>
          </table:table-cell>
          <table:table-cell table:style-name="ce62" office:value-type="string" calcext:value-type="string">
            <text:p>Removed libCrypto++ in favor of OpenSSL (libcrypto) [FindLIBCRYPTO.cmake‎ removed, FindBoost.cmake‎ linee endings cleaning]. See https://github.com/podofo/podofo/commit/34a748c8432fb78adb8b669583d94c7f74be02fc above instead</text:p>
          </table:table-cell>
          <table:table-cell table:style-name="ce67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18">
          <table:table-cell table:style-name="ce57" office:value-type="string" calcext:value-type="string">
            <text:p>34a748c8432fb78adb8b669583d94c7f74be02fc</text:p>
          </table:table-cell>
          <table:table-cell table:style-name="ce59" office:value-type="string" calcext:value-type="string">
            <text:p><text:a xlink:href="https://github.com/podofo/podofo/commit/34a748c8432fb78adb8b669583d94c7f74be02fc" xlink:type="simple">https://github.com/podofo/podofo/commit/34a748c8432fb78adb8b669583d94c7f74be02fc</text:a></text:p>
          </table:table-cell>
          <table:table-cell table:style-name="ce36" office:value-type="string" calcext:value-type="string">
            <text:p>AESV3 optional support with libCrypto++ and libidn [both libraries support removed]. FindLIBIDN.cmake‎ removed. FindLIBCRYPTOPP.cmake removed. PdfRijndael fixes [class removed]. PdtString fixes [code removed], PdfTokenizer warning fixes [code removed]. PdfWriter onliner fixes [still present]. Warning fixes. podofoencrypt add support aesv3</text:p>
          </table:table-cell>
          <table:table-cell table:style-name="ce68" office:value-type="string" calcext:value-type="string">
            <text:p>Rewritten and re-documented all the AESV3 encryption algorithms, see https://github.com/podofo/podofo/commit/c45341dd77f00bc8de2a62d7aedf3cd2a64fc409 . Also see PalmerZent-AESV3-Analysis.odt</text:p>
          </table:table-cell>
          <table:table-cell table:number-columns-repeated="1020"/>
        </table:table-row>
        <table:table-row table:style-name="ro4">
          <table:table-cell table:style-name="ce58" office:value-type="string" calcext:value-type="string">
            <text:p>f92f0d7b041ac42296d862fc6eeba201e71c29f4</text:p>
          </table:table-cell>
          <table:table-cell table:style-name="ce60" office:value-type="string" calcext:value-type="string">
            <text:p><text:a xlink:href="https://github.com/podofo/podofo/commit/f92f0d7b041ac42296d862fc6eeba201e71c29f4" xlink:type="simple">https://github.com/podofo/podofo/commit/f92f0d7b041ac42296d862fc6eeba201e71c29f4</text:a></text:p>
          </table:table-cell>
          <table:table-cell table:style-name="ce64" office:value-type="string" calcext:value-type="string">
            <text:p>PdfFileSpec: New constructors/init funcs [code rewritten]</text:p>
          </table:table-cell>
          <table:table-cell table:style-name="ce70" office:value-type="string" calcext:value-type="string">
            <text:p>No action deemed necessary</text:p>
          </table:table-cell>
          <table:table-cell table:number-columns-repeated="1020"/>
        </table:table-row>
        <table:table-row table:style-name="ro1" table:number-rows-repeated="3">
          <table:table-cell table:style-name="ce57" table:number-columns-repeated="2"/>
          <table:table-cell table:style-name="ce65" table:number-columns-repeated="2"/>
          <table:table-cell table:number-columns-repeated="1020"/>
        </table:table-row>
        <table:table-row table:style-name="ro3" table:number-rows-repeated="970">
          <table:table-cell table:style-name="ce57" table:number-columns-repeated="2"/>
          <table:table-cell table:style-name="ce65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 explicit consent demanded" table:style-name="ta4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1020" table:default-cell-style-name="Default"/>
        <table:table-row table:style-name="ro1">
          <table:table-cell table:style-name="ce56" office:value-type="string" calcext:value-type="string">
            <text:p>Name</text:p>
          </table:table-cell>
          <table:table-cell table:style-name="ce56" office:value-type="string" calcext:value-type="string">
            <text:p>Single Commits</text:p>
          </table:table-cell>
          <table:table-cell table:style-name="ce61" office:value-type="string" calcext:value-type="string">
            <text:p>Contributions description</text:p>
          </table:table-cell>
          <table:table-cell table:style-name="ce56" office:value-type="string" calcext:value-type="string">
            <text:p>Notes</text:p>
          </table:table-cell>
          <table:table-cell table:number-columns-repeated="1020"/>
        </table:table-row>
        <table:table-row table:style-name="ro13">
          <table:table-cell table:style-name="ce57" office:value-type="string" calcext:value-type="string">
            <text:p>Pau Freixes</text:p>
          </table:table-cell>
          <table:table-cell table:style-name="ce57" office:value-type="string" calcext:value-type="string">
            <text:p>a3be443432f5135b1ff38450b9e22ec97b4d4d81</text:p>
            <text:p>1496bbb2915415e1c9b55f80876ad266be4fd4a2</text:p>
            <text:p>50b9ee654fb77d180ab3c9fec84b8a562dcb3dd4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Prashanth Udupa</text:p>
          </table:table-cell>
          <table:table-cell table:style-name="ce57" office:value-type="string" calcext:value-type="string">
            <text:p>81dfa2f544d5861b7dd78a870194ab5f81ae93c7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Hashim Saleem</text:p>
          </table:table-cell>
          <table:table-cell table:style-name="ce57" office:value-type="string" calcext:value-type="string">
            <text:p>03bd591e26098917f24d607ab3898b435f8b19b6</text:p>
          </table:table-cell>
          <table:table-cell table:style-name="ce65" office:value-type="string" calcext:value-type="string">
            <text:p>PKIBox code [code removed]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Sebastian Loch</text:p>
          </table:table-cell>
          <table:table-cell table:style-name="ce57" office:value-type="string" calcext:value-type="string">
            <text:p>a9f9f0d76643e91f03f1c574ccfd9dc80abdab6e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Peter Petrov</text:p>
          </table:table-cell>
          <table:table-cell table:style-name="ce57" office:value-type="string" calcext:value-type="string">
            <text:p>0ebb692524f96344d9325c86f6529498ef8dcd5a</text:p>
            <text:p>8b9da693a7aac83b156cd120435579c48ec769b5</text:p>
            <text:p>eda9cd2aae4bcef9209b8952a1337167cd0a2dc0</text:p>
          </table:table-cell>
          <table:table-cell table:style-name="ce65" office:value-type="string" calcext:value-type="string">
            <text:p>Small patches. Peter Petrov is in named in several Ian Currington's sent patches, but Ian claimed copyright on those</text:p>
          </table:table-cell>
          <table:table-cell table:style-name="ce57"/>
          <table:table-cell table:number-columns-repeated="1020"/>
        </table:table-row>
        <table:table-row table:style-name="ro7">
          <table:table-cell table:style-name="ce57" office:value-type="string" calcext:value-type="string">
            <text:p>Jonathan Verner</text:p>
          </table:table-cell>
          <table:table-cell table:style-name="ce57" office:value-type="string" calcext:value-type="string">
            <text:p>ce0edce8b0bf38c352ab56958bb05cd65f578595</text:p>
            <text:p>4fb0e30867c600d69578e90100a221e6df9261a9</text:p>
            <text:p>27401b9e89ca06638263eedfd576ea794d2ba967</text:p>
            <text:p>a8b9faf8d22ee30a09dd1d7c705cd4e502e222a7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Arno Hoffmann</text:p>
          </table:table-cell>
          <table:table-cell table:style-name="ce57" office:value-type="string" calcext:value-type="string">
            <text:p>11ac4828fc9bb3c843bc44b9e278a6304805e0de</text:p>
            <text:p>2abfb7cc0a930926276782662ab7e5933f47b1dd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4">
          <table:table-cell table:style-name="ce57" office:value-type="string" calcext:value-type="string">
            <text:p>Amin Massad</text:p>
          </table:table-cell>
          <table:table-cell table:style-name="ce57" office:value-type="string" calcext:value-type="string">
            <text:p>52ada82611d6e47860d43325f86701e9a8bea210</text:p>
            <text:p>8ae8b2b3812f146a3fc3f1f6a002a04db2ae6c9d</text:p>
            <text:p>31fe8d651f1ec99e920207ad36df24bb0c64f837</text:p>
            <text:p>b37461b0a52b9355c28b40af8580494e16781587</text:p>
            <text:p>23054376f732dd8417ad1c9a5ff6880173e6d2d2</text:p>
            <text:p>f1233bc2227ea6e0336586be11ffd54f08a77885</text:p>
            <text:p>0f52e6cb6316a06ce6f9ead7a1420307fe1be0fe</text:p>
          </table:table-cell>
          <table:table-cell table:style-name="ce65" office:value-type="string" calcext:value-type="string">
            <text:p>Small patches, Tests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Peter Linnell</text:p>
          </table:table-cell>
          <table:table-cell table:style-name="ce57" office:value-type="string" calcext:value-type="string">
            <text:p>f24dee54947362fae7bc6ceaf559962c598224dd</text:p>
            <text:p>75704865de976dc597de23cf147b21ce1efa4857</text:p>
            <text:p>50a99553618f1551143c655c9f4dfd4049534df0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Thach Tran</text:p>
          </table:table-cell>
          <table:table-cell table:style-name="ce57" office:value-type="string" calcext:value-type="string">
            <text:p>86c3dabcff90f51c026996ef8e70be1b7c3c474d</text:p>
            <text:p>4668acf920949b607b9882df627e8c451daf92b6</text:p>
          </table:table-cell>
          <table:table-cell table:style-name="ce65" office:value-type="string" calcext:value-type="string">
            <text:p>ReadInlineImgData [code rewritten], resources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Mike Slegeir</text:p>
          </table:table-cell>
          <table:table-cell table:style-name="ce57" office:value-type="string" calcext:value-type="string">
            <text:p>61e357a8bc541da47996e45c16eab6b7baf11259</text:p>
            <text:p>dd65ea30557fe825acb53a7508eedcc0d3ce9e21</text:p>
            <text:p>8a920cc01f63f49db9bfd5f131bc350baa3836be</text:p>
          </table:table-cell>
          <table:table-cell table:style-name="ce65" office:value-type="string" calcext:value-type="string">
            <text:p>Pdf mutex tweaks [code removed], Small patches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Jean Ghali</text:p>
          </table:table-cell>
          <table:table-cell table:style-name="ce57" office:value-type="string" calcext:value-type="string">
            <text:p>1294100c824a80a7775c90b6cc34fac9678ad504</text:p>
            <text:p>8340e5f8d3559435437e9c42fc5ed9ec82a2662a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Jörg Richter</text:p>
          </table:table-cell>
          <table:table-cell table:style-name="ce57" office:value-type="string" calcext:value-type="string">
            <text:p>8a974b8fe921c6bbdc1f666ced6b87a6f8057980</text:p>
            <text:p>2ced9f14d220b7a26a3412128b9788086504d126</text:p>
          </table:table-cell>
          <table:table-cell table:style-name="ce65" office:value-type="string" calcext:value-type="string">
            <text:p>Removed code, small patches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Michael Marsella</text:p>
          </table:table-cell>
          <table:table-cell table:style-name="ce57" office:value-type="string" calcext:value-type="string">
            <text:p>0d444dbb1bf0922ec216a3e8af2966044e84f0d2</text:p>
            <text:p>7192d4cc5666a0d38f097ea52d07b0fbfa693419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Kovid Goyal</text:p>
          </table:table-cell>
          <table:table-cell table:style-name="ce57" office:value-type="string" calcext:value-type="string">
            <text:p>9ab838d36d8a9e6f9637107af2e54e900f727365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Oscar Ciurana</text:p>
          </table:table-cell>
          <table:table-cell table:style-name="ce57" office:value-type="string" calcext:value-type="string">
            <text:p>95175af4ad6d83d37f343991c752befad3ca6c87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ZhangYang</text:p>
          </table:table-cell>
          <table:table-cell table:style-name="ce57" office:value-type="string" calcext:value-type="string">
            <text:p>75b0cc324acb1addd6bd9e8b926cc4bdc52c054c</text:p>
          </table:table-cell>
          <table:table-cell table:style-name="ce106" office:value-type="string" calcext:value-type="string">
            <text:p>Initial FontTrueTypeSubset. The author gave Dominik an explicit permission to license it to anything he liked</text:p>
          </table:table-cell>
          <table:table-cell table:style-name="ce57"/>
          <table:table-cell table:number-columns-repeated="1020"/>
        </table:table-row>
        <table:table-row table:style-name="ro15">
          <table:table-cell table:style-name="ce57" office:value-type="string" calcext:value-type="string">
            <text:p>Olaf Caldewey</text:p>
          </table:table-cell>
          <table:table-cell table:style-name="ce57" office:value-type="string" calcext:value-type="string">
            <text:p>894aaa850bbbbc57c464e9ce8d0cf15101f63bf1</text:p>
            <text:p>854e050e75aef08655b1ae104674684dfa4e023b</text:p>
            <text:p>1b1c51e2bc0a7c5d2004ab581183d11b2a44531e</text:p>
            <text:p>bd115d5bea0c4034e1d41984cfe7c044c79e16ca</text:p>
            <text:p>4c063947a639cc98d57e1e678569073b12d8cf8a</text:p>
            <text:p>46b3b467f5ba776e9698854813bdcd651acd1d6c</text:p>
            <text:p>5aa9394786d9aa643d1834ad2b3dbdb9fefe5d74</text:p>
            <text:p>ed01dc41d92859a0f35fe638b9ee0f50be82edab</text:p>
            <text:p>7b8be9bb78a78aaae3e2c09181899bc92c9ddaa5</text:p>
          </table:table-cell>
          <table:table-cell table:style-name="ce65" office:value-type="string" calcext:value-type="string">
            <text:p>New Encoding [code rewritten], Logging [code rewritten], Small patches</text:p>
          </table:table-cell>
          <table:table-cell table:style-name="ce110" office:value-type="string" calcext:value-type="string">
            <text:p><text:a xlink:href="https://github.com/podofo/podofo/commit/3ebad132d93e70ce86bbb6e278d6211bc5f66928" xlink:type="simple">Encodings were rewritten in https://github.com/podofo/podofo/commit/3ebad132d93e70ce86bbb6e278d6211bc5f66928</text:a></text:p>
          </table:table-cell>
          <table:table-cell table:number-columns-repeated="1020"/>
        </table:table-row>
        <table:table-row table:style-name="ro13">
          <table:table-cell table:style-name="ce57" office:value-type="string" calcext:value-type="string">
            <text:p>Ronny Bantin</text:p>
          </table:table-cell>
          <table:table-cell table:style-name="ce57" office:value-type="string" calcext:value-type="string">
            <text:p>1d22eef3eaa4061e34139fe5a0b390e530d45ee8</text:p>
            <text:p>1addd3892066dbc951ba0c2ba86fc7be5e3ae104</text:p>
            <text:p>7d3b605eada0a2e0b93bb042aed0954b0ac8952f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Johannes Bitterling</text:p>
          </table:table-cell>
          <table:table-cell table:style-name="ce57" office:value-type="string" calcext:value-type="string">
            <text:p>93090c9c4804ce4bd10fd9baf84a47b4c7dc30c5</text:p>
            <text:p>11b0548939b9d698e1c5b9b20af31f79d8e11bdf</text:p>
            <text:p>b071193af34e7d92ecee071101c1fae443ba1ab4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Rüdiger Politzer</text:p>
          </table:table-cell>
          <table:table-cell table:style-name="ce57" office:value-type="string" calcext:value-type="string">
            <text:p>182ee1be0133961895badec6340e3ea5a04bc555</text:p>
          </table:table-cell>
          <table:table-cell table:style-name="ce65" office:value-type="string" calcext:value-type="string">
            <text:p>Small patch/formating fixes</text:p>
          </table:table-cell>
          <table:table-cell table:style-name="ce57"/>
          <table:table-cell table:number-columns-repeated="1020"/>
        </table:table-row>
        <table:table-row table:style-name="ro8">
          <table:table-cell table:style-name="ce57" office:value-type="string" calcext:value-type="string">
            <text:p>Stefan Heinsen</text:p>
          </table:table-cell>
          <table:table-cell table:style-name="ce57" office:value-type="string" calcext:value-type="string">
            <text:p>b42ab0d090d19da4a46f2b1364e9544c129ddd96</text:p>
            <text:p>8b83abd752e86b9a5f940dc8ccad4b1437742479</text:p>
            <text:p>6ecd3d43384bd5eb366e0ccfdabf6f7d9e636acd</text:p>
            <text:p>59f55cd9c47946186cc53dfc09643c7928b42387</text:p>
            <text:p>3f479fbd79f4aec76d9f2daf314b40dd5fc0fec8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Mantis user issue 0000011</text:p>
          </table:table-cell>
          <table:table-cell table:style-name="ce57" office:value-type="string" calcext:value-type="string">
            <text:p>8ff12672262de6048bffeab1a6270cd67bda2b99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Xavier Trochu</text:p>
          </table:table-cell>
          <table:table-cell table:style-name="ce57" office:value-type="string" calcext:value-type="string">
            <text:p>5684bd99fa9938d5a987cf6862535ca310ab5641</text:p>
            <text:p>d8253dfe69b2b49e810258b79c652ac9a3a7fd54</text:p>
            <text:p>f5837d9d6277551e65945bb38bf6b22ddf0a555f</text:p>
          </table:table-cell>
          <table:table-cell table:style-name="ce65" office:value-type="string" calcext:value-type="string">
            <text:p>CID font widths code [code rewritten], small patches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Oleksandr Moskalenko</text:p>
          </table:table-cell>
          <table:table-cell table:style-name="ce57" office:value-type="string" calcext:value-type="string">
            <text:p>6e5a85e707ecbda67cf3903964184748cf9b3ba1</text:p>
            <text:p>87fa4e5954629cedffe8d386f40561f2541342a0</text:p>
            <text:p>91f31f64229546fb23347af321e856d4242d0a41</text:p>
          </table:table-cell>
          <table:table-cell table:style-name="ce65" office:value-type="string" calcext:value-type="string">
            <text:p>Man pag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40" office:value-type="string" calcext:value-type="string">
            <text:p>Benjamin Löwe</text:p>
          </table:table-cell>
          <table:table-cell table:style-name="ce40" office:value-type="string" calcext:value-type="string">
            <text:p>c72ee9c9f996c54964fe76d568e0789583befe7d</text:p>
          </table:table-cell>
          <table:table-cell table:style-name="ce40" office:value-type="string" calcext:value-type="string">
            <text:p>Help text oneliner</text:p>
          </table:table-cell>
          <table:table-cell table:number-columns-repeated="1021"/>
        </table:table-row>
        <table:table-row table:style-name="ro8">
          <table:table-cell table:style-name="ce57" office:value-type="string" calcext:value-type="string">
            <text:p>Jonathan Verner</text:p>
          </table:table-cell>
          <table:table-cell table:style-name="ce57" office:value-type="string" calcext:value-type="string">
            <text:p>ce0edce8b0bf38c352ab56958bb05cd65f578595</text:p>
            <text:p>4fb0e30867c600d69578e90100a221e6df9261a9</text:p>
            <text:p>27401b9e89ca06638263eedfd576ea794d2ba967</text:p>
            <text:p>a8b9faf8d22ee30a09dd1d7c705cd4e502e222a7</text:p>
            <text:p>e6d6c786df7fee28682f6e263ca3f010019048f6</text:p>
          </table:table-cell>
          <table:table-cell table:style-name="ce65" office:value-type="string" calcext:value-type="string">
            <text:p>PdfDestination small features[code rewritten], PdfVevOjects optimizations [code rewritten], PdfAnnotation SetColor [code rewritten], small patches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Even Rouault</text:p>
          </table:table-cell>
          <table:table-cell table:style-name="ce57" office:value-type="string" calcext:value-type="string">
            <text:p>583892ea5c5da93e594eca23513056e60b3dd520</text:p>
            <text:p>aecdb2c3f1de9361ba97e875c971be09fa12e582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Florian Aspart</text:p>
          </table:table-cell>
          <table:table-cell table:style-name="ce57" office:value-type="string" calcext:value-type="string">
            <text:p>7bbd12f48302730d5d3e5abfcf0a53f4b7ad66d4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cybevnm</text:p>
          </table:table-cell>
          <table:table-cell table:style-name="ce57" office:value-type="string" calcext:value-type="string">
            <text:p>99de281fd0d5356bbbae25a08d6177e3d0c0cdfd</text:p>
            <text:p>c70b3130dfdcb50c80635a9b44a57d87441cbfd8</text:p>
          </table:table-cell>
          <table:table-cell table:style-name="ce65" office:value-type="string" calcext:value-type="string">
            <text:p>Small patches, PdfPainter handling of utf-8/utf-16 [code rewritten]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Kalyan Chakravarthy</text:p>
          </table:table-cell>
          <table:table-cell table:style-name="ce57" office:value-type="string" calcext:value-type="string">
            <text:p>75fde41b908b5ee51f53b14537b200d0058dc72f</text:p>
            <text:p>fe6e3a4895ea72c4ba7af21db4f60bcfbf0fd253</text:p>
            <text:p>2a83574035de5c0dda1ffe03dd393f3036b3858c</text:p>
          </table:table-cell>
          <table:table-cell table:style-name="ce65" office:value-type="string" calcext:value-type="string">
            <text:p>PdfCMapEncoding [code rewritten]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Victor Ivashin</text:p>
          </table:table-cell>
          <table:table-cell table:style-name="ce57" office:value-type="string" calcext:value-type="string">
            <text:p>2e0865415751c79936ccb3107c320242981dc6c3</text:p>
            <text:p>27eb4667d47c8db7cef6bfd85cb347a1690b929c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Andrey Shevtsov</text:p>
          </table:table-cell>
          <table:table-cell table:style-name="ce57" office:value-type="string" calcext:value-type="string">
            <text:p>b7f70eed7358fa10b818942aa63878d5eb4b929a</text:p>
          </table:table-cell>
          <table:table-cell table:style-name="ce65" office:value-type="string" calcext:value-type="string">
            <text:p>Apple fond handling [code removed]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Dan Horak</text:p>
          </table:table-cell>
          <table:table-cell table:style-name="ce57" office:value-type="string" calcext:value-type="string">
            <text:p>f599cb0e1876c90e635ba041a291721853ecc77b</text:p>
            <text:p>82e7d646213e947169b36fe8e8eb50c834fea0c3</text:p>
            <text:p>01516a656c4eeed3a577a4f98aa96e072d62b3c3</text:p>
          </table:table-cell>
          <table:table-cell table:style-name="ce65" office:value-type="string" calcext:value-type="string">
            <text:p>Small patches, tools, copyright headers [code rewritten]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Karel Zacek</text:p>
          </table:table-cell>
          <table:table-cell table:style-name="ce57" office:value-type="string" calcext:value-type="string">
            <text:p>39762ddf475e4e1e440500b288bab8a2306dc776</text:p>
          </table:table-cell>
          <table:table-cell table:style-name="ce65" office:value-type="string" calcext:value-type="string">
            <text:p>PdfDate parsing [code rewritten]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Aki Korhonen</text:p>
          </table:table-cell>
          <table:table-cell table:style-name="ce57" office:value-type="string" calcext:value-type="string">
            <text:p>e0f78e72d1e6ffe5b30dc4627136311523ae4298</text:p>
          </table:table-cell>
          <table:table-cell table:style-name="ce65" office:value-type="string" calcext:value-type="string">
            <text:p>Oneliner podofoxmp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Emad Steitieh</text:p>
          </table:table-cell>
          <table:table-cell table:style-name="ce57" office:value-type="string" calcext:value-type="string">
            <text:p>4311aeb2acc5f7380ad51c4357466c69c6303f2a</text:p>
            <text:p>338d2e34ba2d133cbfc5a5ab4fd21e2c61a978a4</text:p>
          </table:table-cell>
          <table:table-cell table:style-name="ce65" office:value-type="string" calcext:value-type="string">
            <text:p>PdfImage::SetImageChromaKeyMask [removed code], small patch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Edison Nica</text:p>
          </table:table-cell>
          <table:table-cell table:style-name="ce57" office:value-type="string" calcext:value-type="string">
            <text:p>9c82d5922995ed4184000e3af9835828c14aa823</text:p>
            <text:p>4b235f385be1ec2520b4b9503717e332ae34315b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7">
          <table:table-cell table:style-name="ce57" office:value-type="string" calcext:value-type="string">
            <text:p>Joerg Sonnenberger</text:p>
          </table:table-cell>
          <table:table-cell table:style-name="ce57" office:value-type="string" calcext:value-type="string">
            <text:p>fe1aee7786e055681e620a3eae52b5e6d11086c9</text:p>
            <text:p>ba5a52f04986a7f684fd4ff3e7eb655182d94615</text:p>
            <text:p>6533b0d2367fffd21a91608bb319c83e10ed37a7</text:p>
            <text:p>07f77c1fc6c5c5164724dcc2102fafa158251d4f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Matthew Metnetsky</text:p>
          </table:table-cell>
          <table:table-cell table:style-name="ce57" office:value-type="string" calcext:value-type="string">
            <text:p>263b2bf8676050f273e1f2e5dcfa57721cbe533a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11">
          <table:table-cell table:style-name="ce57" office:value-type="string" calcext:value-type="string">
            <text:p>Libor Konečný</text:p>
          </table:table-cell>
          <table:table-cell table:style-name="ce57" office:value-type="string" calcext:value-type="string">
            <text:p>05448991ebb6b0cb21515f091c08a92d4c2e57f8</text:p>
          </table:table-cell>
          <table:table-cell table:style-name="ce65" office:value-type="string" calcext:value-type="string">
            <text:p>Big patch with new PdfSigInc* classes, but they were removed by zyx, and all the incremental update code has been rewritten either by zyx or Francesco Pretto. Remaning bits are miscellaneous changes: PdfDocument initialization, PdfField initialization/constructors, PdfSignatureField appearance stream settings, comments cleaning. All these codes were rewritten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Arno Gramatke</text:p>
          </table:table-cell>
          <table:table-cell table:style-name="ce57" office:value-type="string" calcext:value-type="string">
            <text:p>776fe51d2e3c002c45461be2e84782046cca3f16</text:p>
          </table:table-cell>
          <table:table-cell table:style-name="ce65" office:value-type="string" calcext:value-type="string">
            <text:p>Build/small patch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Ilan Zisser</text:p>
          </table:table-cell>
          <table:table-cell table:style-name="ce57" office:value-type="string" calcext:value-type="string">
            <text:p>f12828fd4fb02e4b2d9bdaade5937dfe14594e9d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Dennis Jenkins</text:p>
          </table:table-cell>
          <table:table-cell table:style-name="ce57" office:value-type="string" calcext:value-type="string">
            <text:p>d1a0e2403d697a70e33b76fa1c2cbfde6793fcf4</text:p>
            <text:p>15aad27771328320ea4257606af160edd08843f8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Dennis Voss</text:p>
          </table:table-cell>
          <table:table-cell table:style-name="ce57" office:value-type="string" calcext:value-type="string">
            <text:p>826a1bf2353bd03b8cde5bc2a932186772456f17</text:p>
            <text:p>66b1104fb352bbeb751b84d6919d12e93e28a0b9</text:p>
            <text:p>3cb2904843c729e1307ba741c8f4ed8a07a9c58a</text:p>
          </table:table-cell>
          <table:table-cell table:style-name="ce65" office:value-type="string" calcext:value-type="string">
            <text:p>GetFontFromCollection changes [code removed], small patches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Simon Cozens</text:p>
          </table:table-cell>
          <table:table-cell table:style-name="ce57" office:value-type="string" calcext:value-type="string">
            <text:p>38d66748ec02d5d74036693de5855ad7c350b217</text:p>
            <text:p>add2abf15f75e577eddae506ee8d8ba0e86e1b2b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Ulrich Simon</text:p>
          </table:table-cell>
          <table:table-cell table:style-name="ce57" office:value-type="string" calcext:value-type="string">
            <text:p>da2266ede2301e0876d4685d414f6a25ab56b95a</text:p>
            <text:p>73f3403b1f3088038f78b0abf22d4d56c1c1c70e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Elan Ruusamäe</text:p>
          </table:table-cell>
          <table:table-cell table:style-name="ce57" office:value-type="string" calcext:value-type="string">
            <text:p>d60f8306f57d4a20e954dbf5870eaa3baa00d1e7</text:p>
          </table:table-cell>
          <table:table-cell table:style-name="ce65" office:value-type="string" calcext:value-type="string">
            <text:p>Build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Mike Funduc</text:p>
          </table:table-cell>
          <table:table-cell table:style-name="ce57" office:value-type="string" calcext:value-type="string">
            <text:p>85cafd5e4b4f2a7ab77d32396235f8b5feca4a1a</text:p>
            <text:p>438aa5705fdfa533bf888a72146ff9a9386b3cc8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David Roach</text:p>
          </table:table-cell>
          <table:table-cell table:style-name="ce57" office:value-type="string" calcext:value-type="string">
            <text:p>d4bc75ffce022b7d7872bfd2bc50303e7761b425</text:p>
            <text:p>071b1e4e76886ed204e56a16e51f7aeb8c9a8c5d</text:p>
          </table:table-cell>
          <table:table-cell table:style-name="ce65" office:value-type="string" calcext:value-type="string">
            <text:p>Small patches, PdfPage get page node retrieval [code rewritten]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David Newall</text:p>
          </table:table-cell>
          <table:table-cell table:style-name="ce57" office:value-type="string" calcext:value-type="string">
            <text:p>b25fbafc86354a16f35a64bae49b9a2437c12759</text:p>
          </table:table-cell>
          <table:table-cell table:style-name="ce65" office:value-type="string" calcext:value-type="string">
            <text:p>Tool small patch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Hugues Lefebvre</text:p>
          </table:table-cell>
          <table:table-cell table:style-name="ce57" office:value-type="string" calcext:value-type="string">
            <text:p>0397327a9d3cfa6caf44b2cba0a2d0ad9249f191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Christian Sakowski</text:p>
          </table:table-cell>
          <table:table-cell table:style-name="ce57" office:value-type="string" calcext:value-type="string">
            <text:p>f083ed6080855911748ba96742e52352c8f64e50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7">
          <table:table-cell table:style-name="ce57" office:value-type="string" calcext:value-type="string">
            <text:p>F.E.</text:p>
          </table:table-cell>
          <table:table-cell table:style-name="ce57" office:value-type="string" calcext:value-type="string">
            <text:p>8309abca491ba1adef74c6dc088a428d3f2639cb</text:p>
            <text:p>4f8c82ca97695fce4c27125125770d04ad512fa6</text:p>
            <text:p>70b08e0b97261a2f7b6be7a7e046ddb5a30822e9</text:p>
            <text:p>85ec45fff84f6b1e7a203139683d27a79bacddb4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Pawel Pekala</text:p>
          </table:table-cell>
          <table:table-cell table:style-name="ce57" office:value-type="string" calcext:value-type="string">
            <text:p>603d8211f77a30f156e7c30c59566931987a6806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7">
          <table:table-cell table:style-name="ce57" office:value-type="string" calcext:value-type="string">
            <text:p>Jaseem Ali K T</text:p>
          </table:table-cell>
          <table:table-cell table:style-name="ce57" office:value-type="string" calcext:value-type="string">
            <text:p>0a2b42cbd86f6105a43667b97629d6853ed247df</text:p>
            <text:p>055cace8fb7af02e7201f07424a53d9884fb3e40</text:p>
            <text:p>30c8ec64e6fdec90c1eba98d98b8ea9ad2de634d</text:p>
            <text:p>0ae672797ffea19acb129346dea8056fc1e330e1</text:p>
          </table:table-cell>
          <table:table-cell table:style-name="ce65" office:value-type="string" calcext:value-type="string">
            <text:p>GetFontFromCollection fixes [code rewritten], 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Szymon Tomasz Stefanek</text:p>
          </table:table-cell>
          <table:table-cell table:style-name="ce57" office:value-type="string" calcext:value-type="string">
            <text:p>22e6e3a0d397c9435f0cc59575ec55a9d55afacd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Alexandre Demers</text:p>
          </table:table-cell>
          <table:table-cell table:style-name="ce57" office:value-type="string" calcext:value-type="string">
            <text:p>98bd5ce54dfe9581e62f8f90faef33b6974becfb</text:p>
          </table:table-cell>
          <table:table-cell table:style-name="ce65" office:value-type="string" calcext:value-type="string">
            <text:p>Build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Thomas Bettler</text:p>
          </table:table-cell>
          <table:table-cell table:style-name="ce57" office:value-type="string" calcext:value-type="string">
            <text:p>a66c0d188be4d419fea47c990094c36c2d670612</text:p>
          </table:table-cell>
          <table:table-cell table:style-name="ce65" office:value-type="string" calcext:value-type="string">
            <text:p>Macro conditionals</text:p>
          </table:table-cell>
          <table:table-cell table:style-name="ce57"/>
          <table:table-cell table:number-columns-repeated="1020"/>
        </table:table-row>
        <table:table-row table:style-name="ro7">
          <table:table-cell table:style-name="ce57" office:value-type="string" calcext:value-type="string">
            <text:p>Ladislav Ivanco</text:p>
          </table:table-cell>
          <table:table-cell table:style-name="ce57" office:value-type="string" calcext:value-type="string">
            <text:p>774c6aa9e22af3c193e4e25818c05ef3d45695e1</text:p>
            <text:p>1eb7b49e61d34be88d9b1f74aa785aa2e18b7fa9</text:p>
            <text:p>e4255d40bcda327e774106363a6250622186b62e</text:p>
            <text:p/>
          </table:table-cell>
          <table:table-cell table:style-name="ce65" office:value-type="string" calcext:value-type="string">
            <text:p>SetSignatureCreator [code rewritten], Small patches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Sergey Shambir</text:p>
          </table:table-cell>
          <table:table-cell table:style-name="ce57" office:value-type="string" calcext:value-type="string">
            <text:p>71111b8146a5ef56bf03f125214562ce726d1030</text:p>
            <text:p>fa890d25b24a02d0b63ccf48f8d78dab729aca02</text:p>
            <text:p>1497a6000b04afa3110a86d9ce376690cd7c9905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František Přibyl</text:p>
          </table:table-cell>
          <table:table-cell table:style-name="ce57" office:value-type="string" calcext:value-type="string">
            <text:p>bf58c98d674d03a254825221f95926eb56880632</text:p>
          </table:table-cell>
          <table:table-cell table:style-name="ce65" office:value-type="string" calcext:value-type="string">
            <text:p>Small patch, tests</text:p>
          </table:table-cell>
          <table:table-cell table:style-name="ce57"/>
          <table:table-cell table:number-columns-repeated="1020"/>
        </table:table-row>
        <table:table-row table:style-name="ro8">
          <table:table-cell table:style-name="ce57" office:value-type="string" calcext:value-type="string">
            <text:p>Mattia Rizzolo</text:p>
          </table:table-cell>
          <table:table-cell table:style-name="ce57" office:value-type="string" calcext:value-type="string">
            <text:p>64321dc0e52072ac1a7d654e521e2546b2d79c98</text:p>
            <text:p>d216ad4f1892d1a0ac1c1da4492770a4cd768e5b</text:p>
            <text:p>5a31ca8ef3c76819396adbace84abd57b032790c</text:p>
            <text:p>9fbd40102c52c45d3d6fac7e892e9d7b25b039e9</text:p>
            <text:p>062193c79e76e0fe2e83af61a71d7f4e617c632b</text:p>
          </table:table-cell>
          <table:table-cell table:style-name="ce65" office:value-type="string" calcext:value-type="string">
            <text:p>Small patches, typos, build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Etienne Robin</text:p>
          </table:table-cell>
          <table:table-cell table:style-name="ce57" office:value-type="string" calcext:value-type="string">
            <text:p>02e190a28a40843784b827f1e5a2466474003bfe</text:p>
          </table:table-cell>
          <table:table-cell table:style-name="ce65" office:value-type="string" calcext:value-type="string">
            <text:p>Text extraction fixes PdfCMapEncoding [code rewritten]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Jan-Erik S</text:p>
          </table:table-cell>
          <table:table-cell table:style-name="ce57" office:value-type="string" calcext:value-type="string">
            <text:p>e73e83721d1cc59274339dbb45518dcc37834fe4</text:p>
            <text:p>25904c5e2ba8d3f2b7ea62b54fda904f6de59ffa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Zac Medico</text:p>
          </table:table-cell>
          <table:table-cell table:style-name="ce57" office:value-type="string" calcext:value-type="string">
            <text:p>8c9ca2dbbe567d92b178a3b5ac25255865aed7f5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Olivier Mascia</text:p>
          </table:table-cell>
          <table:table-cell table:style-name="ce57" office:value-type="string" calcext:value-type="string">
            <text:p>2d5448d01cfe34a1ec852083cacc8d39a9ef2c02</text:p>
            <text:p>a0524444764d2f5a6f2cd4415a7f4a902378c422</text:p>
          </table:table-cell>
          <table:table-cell table:style-name="ce65" office:value-type="string" calcext:value-type="string">
            <text:p>Formatting code [code rewritten], small patches</text:p>
          </table:table-cell>
          <table:table-cell table:style-name="ce57"/>
          <table:table-cell table:number-columns-repeated="1020"/>
        </table:table-row>
        <table:table-row table:style-name="ro5">
          <table:table-cell table:style-name="ce57" office:value-type="string" calcext:value-type="string">
            <text:p>Yurii Olenych</text:p>
          </table:table-cell>
          <table:table-cell table:style-name="ce57" office:value-type="string" calcext:value-type="string">
            <text:p>06f689db44f11b5d338e5a62822c6fb86ced5d0a</text:p>
          </table:table-cell>
          <table:table-cell table:style-name="ce65" office:value-type="string" calcext:value-type="string">
            <text:p>Add icc profile to page/painter [code removed]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Christophe Blanchard</text:p>
          </table:table-cell>
          <table:table-cell table:style-name="ce57" office:value-type="string" calcext:value-type="string">
            <text:p>70a85a1b9aa6c70f4b0a410c12497a06bacc714d</text:p>
            <text:p>0251d5ca0f32c7cb94b627e010c9bd1d6da35585</text:p>
            <text:p>f93a2ffa6e54e92c2126663a7c2778df9a438679</text:p>
          </table:table-cell>
          <table:table-cell table:style-name="ce65" office:value-type="string" calcext:value-type="string">
            <text:p>Small patche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Reiner Hermann</text:p>
          </table:table-cell>
          <table:table-cell table:style-name="ce57" office:value-type="string" calcext:value-type="string">
            <text:p>5409fc63eae6053026e6ffd75c858c7023f2f215</text:p>
          </table:table-cell>
          <table:table-cell table:style-name="ce65" office:value-type="string" calcext:value-type="string">
            <text:p>Compilation fixes OpenSSL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Heiko Becker</text:p>
          </table:table-cell>
          <table:table-cell table:style-name="ce57" office:value-type="string" calcext:value-type="string">
            <text:p>13035c5520e46a45684c2bd6c77bde1a52571672</text:p>
          </table:table-cell>
          <table:table-cell table:style-name="ce65" office:value-type="string" calcext:value-type="string">
            <text:p>Build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Clayton Wheeler</text:p>
          </table:table-cell>
          <table:table-cell table:style-name="ce57" office:value-type="string" calcext:value-type="string">
            <text:p>2cddb84ae550afd612749cac831ae0bb330c6422</text:p>
          </table:table-cell>
          <table:table-cell table:style-name="ce65" office:value-type="string" calcext:value-type="string">
            <text:p>Small patch, test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Ferdinand Oeinck</text:p>
          </table:table-cell>
          <table:table-cell table:style-name="ce57" office:value-type="string" calcext:value-type="string">
            <text:p>9efec7cd01e1e0d6130fe798e424f74717e894ca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Tomas Bernkov</text:p>
          </table:table-cell>
          <table:table-cell table:style-name="ce57" office:value-type="string" calcext:value-type="string">
            <text:p>dbf1bb99bd7c19da08bea0741ca139e69dfb9d26</text:p>
          </table:table-cell>
          <table:table-cell table:style-name="ce65" office:value-type="string" calcext:value-type="string">
            <text:p>Small patch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Federico Kircheis</text:p>
          </table:table-cell>
          <table:table-cell table:style-name="ce57" office:value-type="string" calcext:value-type="string">
            <text:p>f22ff477c2962a6399b5735b1cce6352e932eef1</text:p>
            <text:p>23e62724d39bc79ecf0c1c6f90d3688455f06a31</text:p>
            <text:p>728bd94f409d922d7b2997740fc03f36d366139f</text:p>
          </table:table-cell>
          <table:table-cell table:style-name="ce65" office:value-type="string" calcext:value-type="string">
            <text:p>PdfDate parsing fixes [code rewritten], small patches</text:p>
          </table:table-cell>
          <table:table-cell table:style-name="ce57"/>
          <table:table-cell table:number-columns-repeated="1020"/>
        </table:table-row>
        <table:table-row table:style-name="ro14">
          <table:table-cell table:style-name="ce57" office:value-type="string" calcext:value-type="string">
            <text:p>Christopher Creutzig</text:p>
          </table:table-cell>
          <table:table-cell table:style-name="ce57" office:value-type="string" calcext:value-type="string">
            <text:p>576a1fe132ac3ee598a1ae8ae80ceed48194c68e</text:p>
            <text:p>fb8b0939d5d63908a6fefab9c157b7f2cac95c8d</text:p>
            <text:p>4556f474a43d1e968e14abc8ec82eaac55c79b50</text:p>
            <text:p>07c988320524a5e877c4430f136d80cbefa4e2f1</text:p>
            <text:p>cc7524b520989e724a06a9af94b8cdae97f2da5f</text:p>
            <text:p>fa301997a095c18478aa7ff5589f2d10416a11d7</text:p>
            <text:p>6ed16c36928175ab06637d4c1994a81b0206ef86</text:p>
          </table:table-cell>
          <table:table-cell table:style-name="ce65" office:value-type="string" calcext:value-type="string">
            <text:p>Small patches, Typos</text:p>
          </table:table-cell>
          <table:table-cell table:style-name="ce57"/>
          <table:table-cell table:number-columns-repeated="1020"/>
        </table:table-row>
        <table:table-row table:style-name="ro13">
          <table:table-cell table:style-name="ce57" office:value-type="string" calcext:value-type="string">
            <text:p>Wolfgang Stoeggl</text:p>
          </table:table-cell>
          <table:table-cell table:style-name="ce57" office:value-type="string" calcext:value-type="string">
            <text:p>bc70187dbbb1bc50cfa7b798cb5c613cd992a896</text:p>
            <text:p>d93dd2e26b0382a28d8d676cf24474a86c9d2c63</text:p>
            <text:p>1fa4bfcaa2649471268d261ef6836e5417e08ab8</text:p>
          </table:table-cell>
          <table:table-cell table:style-name="ce65" office:value-type="string" calcext:value-type="string">
            <text:p>Warnings fixes, header guards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office:value-type="string" calcext:value-type="string">
            <text:p>Pino Toscano</text:p>
          </table:table-cell>
          <table:table-cell table:style-name="ce57" office:value-type="string" calcext:value-type="string">
            <text:p>d0e9f5d503b0cb79516ec9bff989f3d7d625b678</text:p>
          </table:table-cell>
          <table:table-cell table:style-name="ce65" office:value-type="string" calcext:value-type="string">
            <text:p>Oneliner test fix</text:p>
          </table:table-cell>
          <table:table-cell table:style-name="ce57"/>
          <table:table-cell table:number-columns-repeated="1020"/>
        </table:table-row>
        <table:table-row table:style-name="ro2">
          <table:table-cell table:style-name="ce72" office:value-type="string" calcext:value-type="string">
            <text:p>Jeremy Gould</text:p>
          </table:table-cell>
          <table:table-cell table:style-name="ce72" office:value-type="string" calcext:value-type="string">
            <text:p>e329e1e7a101d3ab65009d35dcd2d306b2197a20</text:p>
            <text:p>ac6c3009a81b7a9328b972d828cbf5b3798ac486</text:p>
          </table:table-cell>
          <table:table-cell table:style-name="ce63" office:value-type="string" calcext:value-type="string">
            <text:p>Longer ImageExtractor fix [tools]</text:p>
          </table:table-cell>
          <table:table-cell table:style-name="ce57"/>
          <table:table-cell table:number-columns-repeated="1020"/>
        </table:table-row>
        <table:table-row table:style-name="ro3" table:number-rows-repeated="926">
          <table:table-cell table:style-name="ce57" table:number-columns-repeated="2"/>
          <table:table-cell table:style-name="ce65"/>
          <table:table-cell table:style-name="ce57"/>
          <table:table-cell table:number-columns-repeated="1020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 style:data-style-name="N2" text:time-value="00:34:05.23745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brary_20_Copyrightable_20_LGPL2_2b_MPL2_20_" style:display-name="PageStyle_Library Copyrightable LGPL2+MPL2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ols_20_Copyrightable_20_GPL2_2b_MPL2_20_" style:display-name="PageStyle_Tools Copyrightable GPL2+MPL2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thias_20_Brinke_20_contributions" style:display-name="PageStyle_Matthias Brinke contribu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lmer_20_Zent_20_Contributions" style:display-name="PageStyle_Palmer Zent Contribu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_20_explicit_20_consent_20_demanded" style:display-name="PageStyle_No explicit consent demand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4-17T00:34:14.391683800</dc:date>
    <meta:editing-duration>PT4M32S</meta:editing-duration>
    <meta:editing-cycles>3</meta:editing-cycles>
    <meta:document-statistic meta:table-count="4" meta:cell-count="761" meta:object-count="0"/>
  </office:meta>
</office:document-meta>
</file>